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3.249cm"/>
    </style:style>
    <style:style style:name="co5" style:family="table-column">
      <style:table-column-properties fo:break-before="auto" style:column-width="2.45cm"/>
    </style:style>
    <style:style style:name="co6" style:family="table-column">
      <style:table-column-properties fo:break-before="auto" style:column-width="63.054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113">
      <style:table-cell-properties fo:border-bottom="2.01pt solid #000000" fo:border-left="2.01pt solid #000000" fo:border-right="none" fo:border-top="2.01pt solid #0000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 style:data-style-name="N113">
      <style:table-cell-properties fo:border-bottom="2.01pt solid #000000" fo:border-left="none" fo:border-right="none" fo:border-top="2.01pt solid #000000"/>
    </style:style>
    <style:style style:name="ce10" style:family="table-cell" style:parent-style-name="Default" style:data-style-name="N113">
      <style:table-cell-properties fo:border-bottom="2.01pt solid #000000" fo:border-left="none" fo:border-right="2.01pt solid #000000" fo:border-top="2.01pt solid #00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/>
          <table:table-cell table:style-name="ce5" office:value-type="string" calcext:value-type="string">
            <text:p>Top 1</text:p>
          </table:table-cell>
          <table:table-cell table:style-name="ce5" office:value-type="string" calcext:value-type="string">
            <text:p>Top 5</text:p>
          </table:table-cell>
          <table:table-cell table:style-name="ce5" office:value-type="string" calcext:value-type="string">
            <text:p>Top 10</text:p>
          </table:table-cell>
          <table:table-cell table:style-name="ce5"/>
          <table:table-cell table:style-name="ce1"/>
          <table:table-cell table:style-name="ce5" office:value-type="string" calcext:value-type="string">
            <text:p>Top 1</text:p>
          </table:table-cell>
          <table:table-cell table:style-name="ce5" office:value-type="string" calcext:value-type="string">
            <text:p>Top 5</text:p>
          </table:table-cell>
          <table:table-cell table:style-name="ce5" office:value-type="string" calcext:value-type="string">
            <text:p>Top 10</text:p>
          </table:table-cell>
          <table:table-cell table:style-name="ce5"/>
          <table:table-cell table:style-name="ce1"/>
          <table:table-cell table:style-name="ce5" office:value-type="string" calcext:value-type="string">
            <text:p>Top 1</text:p>
          </table:table-cell>
          <table:table-cell table:style-name="ce5" office:value-type="string" calcext:value-type="string">
            <text:p>Top 5</text:p>
          </table:table-cell>
          <table:table-cell table:style-name="ce5" office:value-type="string" calcext:value-type="string">
            <text:p>Top 10</text:p>
          </table:table-cell>
          <table:table-cell/>
          <table:table-cell table:style-name="ce1"/>
          <table:table-cell table:style-name="ce5" office:value-type="string" calcext:value-type="string">
            <text:p>Top 1</text:p>
          </table:table-cell>
          <table:table-cell table:style-name="ce5" office:value-type="string" calcext:value-type="string">
            <text:p>Top 5</text:p>
          </table:table-cell>
          <table:table-cell table:style-name="ce5" office:value-type="string" calcext:value-type="string">
            <text:p>Top 10</text:p>
          </table:table-cell>
          <table:table-cell/>
        </table:table-row>
        <table:table-row table:style-name="ro2">
          <table:table-cell table:style-name="ce2" office:value-type="string" calcext:value-type="string">
            <text:p>sein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breast', 0.9308164898651938), (u'ovarian', 0.7868891882227794), (u'overdetected', 0.7688573792696268), (u'registry', 0.7657557015565253), (u'prostate', 0.7539383837067626), (u'deadly', 0.7371664925653434), (u'endometrial', 0.7167194276047109), (u'early', 0.7160016520632745), (u'center', 0.7098365071938534), (u'risk', 0.7041033231367728)]</text:p>
          </table:table-cell>
          <table:table-cell table:style-name="ce2" office:value-type="string" calcext:value-type="string">
            <text:p>sein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breast', 0.935530714090406), (u'ovarian', 0.7976218865765783), (u'overdetected', 0.773578005420913), (u'registry', 0.7687687635806357), (u'prostate', 0.7562562205412486), (u'deadly', 0.7390455306719704), (u'endometrial', 0.7195519991818706), (u'early', 0.7162086739865665), (u'center', 0.7135495066505945), (u'victim', 0.7040373591906914)]</text:p>
          </table:table-cell>
          <table:table-cell table:style-name="ce2" office:value-type="string" calcext:value-type="string">
            <text:p>sein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breast', 0.9356146158165705), (u'ovarian', 0.7949567107409934), (u'overdetected', 0.773876689952815), (u'registry', 0.7689985668786671), (u'prostate', 0.7565110768268845), (u'deadly', 0.7390705696205042), (u'endometrial', 0.7198346557364999), (u'early', 0.7164349341570705), (u'center', 0.7133703492630886), (u'victim', 0.704753943082149)]</text:p>
          </table:table-cell>
          <table:table-cell table:style-name="ce2" office:value-type="string" calcext:value-type="string">
            <text:p>sein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breast', 0.9349019346509402), (u'ovarian', 0.8005396327140024), (u'overdetected', 0.7729590874366957), (u'registry', 0.7681195280558796), (u'prostate', 0.7554805475138231), (u'deadly', 0.7383727983398591), (u'endometrial', 0.7189763058842944), (u'early', 0.7154498488059944), (u'center', 0.7136061192705152), (u'victim', 0.703474078719801)]</text:p>
          </table:table-cell>
        </table:table-row>
        <table:table-row table:style-name="ro2">
          <table:table-cell table:style-name="ce2" office:value-type="string" calcext:value-type="string">
            <text:p>tumeur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tumor', 0.5785574594047355), (u'large', 0.5490292717081044), (u'tumour', 0.5485752611380453), (u'much', 0.5458929124015226), (u'also', 0.5385357949122428), (u'however', 0.5312610678438389), (u'primary', 0.5255439541568884), (u'patient', 0.5255230252973851), (u'two', 0.524809467538667), (u'one', 0.5244998582458955)]</text:p>
          </table:table-cell>
          <table:table-cell table:style-name="ce2" office:value-type="string" calcext:value-type="string">
            <text:p>tumeur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tumor', 0.577637130083303), (u'large', 0.5490231708252346), (u'tumour', 0.548089500219742), (u'much', 0.5464404601541484), (u'also', 0.5386822562055747), (u'however', 0.5306862732089661), (u'two', 0.5279836656749961), (u'patient', 0.5266091283659615), (u'include', 0.5261746249394526), (u'one', 0.5245078375998682)]</text:p>
          </table:table-cell>
          <table:table-cell table:style-name="ce2" office:value-type="string" calcext:value-type="string">
            <text:p>tumeur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tumor', 0.5757556809441793), (u'large', 0.5498344969795813), (u'tumour', 0.5465640936370137), (u'much', 0.5463859110792311), (u'also', 0.5382899188830219), (u'however', 0.5312627995553315), (u'two', 0.5282090060618507), (u'include', 0.5277337754134269), (u'patient', 0.526151102365563), (u'one', 0.5249436478918877)]</text:p>
          </table:table-cell>
          <table:table-cell table:style-name="ce2" office:value-type="string" calcext:value-type="string">
            <text:p>tumeur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tumor', 0.5775731578393157), (u'large', 0.549293998866824), (u'tumour', 0.5481197821774018), (u'much', 0.5463629113227431), (u'also', 0.5386525818317546), (u'however', 0.5305169136011407), (u'two', 0.5280343555262024), (u'patient', 0.5266954647651525), (u'include', 0.5259886926710153), (u'one', 0.5241644005016729)]</text:p>
          </table:table-cell>
        </table:table-row>
        <table:table-row table:style-name="ro2">
          <table:table-cell table:style-name="ce2" office:value-type="string" calcext:value-type="string">
            <text:p>tamoxifen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chemotherapy', 0.5449758922050076), (u'treatment', 0.5309234190033004), (u'therapy', 0.5070435052521763), (u'however', 0.48663020193570977), (u'patient', 0.48323580456791004), (u'study', 0.4787244364317874), (u'radiotherapy', 0.4736466276859339), (u'much', 0.46807179370787955), (u'although', 0.46358259206104957), (u'group', 0.4631731011597108)]</text:p>
          </table:table-cell>
          <table:table-cell table:style-name="ce2" office:value-type="string" calcext:value-type="string">
            <text:p>tamoxifen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chemotherapy', 0.5325950845129512), (u'therapy', 0.5325344805526652), (u'treatment', 0.5269161132373682), (u'patient', 0.47350702479727536), (u'combination', 0.4716766735239788), (u'radiotherapy', 0.4715867195355614), (u'however', 0.471489933479206), (u'study', 0.46646193824247145), (u'group', 0.4577393778141649), (u'much', 0.4571894147965155)]</text:p>
          </table:table-cell>
          <table:table-cell table:style-name="ce2" office:value-type="string" calcext:value-type="string">
            <text:p>tamoxifen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therapy', 0.5430473457364825), (u'chemotherapy', 0.5384434458639702), (u'treatment', 0.5323035039273106), (u'patient', 0.4761702713059808), (u'however', 0.4743681448596829), (u'radiotherapy', 0.4743624045298968), (u'combination', 0.47335818704629734), (u'study', 0.46841165419039615), (u'much', 0.4593314983043248), (u'group', 0.45924686584904517)]</text:p>
          </table:table-cell>
          <table:table-cell table:style-name="ce2" office:value-type="string" calcext:value-type="string">
            <text:p>tamoxifen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chemotherapy', 0.5312373331784875), (u'therapy', 0.5302630470107778), (u'treatment', 0.5255244715255302), (u'patient', 0.4710605313714471), (u'combination', 0.470956311257849), (u'however', 0.4697389072169862), (u'radiotherapy', 0.46855118636969295), (u'study', 0.46473387034608904), (u'group', 0.4566834170837979), (u'much', 0.45447558528110954)]</text:p>
          </table:table-cell>
        </table:table-row>
        <table:table-row table:style-name="ro2">
          <table:table-cell table:style-name="ce2" office:value-type="string" calcext:value-type="string">
            <text:p>chimiotherapi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chemotherapy', 0.6780434462644686), (u'radiotherapy', 0.6158263132470858), (u'systemic', 0.6096560439049049), (u'treatment', 0.5621768820843716), (u'therapy', 0.5602486910902102), (u'adjuvant', 0.5458950327494785), (u'endocrine', 0.5403368022421648), (u'receive', 0.5203490032053016), (u'surgery', 0.513910472632383), (u'benefit', 0.510156946256695)]</text:p>
          </table:table-cell>
          <table:table-cell table:style-name="ce2" office:value-type="string" calcext:value-type="string">
            <text:p>chimiotherapi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chemotherapy', 0.7051396115008152), (u'radiotherapy', 0.6102422633868313), (u'therapy', 0.5939730293585029), (u'systemic', 0.587187268311417), (u'treatment', 0.5580030784203451), (u'adjuvant', 0.5516339600916673), (u'endocrine', 0.5194329145874816), (u'receive', 0.5127857649769358), (u'regimen', 0.5026682779073919), (u'surgery', 0.5015889511609369)]</text:p>
          </table:table-cell>
          <table:table-cell table:style-name="ce2" office:value-type="string" calcext:value-type="string">
            <text:p>chimiotherapi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chemotherapy', 0.7056550597956863), (u'radiotherapy', 0.6102244043513924), (u'therapy', 0.5944222852392078), (u'systemic', 0.5865690457003042), (u'treatment', 0.558414724230402), (u'adjuvant', 0.5512121974513202), (u'endocrine', 0.5192465216665322), (u'receive', 0.5127596741524456), (u'regimen', 0.5036536869063937), (u'surgery', 0.5025915470992346)]</text:p>
          </table:table-cell>
          <table:table-cell table:style-name="ce2" office:value-type="string" calcext:value-type="string">
            <text:p>chimiotherapi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chemotherapy', 0.7051794078234809), (u'radiotherapy', 0.6101526700062183), (u'therapy', 0.5937925799562277), (u'systemic', 0.5870544399754315), (u'treatment', 0.5577196347250383), (u'adjuvant', 0.5517657054950706), (u'endocrine', 0.5193288376571915), (u'receive', 0.5127465832050461), (u'regimen', 0.5029535212971115), (u'surgery', 0.5016264468563891)]</text:p>
          </table:table-cell>
        </table:table-row>
        <table:table-row table:style-name="ro2">
          <table:table-cell table:style-name="ce2" office:value-type="string" calcext:value-type="string">
            <text:p>curag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dissection', 0.6313623177995813), (u'scf', 0.523071470440888), (u'nonvisualization', 0.4537667768852613), (u'surgery', 0.3897429178530426), (u'nodal', 0.3501284428607319), (u'absent', 0.3428024706975574), (u'node', 0.31595035451054687), (u'mapping', 0.31553799653248404), (u'lsg', 0.29305782179583867), (u'mastectomy', 0.2905075318224258)]</text:p>
          </table:table-cell>
          <table:table-cell table:style-name="ce2" office:value-type="string" calcext:value-type="string">
            <text:p>curag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dissection', 0.6502523602645248), (u'scf', 0.5222690327720587), (u'nonvisualization', 0.4518167010858361), (u'surgery', 0.3946497460233524), (u'nodal', 0.35982516295086014), (u'node', 0.34209760088501273), (u'absent', 0.3406149005320444), (u'mapping', 0.32714015988100775), (u'lymphoscintigraphy', 0.2966964791177226), (u'lsg', 0.2945194417941802)]</text:p>
          </table:table-cell>
          <table:table-cell table:style-name="ce2" office:value-type="string" calcext:value-type="string">
            <text:p>curag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dissection', 0.6464754707772292), (u'scf', 0.5195365895652458), (u'nonvisualization', 0.4494528552551654), (u'surgery', 0.3934822510718039), (u'nodal', 0.35800432778184355), (u'node', 0.3404262044330137), (u'absent', 0.3390346170220006), (u'mapping', 0.325893276167904), (u'lymphoscintigraphy', 0.2953293182217732), (u'lsg', 0.29356706391838094)]</text:p>
          </table:table-cell>
          <table:table-cell table:style-name="ce2" office:value-type="string" calcext:value-type="string">
            <text:p>curag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dissection', 0.6320636090507935), (u'scf', 0.5221447818317773), (u'nonvisualization', 0.45170685360122587), (u'surgery', 0.39344244030985437), (u'nodal', 0.34821556149080235), (u'absent', 0.34066615668599864), (u'mapping', 0.3306045115665685), (u'node', 0.3173384470793402), (u'mastectomy', 0.29245038623897945), (u'lsg', 0.29240845659443093)]</text:p>
          </table:table-cell>
        </table:table-row>
        <table:table-row table:style-name="ro2">
          <table:table-cell table:style-name="ce2" office:value-type="string" calcext:value-type="string">
            <text:p>trastuzumab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adjuvant', 0.5221241878495865), (u'regimen', 0.49339723087682325), (u'chemotherapy', 0.4898776477168105), (u'treatment', 0.4692648610321444), (u'neoadjuvant', 0.461592667278381), (u'radiotherapy', 0.4539209488135711), (u'combination', 0.45157154954509376), (u'completion', 0.4474112623350852), (u'benefit', 0.447227697000158), (u'endocrine', 0.4454357991771123)]</text:p>
          </table:table-cell>
          <table:table-cell table:style-name="ce2" office:value-type="string" calcext:value-type="string">
            <text:p>trastuzumab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adjuvant', 0.5195480672572793), (u'regimen', 0.5088765912535148), (u'chemotherapy', 0.48088203371795685), (u'combination', 0.4591522338598781), (u'administer', 0.4586369164756198), (u'treatment', 0.4534911053999432), (u'benefit', 0.4441037936145484), (u'neoadjuvant', 0.4417180462035123), (u'radiotherapy', 0.43908507896961696), (u'completion', 0.4288332784217594)]</text:p>
          </table:table-cell>
          <table:table-cell table:style-name="ce2" office:value-type="string" calcext:value-type="string">
            <text:p>trastuzumab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adjuvant', 0.5184325863325171), (u'regimen', 0.5101442910133801), (u'chemotherapy', 0.4814898538759322), (u'administer', 0.46028421488007565), (u'combination', 0.4585476779013659), (u'treatment', 0.45335920574415284), (u'benefit', 0.44595007773546197), (u'neoadjuvant', 0.4416220062333624), (u'radiotherapy', 0.43807073680330355), (u'completion', 0.4292805642490007)]</text:p>
          </table:table-cell>
          <table:table-cell table:style-name="ce2" office:value-type="string" calcext:value-type="string">
            <text:p>trastuzumab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adjuvant', 0.5200856858700414), (u'regimen', 0.5073621806684642), (u'chemotherapy', 0.4812134053383238), (u'administer', 0.46020128692581075), (u'combination', 0.4595461734536472), (u'treatment', 0.45340214277836033), (u'benefit', 0.4450535032271769), (u'neoadjuvant', 0.4424378813039308), (u'radiotherapy', 0.43881204578491606), (u'completion', 0.4294604518801603)]</text:p>
          </table:table-cell>
        </table:table-row>
        <table:table-row table:style-name="ro2">
          <table:table-cell table:style-name="ce2" office:value-type="string" calcext:value-type="string">
            <text:p>radiotherapi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radiotherapy', 0.6293170072865453), (u'adjuvant', 0.5960450053016745), (u'neoadjuvant', 0.5789149295456526), (u'chemotherapy', 0.5725152913735096), (u'prior', 0.5616927641832957), (u'surgery', 0.5540474208431149), (u'treatment', 0.5428096143907045), (u'mastectomy', 0.5270881598985326), (u'therapy', 0.5153785274144812), (u'regimen', 0.5143631649375622)]</text:p>
          </table:table-cell>
          <table:table-cell table:style-name="ce2" office:value-type="string" calcext:value-type="string">
            <text:p>radiotherapi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radiotherapy', 0.6420019142530512), (u'adjuvant', 0.6035660813869081), (u'neoadjuvant', 0.5766409312747989), (u'chemotherapy', 0.5763365158914078), (u'prior', 0.5590109887811424), (u'surgery', 0.5496759988808667), (u'treatment', 0.5446925756601566), (u'therapy', 0.5377485900488407), (u'mastectomy', 0.5267951369619056), (u'regimen', 0.5183343041366874)]</text:p>
          </table:table-cell>
          <table:table-cell table:style-name="ce2" office:value-type="string" calcext:value-type="string">
            <text:p>radiotherapi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radiotherapy', 0.6406671554856431), (u'adjuvant', 0.6031616019820654), (u'chemotherapy', 0.5769681181215748), (u'neoadjuvant', 0.5762837152670401), (u'prior', 0.5603234323690195), (u'surgery', 0.5504067688795438), (u'treatment', 0.5454843553320262), (u'therapy', 0.5378859921682191), (u'mastectomy', 0.5276532355964862), (u'regimen', 0.5186549709472282)]</text:p>
          </table:table-cell>
          <table:table-cell table:style-name="ce2" office:value-type="string" calcext:value-type="string">
            <text:p>radiotherapi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radiotherapy', 0.6422473217108177), (u'adjuvant', 0.6036775128714776), (u'neoadjuvant', 0.5770983923564493), (u'chemotherapy', 0.5769282941706291), (u'prior', 0.5594148396048136), (u'surgery', 0.5493446648313073), (u'treatment', 0.5447577354384007), (u'therapy', 0.5377707775412601), (u'mastectomy', 0.5265138688709202), (u'regimen', 0.518125972188058)]</text:p>
          </table:table-cell>
        </table:table-row>
        <table:table-row table:style-name="ro2">
          <table:table-cell table:style-name="ce2" office:value-type="string" calcext:value-type="string">
            <text:p>depistag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early', 0.6739557583079351), (u'risk', 0.6496283716329302), (u'breast', 0.6483441097161275), (u'ovarian', 0.6328856895506192), (u'diagnosis', 0.6151594225989557), (u'advance', 0.6138635986916865), (u'incidence', 0.6108221700182385), (u'indian', 0.6089962417908721), (u'patient', 0.6017439347321305), (u'diagnose', 0.6012425809116699)]</text:p>
          </table:table-cell>
          <table:table-cell table:style-name="ce2" office:value-type="string" calcext:value-type="string">
            <text:p>depistag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early', 0.6574435292573995), (u'risk', 0.6311544319107127), (u'breast', 0.6225826695984521), (u'ovarian', 0.6132356850194848), (u'indian', 0.5984909192321038), (u'diagnosis', 0.5975212623820302), (u'incidence', 0.5971535872773527), (u'advance', 0.5967612687188258), (u'patient', 0.5947941802390195), (u'diagnose', 0.5848156149651216)]</text:p>
          </table:table-cell>
          <table:table-cell table:style-name="ce2" office:value-type="string" calcext:value-type="string">
            <text:p>depistag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early', 0.6575539460279978), (u'risk', 0.6311048804781145), (u'breast', 0.6227502358017413), (u'ovarian', 0.6118153335775847), (u'advance', 0.5981041487104937), (u'diagnosis', 0.5972410892238844), (u'indian', 0.5965698668581285), (u'incidence', 0.5965331428145051), (u'patient', 0.5944081444694473), (u'diagnose', 0.5854143567676735)]</text:p>
          </table:table-cell>
          <table:table-cell table:style-name="ce2" office:value-type="string" calcext:value-type="string">
            <text:p>depistag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early', 0.653300034849332), (u'risk', 0.6263943606099146), (u'breast', 0.6180900582372229), (u'ovarian', 0.6113328877929388), (u'indian', 0.5966269623033627), (u'incidence', 0.5934683668173302), (u'diagnosis', 0.5932506074204296), (u'advance', 0.5919542459157634), (u'patient', 0.590973560260253), (u'diagnose', 0.5800187487214269)]</text:p>
          </table:table-cell>
        </table:table-row>
        <table:table-row table:style-name="ro2">
          <table:table-cell table:style-name="ce2" office:value-type="string" calcext:value-type="string">
            <text:p>ganglion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(u'biopsy', 0.36701725868406093), (u'dissection', 0.33251622497881067), (u'minimally', 0.3056222039073514), (u'snb', 0.29069158154980546), (u'surgery', 0.28895985055182183), (u'node', 0.2804119441698119), (u'haematoma', 0.2642143127257995), (u'seroma', 0.23991463396850496), (u'lymph', 0.23577360243983678), (u'however', 0.23066938083233227)]</text:p>
          </table:table-cell>
          <table:table-cell table:style-name="ce2" office:value-type="string" calcext:value-type="string">
            <text:p>ganglion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(u'biopsy', 0.3696058634564887), (u'dissection', 0.3375213049814128), (u'minimally', 0.3079839080914049), (u'surgery', 0.2914577658624852), (u'snb', 0.29119283430006176), (u'node', 0.2877664330584492), (u'haematoma', 0.26578566817308164), (u'seroma', 0.2381441224287788), (u'lymph', 0.2369808572504366), (u'involvement', 0.2336949819964607)]</text:p>
          </table:table-cell>
          <table:table-cell table:style-name="ce2" office:value-type="string" calcext:value-type="string">
            <text:p>ganglion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(u'biopsy', 0.3683681244106547), (u'dissection', 0.33628377145030675), (u'minimally', 0.3077483683174903), (u'surgery', 0.29118887409075483), (u'snb', 0.2900522687171548), (u'node', 0.28692606379025226), (u'haematoma', 0.2647367874480573), (u'seroma', 0.2372043246529607), (u'lymph', 0.2361887162498711), (u'involvement', 0.23351460620361672)]</text:p>
          </table:table-cell>
          <table:table-cell table:style-name="ce2" office:value-type="string" calcext:value-type="string">
            <text:p>ganglion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(u'biopsy', 0.3671443106192445), (u'dissection', 0.3336328249579971), (u'minimally', 0.30594405275835046), (u'surgery', 0.2907567448441884), (u'snb', 0.29013789416209707), (u'node', 0.2822857878475918), (u'haematoma', 0.26240378647949847), (u'seroma', 0.23823311516704737), (u'lymph', 0.23668963640772178), (u'however', 0.23204513338592844)]</text:p>
          </table:table-cell>
        </table:table-row>
        <table:table-row table:style-name="ro2">
          <table:table-cell table:style-name="ce2" office:value-type="string" calcext:value-type="string">
            <text:p>chirurgi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surgery', 0.6018653752929193), (u'patient', 0.5602131714390537), (u'radiotherapy', 0.5500176312166886), (u'treatment', 0.5250445737272159), (u'adjuvant', 0.5213264888306314), (u'mastectomy', 0.5141437438827128), (u'prior', 0.5124150623604673), (u'chemotherapy', 0.5033625604315691), (u'therapy', 0.49302635559317654), (u'however', 0.4913172372504044)]</text:p>
          </table:table-cell>
          <table:table-cell table:style-name="ce2" office:value-type="string" calcext:value-type="string">
            <text:p>chirurgi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surgery', 0.6095661811729344), (u'patient', 0.5565769143021073), (u'radiotherapy', 0.5543511125683125), (u'treatment', 0.5230707445527323), (u'adjuvant', 0.5192553049644586), (u'mastectomy', 0.5138643353078776), (u'prior', 0.5110199406929189), (u'chemotherapy', 0.504054432003762), (u'therapy', 0.4977794218442485), (u'undergo', 0.48431042809264035)]</text:p>
          </table:table-cell>
          <table:table-cell table:style-name="ce2" office:value-type="string" calcext:value-type="string">
            <text:p>chirurgi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surgery', 0.6010497303222099), (u'patient', 0.5579169964306707), (u'radiotherapy', 0.5543566321469056), (u'treatment', 0.5242276495275521), (u'adjuvant', 0.519373600008656), (u'mastectomy', 0.5128652731158525), (u'therapy', 0.5127573754130913), (u'prior', 0.5107309940410439), (u'chemotherapy', 0.5044028545671573), (u'however', 0.4845467447119439)]</text:p>
          </table:table-cell>
          <table:table-cell table:style-name="ce2" office:value-type="string" calcext:value-type="string">
            <text:p>chirurgi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surgery', 0.6096778381739619), (u'patient', 0.5532953488026088), (u'radiotherapy', 0.5514391129738997), (u'treatment', 0.5200050302856996), (u'adjuvant', 0.5162693704636963), (u'mastectomy', 0.5114425291989056), (u'prior', 0.5082021533998922), (u'chemotherapy', 0.5012446342100061), (u'therapy', 0.4946009799352564), (u'undergo', 0.4818522631319543)]</text:p>
          </table:table-cell>
        </table:table-row>
        <table:table-row table:style-name="ro2">
          <table:table-cell table:style-name="ce2" office:value-type="string" calcext:value-type="string">
            <text:p>recepteur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receptor', 0.626439971797311), (u'steroid', 0.5560083529605444), (u'estrogen', 0.5114014611719637), (u'hormone', 0.4392813274602543), (u'pr', 0.4355804678069276), (u'luteinising', 0.432630510506354), (u'replacement', 0.4141598502182207), (u'pgr', 0.41163789731240674), (u'also', 0.3965900807727483), (u'neu', 0.39467752903031755)]</text:p>
          </table:table-cell>
          <table:table-cell table:style-name="ce2" office:value-type="string" calcext:value-type="string">
            <text:p>recepteur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receptor', 0.7093311827531175), (u'estrogen', 0.5412939185580803), (u'baudhuin', 0.5241813220614802), (u'steroid', 0.49078127009859895), (u'progesterone', 0.4823112006492975), (u'endogenous', 0.4248401184500534), (u'hormone', 0.4213094959105019), (u'pr', 0.41811830313328413), (u'pgr', 0.4141680273518597), (u'progestin', 0.4124066912472233)]</text:p>
          </table:table-cell>
          <table:table-cell table:style-name="ce2" office:value-type="string" calcext:value-type="string">
            <text:p>recepteur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receptor', 0.7047003675167794), (u'estrogen', 0.538442351660257), (u'baudhuin', 0.5200572879905181), (u'steroid', 0.49422803064831944), (u'progesterone', 0.4767027399308918), (u'hormone', 0.4226499022816423), (u'endogenous', 0.4207989874278053), (u'pr', 0.41940196798179147), (u'pgr', 0.4125126055622818), (u'progestin', 0.4033141869994332)]</text:p>
          </table:table-cell>
          <table:table-cell table:style-name="ce2" office:value-type="string" calcext:value-type="string">
            <text:p>recepteur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receptor', 0.7103824115661646), (u'estrogen', 0.5416262060033933), (u'baudhuin', 0.5272221090407863), (u'steroid', 0.48885276203730277), (u'progesterone', 0.4832633998912605), (u'endogenous', 0.4259911678625663), (u'hormone', 0.41864931950536394), (u'pr', 0.41711956505427483), (u'progestin', 0.4160585634647257), (u'pgr', 0.4137989388144191)]</text:p>
          </table:table-cell>
        </table:table-row>
        <table:table-row table:style-name="ro2">
          <table:table-cell table:style-name="ce2" office:value-type="string" calcext:value-type="string">
            <text:p>oestrogen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estrogen', 0.5852032322664494), (u'progesterone', 0.47616074328559743), (u'adrenergic', 0.46434025033301424), (u'oestrogen', 0.45528387755645644), (u'steroid', 0.4392753940988311), (u'vpac', 0.43240201369194164), (u'hormone', 0.42755323910933896), (u'receptor', 0.42327571094960176), (u'etb', 0.4121998487145694), (u'bind', 0.4088770226333076)]</text:p>
          </table:table-cell>
          <table:table-cell table:style-name="ce2" office:value-type="string" calcext:value-type="string">
            <text:p>oestrogen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estrogen', 0.5646157634338301), (u'progesterone', 0.46621423728792905), (u'oestrogen', 0.4512919874968476), (u'adrenergic', 0.44728337794737355), (u'steroid', 0.43848200543581733), (u'receptor', 0.4276835707004165), (u'hormone', 0.4240245205578593), (u'vpac', 0.4134951628882137), (u'bind', 0.39861048610908795), (u'gr', 0.3941941537879432)]</text:p>
          </table:table-cell>
          <table:table-cell table:style-name="ce2" office:value-type="string" calcext:value-type="string">
            <text:p>oestrogen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estrogen', 0.5644729350498606), (u'progesterone', 0.46584061278584976), (u'oestrogen', 0.45176779945832946), (u'adrenergic', 0.44381293948523887), (u'steroid', 0.4385491415835264), (u'receptor', 0.4272403224176434), (u'hormone', 0.42367877986925434), (u'vpac', 0.41323013981150514), (u'bind', 0.39719752415379433), (u'gr', 0.39394150138270656)]</text:p>
          </table:table-cell>
          <table:table-cell table:style-name="ce2" office:value-type="string" calcext:value-type="string">
            <text:p>oestrogen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estrogen', 0.5657420083583824), (u'progesterone', 0.4680161216993696), (u'oestrogen', 0.4516586266047747), (u'adrenergic', 0.44813018393363796), (u'steroid', 0.43931214848467437), (u'receptor', 0.42766240741430994), (u'hormone', 0.42429601955748714), (u'vpac', 0.4142780003386729), (u'bind', 0.39787941683608524), (u'gr', 0.39494045017550383)]</text:p>
          </table:table-cell>
        </table:table-row>
        <table:table-row table:style-name="ro2">
          <table:table-cell table:style-name="ce2" office:value-type="string" calcext:value-type="string">
            <text:p>gen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gene', 0.5632056558706287), (u'mutation', 0.5516503858652785), (u'also', 0.528363135748976), (u'know', 0.5084401147917558), (u'however', 0.5001732768972874), (u'may', 0.4995578903985658), (u'lead', 0.49101868947549887), (u'increase', 0.4859245527087966), (u'although', 0.48575282152299337), (u'expression', 0.48412562462998715)]</text:p>
          </table:table-cell>
          <table:table-cell table:style-name="ce2" office:value-type="string" calcext:value-type="string">
            <text:p>gen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gene', 0.5659635466087904), (u'mutation', 0.543083082604201), (u'also', 0.5285180253675764), (u'know', 0.5048699991114933), (u'however', 0.49756717677970547), (u'may', 0.4900985221949091), (u'expression', 0.48852875422013686), (u'lead', 0.48801492190171), (u'although', 0.4813525154386475), (u'increase', 0.4770074265001358)]</text:p>
          </table:table-cell>
          <table:table-cell table:style-name="ce2" office:value-type="string" calcext:value-type="string">
            <text:p>gen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gene', 0.5574744224769563), (u'mutation', 0.5359192162622193), (u'also', 0.5214372446462648), (u'know', 0.5031768776566032), (u'however', 0.49062508133905186), (u'lead', 0.4837786790903296), (u'may', 0.4829671953208295), (u'expression', 0.48290409268346773), (u'although', 0.4748957889192516), (u'increase', 0.47065730472618245)]</text:p>
          </table:table-cell>
          <table:table-cell table:style-name="ce2" office:value-type="string" calcext:value-type="string">
            <text:p>gen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gene', 0.5663561749917273), (u'mutation', 0.543245027556607), (u'also', 0.5282231514797041), (u'know', 0.5053232611917547), (u'however', 0.49600670059032365), (u'may', 0.4898836939172307), (u'expression', 0.48885339354215684), (u'lead', 0.4878751242082933), (u'although', 0.48147306939995055), (u'increase', 0.47709308727882677)]</text:p>
          </table:table-cell>
        </table:table-row>
        <table:table-row table:style-name="ro2">
          <table:table-cell table:style-name="ce2" office:value-type="string" calcext:value-type="string">
            <text:p>mastectomi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mastectomy', 0.4937717868333437), (u'surgery', 0.49231124052734176), (u'patient', 0.46054637028627865), (u'one', 0.45872017674440785), (u'much', 0.4583141155487451), (u'undergo', 0.4468318980381736), (u'treatment', 0.4461285348910184), (u'disease', 0.44519646596486806), (u'however', 0.4408277843334759), (u'include', 0.4388160412362746)]</text:p>
          </table:table-cell>
          <table:table-cell table:style-name="ce2" office:value-type="string" calcext:value-type="string">
            <text:p>mastectomi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mastectomy', 0.5019462288379417), (u'surgery', 0.4980118416212549), (u'patient', 0.4700680897952267), (u'one', 0.4674487565916911), (u'much', 0.4657082599360932), (u'treatment', 0.45416688674019706), (u'undergo', 0.45327041287810543), (u'disease', 0.45318088078731966), (u'include', 0.44908549518051516), (u'however', 0.4484487393100633)]</text:p>
          </table:table-cell>
          <table:table-cell table:style-name="ce2" office:value-type="string" calcext:value-type="string">
            <text:p>mastectomi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mastectomy', 0.49871112789325694), (u'surgery', 0.49622949284267787), (u'patient', 0.4672441208189505), (u'one', 0.4652452322056223), (u'much', 0.46374944286736874), (u'treatment', 0.452051938409008), (u'undergo', 0.4510025251380735), (u'disease', 0.4502153057446982), (u'include', 0.4469360141739233), (u'however', 0.44620788618463003)]</text:p>
          </table:table-cell>
          <table:table-cell table:style-name="ce2" office:value-type="string" calcext:value-type="string">
            <text:p>mastectomi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mastectomy', 0.5005410547983579), (u'surgery', 0.4985058344212958), (u'patient', 0.4707486365284194), (u'one', 0.46817054226770544), (u'much', 0.4667224491373336), (u'treatment', 0.4549489582833436), (u'disease', 0.45442122599506857), (u'undergo', 0.45305174817064964), (u'include', 0.44979010283465093), (u'however', 0.4492262187220278)]</text:p>
          </table:table-cell>
        </table:table-row>
        <table:table-row table:style-name="ro2">
          <table:table-cell table:style-name="ce2" office:value-type="string" calcext:value-type="string">
            <text:p>mammographi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mammography', 0.4982857377917223), (u'study', 0.3779288312453821), (u'much', 0.36890948978820276), (u'among', 0.3559268930016939), (u'may', 0.35284117353561173), (u'mammogram', 0.3501307950233024), (u'however', 0.3497264431773666), (u'also', 0.3460613537982959), (u'patient', 0.3453877259623088), (u'will', 0.3400118207721515)]</text:p>
          </table:table-cell>
          <table:table-cell table:style-name="ce2" office:value-type="string" calcext:value-type="string">
            <text:p>mammographi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mammography', 0.501750407542488), (u'study', 0.4030396928364464), (u'much', 0.38840153681951284), (u'among', 0.3770580242663253), (u'may', 0.3737738180005307), (u'patient', 0.37111537647599524), (u'however', 0.36960398967579255), (u'trial', 0.36928081748850533), (u'mammogram', 0.36338896051447134), (u'also', 0.3618486117081705)]</text:p>
          </table:table-cell>
          <table:table-cell table:style-name="ce2" office:value-type="string" calcext:value-type="string">
            <text:p>mammographi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mammography', 0.499391651661334), (u'study', 0.40245329267038815), (u'much', 0.3873075801350013), (u'among', 0.37717790955379155), (u'may', 0.37340798340420467), (u'patient', 0.3701667004883028), (u'however', 0.36852881996980275), (u'trial', 0.36786823615304776), (u'also', 0.3612699445927959), (u'mammogram', 0.3602705170127298)]</text:p>
          </table:table-cell>
          <table:table-cell table:style-name="ce2" office:value-type="string" calcext:value-type="string">
            <text:p>mammographi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mammography', 0.5019446844921045), (u'study', 0.401858277219571), (u'much', 0.3879515984908173), (u'among', 0.3768997541095801), (u'may', 0.37362337296452136), (u'patient', 0.37092686994021323), (u'however', 0.3696523058407091), (u'trial', 0.36852366240202683), (u'mammogram', 0.36246462614699076), (u'also', 0.3613302088577018)]</text:p>
          </table:table-cell>
        </table:table-row>
        <table:table-row table:style-name="ro2">
          <table:table-cell table:style-name="ce2" office:value-type="string" calcext:value-type="string">
            <text:p>inhibiteur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systemic', 0.36284856400901133), (u'chemotherapy', 0.3561066515189727), (u'side', 0.34777229153178013), (u'option', 0.34497676513860087), (u'treatment', 0.3401718574232071), (u'combination', 0.3364106842276734), (u'adjuvant', 0.3360851579396646), (u'anastrozole', 0.324253047723283), (u'endocrine', 0.31922880842561174), (u'effect', 0.31819998334338107)]</text:p>
          </table:table-cell>
          <table:table-cell table:style-name="ce2" office:value-type="string" calcext:value-type="string">
            <text:p>inhibiteur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inhibitor', 0.58856321548062), (u'steroidal', 0.4421698742604576), (u'fulvestrant', 0.428340011442256), (u'tamoxifen', 0.3523402366715475), (u'tolerability', 0.32990065491433573), (u'pure', 0.30873051596212214), (u'anastrozole', 0.30329319223007933), (u'tolerate', 0.26033870212706867), (u'letrozole', 0.24150825453499283), (u'efficacy', 0.23797815909634434)]</text:p>
          </table:table-cell>
          <table:table-cell table:style-name="ce2" office:value-type="string" calcext:value-type="string">
            <text:p>inhibiteur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inhibitor', 0.5618823061190006), (u'steroidal', 0.4215350126325501), (u'fulvestrant', 0.4077622557099831), (u'tamoxifen', 0.33623344792950655), (u'tolerability', 0.31457908542403695), (u'pure', 0.29439215080998954), (u'anastrozole', 0.2889282572853955), (u'tolerate', 0.24824779701295238), (u'letrozole', 0.23069053407128953), (u'chemotherapy', 0.22689722708117205)]</text:p>
          </table:table-cell>
          <table:table-cell table:style-name="ce2" office:value-type="string" calcext:value-type="string">
            <text:p>inhibiteur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inhibitor', 0.586126115099192), (u'steroidal', 0.43812398728915336), (u'fulvestrant', 0.42453401400807456), (u'tamoxifen', 0.35358135070218905), (u'tolerability', 0.3306040366277203), (u'pure', 0.30637202326073043), (u'anastrozole', 0.30590241000354584), (u'tolerate', 0.26035403145164426), (u'letrozole', 0.24391067527260474), (u'efficacy', 0.24037552962604478)]</text:p>
          </table:table-cell>
        </table:table-row>
        <table:table-row table:style-name="ro2">
          <table:table-cell table:style-name="ce2" office:value-type="string" calcext:value-type="string">
            <text:p>diagnostic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diagnosis', 0.7351422691286889), (u'early', 0.7022152269309031), (u'risk', 0.6707144366249919), (u'advance', 0.6647233393413695), (u'patient', 0.6577540127607504), (u'development', 0.6416091088889387), (u'breast', 0.6409053956693097), (u'diagnose', 0.6401945157945663), (u'ovarian', 0.6396773708962481), (u'stage', 0.639490150570007)]</text:p>
          </table:table-cell>
          <table:table-cell table:style-name="ce2" office:value-type="string" calcext:value-type="string">
            <text:p>diagnostic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diagnosis', 0.7349161940139771), (u'early', 0.6962540208925707), (u'risk', 0.6619771592449479), (u'patient', 0.6604216148104234), (u'advance', 0.6578321193151815), (u'development', 0.6390215348254411), (u'stage', 0.6386455857608844), (u'diagnose', 0.6347003353281148), (u'metastatic', 0.6335708698501911), (u'ovarian', 0.6265270957406098)]</text:p>
          </table:table-cell>
          <table:table-cell table:style-name="ce2" office:value-type="string" calcext:value-type="string">
            <text:p>diagnostic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diagnosis', 0.7332337886651195), (u'early', 0.6961032596297293), (u'risk', 0.6605073470452159), (u'patient', 0.659353524667445), (u'advance', 0.6567862254216942), (u'development', 0.640549207574052), (u'stage', 0.6379131642257844), (u'metastatic', 0.6345032430880944), (u'diagnose', 0.6337424708055985), (u'ovarian', 0.624314878546502)]</text:p>
          </table:table-cell>
          <table:table-cell table:style-name="ce2" office:value-type="string" calcext:value-type="string">
            <text:p>diagnostic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diagnosis', 0.7349204914598866), (u'early', 0.6964536129618907), (u'risk', 0.6620717700559688), (u'patient', 0.6603937544472266), (u'advance', 0.6578580981333013), (u'development', 0.6391653640590059), (u'stage', 0.6382813604385492), (u'diagnose', 0.634730268421789), (u'metastatic', 0.6335968832962819), (u'ovarian', 0.627602557447642)]</text:p>
          </table:table-cell>
        </table:table-row>
        <table:table-row table:style-name="ro2">
          <table:table-cell table:style-name="ce2" office:value-type="string" calcext:value-type="string">
            <text:p>adjuvant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adjuvant', 0.8121656097773233), (u'neoadjuvant', 0.7282906953533287), (u'endocrine', 0.6804572448987892), (u'regimen', 0.6116599596733688), (u'prior', 0.5987379124625674), (u'completion', 0.5900190182447308), (u'radiotherapy', 0.5783132687859003), (u'chemotherapy', 0.5733216463993839), (u'receive', 0.5666631743191334), (u'crf', 0.5631706787749667)]</text:p>
          </table:table-cell>
          <table:table-cell table:style-name="ce2" office:value-type="string" calcext:value-type="string">
            <text:p>adjuvant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adjuvant', 0.8251470519923927), (u'neoadjuvant', 0.7138484519207126), (u'endocrine', 0.6727093920287418), (u'regimen', 0.6141003174098446), (u'radiotherapy', 0.5950840936935152), (u'prior', 0.5924345462596851), (u'chemotherapy', 0.5842380112022155), (u'completion', 0.5792614880431873), (u'receive', 0.5589977520290114), (u'option', 0.5498293679560631)]</text:p>
          </table:table-cell>
          <table:table-cell table:style-name="ce2" office:value-type="string" calcext:value-type="string">
            <text:p>adjuvant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adjuvant', 0.8220276784761978), (u'neoadjuvant', 0.7141739422127626), (u'endocrine', 0.668902174725442), (u'regimen', 0.6142811435371888), (u'prior', 0.6011733396288654), (u'radiotherapy', 0.5997453335853632), (u'chemotherapy', 0.5854697860667337), (u'completion', 0.5819322340019951), (u'receive', 0.5584992900953147), (u'efficacy', 0.5485877157203968)]</text:p>
          </table:table-cell>
          <table:table-cell table:style-name="ce2" office:value-type="string" calcext:value-type="string">
            <text:p>adjuvant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adjuvant', 0.8252241146876294), (u'neoadjuvant', 0.7135598692838944), (u'endocrine', 0.672837280882586), (u'regimen', 0.6142521934986005), (u'radiotherapy', 0.5945108754970145), (u'prior', 0.5921631819597606), (u'chemotherapy', 0.5839783966798202), (u'completion', 0.5792679761820833), (u'receive', 0.5588058734404019), (u'option', 0.550250260043239)]</text:p>
          </table:table-cell>
        </table:table-row>
        <table:table-row table:style-name="ro2">
          <table:table-cell table:style-name="ce2" office:value-type="string" calcext:value-type="string">
            <text:p>metastas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overall', 0.6144997932609625), (u'distant', 0.5842130672520993), (u'rate', 0.550099378866602), (u'time', 0.49847349080057696), (u'patient', 0.4854814585202343), (u'survival', 0.48097976282208255), (u'disease', 0.47573974264107616), (u'find', 0.4715589935057879), (u'recurrence', 0.4689497501551884), (u'much', 0.4687945991295637)]</text:p>
          </table:table-cell>
          <table:table-cell table:style-name="ce2" office:value-type="string" calcext:value-type="string">
            <text:p>metastas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overall', 0.6118245958361038), (u'distant', 0.5835144763147321), (u'rate', 0.550020805524867), (u'time', 0.5009883759354744), (u'patient', 0.48504468663911593), (u'survival', 0.4827429947390895), (u'disease', 0.48208866398835903), (u'find', 0.4735846492232097), (u'much', 0.4707111422636433), (u'recurrence', 0.4671648484809612)]</text:p>
          </table:table-cell>
          <table:table-cell table:style-name="ce2" office:value-type="string" calcext:value-type="string">
            <text:p>metastas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overall', 0.6301796269107713), (u'distant', 0.586278130944482), (u'rate', 0.5519973769319098), (u'time', 0.4960025151428801), (u'survival', 0.4842781938542888), (u'patient', 0.4772311744082577), (u'disease', 0.4742545317726106), (u'find', 0.4657111521588574), (u'much', 0.4621045988438999), (u'recurrence', 0.4618390369215318)]</text:p>
          </table:table-cell>
          <table:table-cell table:style-name="ce2" office:value-type="string" calcext:value-type="string">
            <text:p>metastas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overall', 0.613469856369885), (u'distant', 0.5850576001693001), (u'rate', 0.5514836929434044), (u'time', 0.5014567450880153), (u'patient', 0.48580030913140554), (u'survival', 0.48426897641529093), (u'disease', 0.48311631414103356), (u'find', 0.4734046728678885), (u'much', 0.4714666394505884), (u'recurrence', 0.46752966642816396)]</text:p>
          </table:table-cell>
        </table:table-row>
        <table:table-row table:style-name="ro2">
          <table:table-cell table:style-name="ce2" office:value-type="string" calcext:value-type="string">
            <text:p>anthracyclin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neoadjuvant', 0.6688051264185622), (u'adjuvant', 0.5964441532969564), (u'regimen', 0.5504385037279773), (u'endocrine', 0.5358179614665675), (u'completion', 0.5325655500901741), (u'radiotherapy', 0.5267678452276038), (u'chemotherapy', 0.5092454898375611), (u'receive', 0.5031494578517718), (u'systemic', 0.4878772518445022), (u'taxane', 0.475409383957374)]</text:p>
          </table:table-cell>
          <table:table-cell table:style-name="ce2" office:value-type="string" calcext:value-type="string">
            <text:p>anthracyclin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neoadjuvant', 0.6290406840532576), (u'adjuvant', 0.581337168721374), (u'regimen', 0.5468826974773827), (u'taxane', 0.5032936939820409), (u'endocrine', 0.4975869312554104), (u'completion', 0.49642220037765294), (u'radiotherapy', 0.495472455739184), (u'chemotherapy', 0.4953224975533106), (u'receive', 0.47702139692337425), (u'administer', 0.465319178799751)]</text:p>
          </table:table-cell>
          <table:table-cell table:style-name="ce2" office:value-type="string" calcext:value-type="string">
            <text:p>anthracyclin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neoadjuvant', 0.6339038733238097), (u'adjuvant', 0.5839516701112508), (u'regimen', 0.5561619265940607), (u'chemotherapy', 0.5022056641728777), (u'completion', 0.5015386032778434), (u'radiotherapy', 0.5009258839483824), (u'endocrine', 0.5001181012029658), (u'taxane', 0.49621165682259666), (u'receive', 0.48115492597452963), (u'administer', 0.4780432920186589)]</text:p>
          </table:table-cell>
          <table:table-cell table:style-name="ce2" office:value-type="string" calcext:value-type="string">
            <text:p>anthracyclin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neoadjuvant', 0.6292926036497695), (u'adjuvant', 0.5816135957366495), (u'regimen', 0.5444319090638206), (u'taxane', 0.5091147887197649), (u'endocrine', 0.4979394445122195), (u'completion', 0.4961213629791063), (u'chemotherapy', 0.495804300122495), (u'radiotherapy', 0.49428729863699), (u'receive', 0.47626323366608886), (u'administer', 0.46521565428284867)]</text:p>
          </table:table-cell>
        </table:table-row>
        <table:table-row table:style-name="ro2">
          <table:table-cell table:style-name="ce2" office:value-type="string" calcext:value-type="string">
            <text:p>paclitaxel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iv', 0.5431658918699647), (u'kg', 0.5181522673721419), (u'week', 0.5124009900610325), (u'methotrexate', 0.5092642337727671), (u'day', 0.5031114045813402), (u'mg', 0.48915864134503195), (u'gentamycin', 0.4860794419040889), (u'consolidated', 0.44807335314780333), (u'furosemide', 0.42947810018930943), (u'alternate', 0.38593061836645254)]</text:p>
          </table:table-cell>
          <table:table-cell table:style-name="ce2" office:value-type="string" calcext:value-type="string">
            <text:p>paclitaxel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methotrexate', 0.5033453374108543), (u'iv', 0.4830887493601381), (u'week', 0.47507625465978975), (u'kg', 0.4490528250329652), (u'docetaxel', 0.4432284746878638), (u'mg', 0.4387014991967368), (u'day', 0.4373270467442268), (u'gentamycin', 0.4161628061600186), (u'epirubicin', 0.41425771737004546), (u'consolidated', 0.4097082458010498)]</text:p>
          </table:table-cell>
          <table:table-cell table:style-name="ce2" office:value-type="string" calcext:value-type="string">
            <text:p>paclitaxel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iv', 0.48011958913137787), (u'methotrexate', 0.4787407960165352), (u'week', 0.4718274005121329), (u'docetaxel', 0.46030960382605207), (u'kg', 0.44246030891912436), (u'mg', 0.4368322596783796), (u'day', 0.4300468043751904), (u'gentamycin', 0.4100531463323809), (u'administer', 0.4056437795518692), (u'consolidated', 0.4036933449656779)]</text:p>
          </table:table-cell>
          <table:table-cell table:style-name="ce2" office:value-type="string" calcext:value-type="string">
            <text:p>paclitaxel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methotrexate', 0.5148006347958853), (u'iv', 0.478535176943617), (u'week', 0.47205030934847775), (u'docetaxel', 0.4518194551729662), (u'kg', 0.44551931705675873), (u'mg', 0.4372609249052915), (u'day', 0.43489047212265547), (u'epirubicin', 0.428048335864609), (u'gentamycin', 0.41288810324536945), (u'consolidated', 0.40648433254685906)]</text:p>
          </table:table-cell>
        </table:table-row>
        <table:table-row table:style-name="ro2">
          <table:table-cell table:style-name="ce2" office:value-type="string" calcext:value-type="string">
            <text:p>irradiation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cancer', 0.5871354529583839), (u'conservation', 0.5694160526915776), (u'patient', 0.539841646678124), (u'surgery', 0.5247505266080248), (u'contralateral', 0.49347773633574793), (u'reduction', 0.4932218598967731), (u'risk', 0.4926398238893059), (u'advance', 0.4906120546408402), (u'treatment', 0.4892392286273715), (u'conserve', 0.4874810851770546)]</text:p>
          </table:table-cell>
          <table:table-cell table:style-name="ce2" office:value-type="string" calcext:value-type="string">
            <text:p>irradiation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cancer', 0.583265427015778), (u'conservation', 0.5665584481026927), (u'patient', 0.5394652823444536), (u'surgery', 0.5234936680677098), (u'whole', 0.49110677627378574), (u'reduction', 0.49053566410957217), (u'contralateral', 0.4904688173550098), (u'treatment', 0.4902658165162462), (u'advance', 0.4875136282055395), (u'risk', 0.4873560059870146)]</text:p>
          </table:table-cell>
          <table:table-cell table:style-name="ce2" office:value-type="string" calcext:value-type="string">
            <text:p>irradiation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cancer', 0.5830248869222366), (u'conservation', 0.5662276628983661), (u'patient', 0.5399411330200095), (u'surgery', 0.5247363268729307), (u'whole', 0.4928940015497887), (u'contralateral', 0.4907112175195975), (u'treatment', 0.49059626584594324), (u'reduction', 0.49046179063997125), (u'risk', 0.48736299301817915), (u'advance', 0.4870446206190293)]</text:p>
          </table:table-cell>
          <table:table-cell table:style-name="ce2" office:value-type="string" calcext:value-type="string">
            <text:p>irradiation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cancer', 0.5834992679848147), (u'conservation', 0.5670043081306751), (u'patient', 0.539035041431111), (u'surgery', 0.522207601202387), (u'whole', 0.4915987176929802), (u'reduction', 0.4907966002982591), (u'contralateral', 0.4904129572723299), (u'treatment', 0.4903556725043862), (u'advance', 0.48762617688408333), (u'risk', 0.4874094501879996)]</text:p>
          </table:table-cell>
        </table:table-row>
        <table:table-row table:style-name="ro2">
          <table:table-cell table:style-name="ce2" office:value-type="string" calcext:value-type="string">
            <text:p>lesion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also', 0.45636632140399), (u'however', 0.4563359452887842), (u'much', 0.4547030750691771), (u'one', 0.45342816174063916), (u'study', 0.450764837437395), (u'although', 0.44791847990092887), (u'report', 0.4379448197987687), (u'tumour', 0.4364994556224536), (u'find', 0.43595815312846015), (u'result', 0.43395523089850485)]</text:p>
          </table:table-cell>
          <table:table-cell table:style-name="ce2" office:value-type="string" calcext:value-type="string">
            <text:p>lesion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(u'much', 0.4555135798958778), (u'also', 0.4543662345850994), (u'however', 0.4527387573483224), (u'lesion', 0.4498129985434559), (u'study', 0.44894751266653815), (u'one', 0.448438405782936), (u'although', 0.4468343561943558), (u'report', 0.43720411662094816), (u'find', 0.43441763884533113), (u'include', 0.4337733434260676)]</text:p>
          </table:table-cell>
          <table:table-cell table:style-name="ce2" office:value-type="string" calcext:value-type="string">
            <text:p>lesion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(u'much', 0.4549046976581209), (u'also', 0.4530711088080534), (u'however', 0.45193791864331717), (u'study', 0.4489090541144703), (u'lesion', 0.4478020331324935), (u'although', 0.4474820225095526), (u'one', 0.4469774089096968), (u'report', 0.43621148032118734), (u'include', 0.43431876731127317), (u'find', 0.4335892258017174)]</text:p>
          </table:table-cell>
          <table:table-cell table:style-name="ce2" office:value-type="string" calcext:value-type="string">
            <text:p>lesion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(u'much', 0.45447515739570915), (u'also', 0.4523834541647542), (u'however', 0.4513987641651486), (u'study', 0.4488516303387314), (u'lesion', 0.4487207123219883), (u'one', 0.4474208312186632), (u'although', 0.4452807554720822), (u'report', 0.4362458568933589), (u'find', 0.43306685361782743), (u'include', 0.4320762629600611)]</text:p>
          </table:table-cell>
        </table:table-row>
        <table:table-row table:style-name="ro2">
          <table:table-cell table:style-name="ce2" office:value-type="string" calcext:value-type="string">
            <text:p>micrometastas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tumor', 0.4213102263122869), (u'tumour', 0.39091011156768507), (u'also', 0.37329617834018314), (u'much', 0.36510695672861404), (u'addition', 0.3578138999746131), (u'number', 0.35681428022202294), (u'sample', 0.3533257445274963), (u'different', 0.3515363760312688), (u'however', 0.3498979983581806), (u'control', 0.3463364946141946)]</text:p>
          </table:table-cell>
          <table:table-cell table:style-name="ce2" office:value-type="string" calcext:value-type="string">
            <text:p>micrometastas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tumor', 0.40948828348112926), (u'tumour', 0.3780207162813356), (u'also', 0.365676528889158), (u'much', 0.3588991148559527), (u'control', 0.3538674427028784), (u'addition', 0.35177523327757804), (u'sample', 0.3486119502071092), (u'different', 0.34839025884373004), (u'number', 0.3483759537431494), (u'two', 0.3480382605705449)]</text:p>
          </table:table-cell>
          <table:table-cell table:style-name="ce2" office:value-type="string" calcext:value-type="string">
            <text:p>micrometastas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tumor', 0.4078365764717506), (u'tumour', 0.376783004559593), (u'also', 0.3643496845221846), (u'much', 0.3577798266711059), (u'addition', 0.3511236081612572), (u'control', 0.3499381143218744), (u'different', 0.3482123373087372), (u'number', 0.34760594816330614), (u'sample', 0.3461302802363666), (u'two', 0.3448503202756962)]</text:p>
          </table:table-cell>
          <table:table-cell table:style-name="ce2" office:value-type="string" calcext:value-type="string">
            <text:p>micrometastas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tumor', 0.42428316462680676), (u'tumour', 0.3916103764821183), (u'also', 0.37954412515685887), (u'much', 0.37222945940745805), (u'control', 0.36932057139784347), (u'sample', 0.36345407990530354), (u'addition', 0.3632332870743825), (u'different', 0.3618364666857077), (u'two', 0.3616585624235294), (u'number', 0.3600408916546519)]</text:p>
          </table:table-cell>
        </table:table-row>
        <table:table-row table:style-name="ro2">
          <table:table-cell table:style-name="ce2" office:value-type="string" calcext:value-type="string">
            <text:p>docetaxel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(u'week', 0.5489291161623915), (u'administer', 0.46921561407326406), (u'day', 0.44214482183074116), (u'docetaxel', 0.4416919758115336), (u'methotrexate', 0.4217910598468446), (u'follow', 0.4169638700669543), (u'neoadjuvant', 0.4061217000977029), (u'completion', 0.4018426456936077), (u'prior', 0.4007371465236898), (u'chemotherapy', 0.4006912209855293)]</text:p>
          </table:table-cell>
          <table:table-cell table:style-name="ce2" office:value-type="string" calcext:value-type="string">
            <text:p>docetaxel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(u'administer', 0.4975847758351227), (u'week', 0.48681160365302567), (u'docetaxel', 0.47750011901669315), (u'epirubicin', 0.3970259864020487), (u'day', 0.3911807561840789), (u'cycle', 0.3896075785975034), (u'chemotherapy', 0.38518038473741595), (u'methotrexate', 0.38377823546089235), (u'follow', 0.3834764689880342), (u'cyclophosphamide', 0.37217601346189266)]</text:p>
          </table:table-cell>
          <table:table-cell table:style-name="ce2" office:value-type="string" calcext:value-type="string">
            <text:p>docetaxel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(u'administer', 0.49484358566911835), (u'week', 0.4815161221153882), (u'docetaxel', 0.476668523534358), (u'epirubicin', 0.38943626817019616), (u'cycle', 0.38706740990752775), (u'day', 0.3860774890210084), (u'follow', 0.38415533855584166), (u'chemotherapy', 0.3813661583082061), (u'methotrexate', 0.3751897626110212), (u'cyclophosphamide', 0.36861320373416684)]</text:p>
          </table:table-cell>
          <table:table-cell table:style-name="ce2" office:value-type="string" calcext:value-type="string">
            <text:p>docetaxel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(u'administer', 0.4977598359507815), (u'week', 0.4867524866489922), (u'docetaxel', 0.48033056566477456), (u'epirubicin', 0.4008592192911453), (u'day', 0.3913810621584687), (u'cycle', 0.38981691755801723), (u'methotrexate', 0.38717219728172203), (u'chemotherapy', 0.3848311533650928), (u'follow', 0.38272504332912355), (u'cyclophosphamide', 0.3747327697772623)]</text:p>
          </table:table-cell>
        </table:table-row>
        <table:table-row table:style-name="ro2">
          <table:table-cell table:style-name="ce2" office:value-type="string" calcext:value-type="string">
            <text:p>pronostic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early', 0.6404914286122214), (u'risk', 0.6335787888248722), (u'breast', 0.6307126833993483), (u'patient', 0.6241736828634873), (u'advance', 0.6220826707618803), (u'development', 0.60520555749972), (u'diagnosis', 0.6047355194032473), (u'stage', 0.5941079132029331), (u'metastatic', 0.5929594179136045), (u'may', 0.5778152359817302)]</text:p>
          </table:table-cell>
          <table:table-cell table:style-name="ce2" office:value-type="string" calcext:value-type="string">
            <text:p>pronostic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early', 0.62863331149712), (u'risk', 0.6224533049940989), (u'breast', 0.6190088130516882), (u'patient', 0.6180489576442476), (u'advance', 0.6106591847189597), (u'development', 0.5959047415555709), (u'diagnosis', 0.5931540300948074), (u'stage', 0.5827781725589437), (u'metastatic', 0.5801604674738197), (u'may', 0.5739245006167906)]</text:p>
          </table:table-cell>
          <table:table-cell table:style-name="ce2" office:value-type="string" calcext:value-type="string">
            <text:p>pronostic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early', 0.6257521787450545), (u'risk', 0.6196979921393895), (u'patient', 0.6168054693263874), (u'breast', 0.6162196634352477), (u'advance', 0.6074858622346153), (u'development', 0.5940102532928349), (u'diagnosis', 0.590905115542824), (u'stage', 0.5808504941607894), (u'metastatic', 0.5782556689619872), (u'may', 0.5722273453322717)]</text:p>
          </table:table-cell>
          <table:table-cell table:style-name="ce2" office:value-type="string" calcext:value-type="string">
            <text:p>pronostic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early', 0.6292001816739135), (u'risk', 0.6229426474785565), (u'breast', 0.6195056283603193), (u'patient', 0.6185520573221045), (u'advance', 0.6104762657883063), (u'development', 0.5964680109318141), (u'diagnosis', 0.593746793640141), (u'stage', 0.5831640521380104), (u'metastatic', 0.5806314706370506), (u'may', 0.5745197564550564)]</text:p>
          </table:table-cell>
        </table:table-row>
        <table:table-row table:style-name="ro2">
          <table:table-cell table:style-name="ce2" office:value-type="string" calcext:value-type="string">
            <text:p>injection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radiocolloid', 0.37839049419795034), (u'radiotracer', 0.32490399550557175), (u'contrast', 0.31336797461170773), (u'two', 0.31254791392336795), (u'however', 0.31218251873172786), (u'will', 0.30937765237762316), (u'also', 0.3063169043451967), (u'one', 0.30572290014981174), (u'much', 0.3052901980905024), (u'intravenous', 0.3041154630384007)]</text:p>
          </table:table-cell>
          <table:table-cell table:style-name="ce2" office:value-type="string" calcext:value-type="string">
            <text:p>injection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radiocolloid', 0.401736963067296), (u'radiotracer', 0.3217022292196362), (u'two', 0.3146240000291971), (u'intravenous', 0.2992124951892918), (u'contrast', 0.29649982429143273), (u'time', 0.2959752557367053), (u'one', 0.29517631357755175), (u'result', 0.2942514953917418), (u'however', 0.292931789055549), (u'much', 0.2922760477309576)]</text:p>
          </table:table-cell>
          <table:table-cell table:style-name="ce2" office:value-type="string" calcext:value-type="string">
            <text:p>injection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radiocolloid', 0.36671745687217905), (u'time', 0.3274075865553054), (u'radiotracer', 0.30142667427747166), (u'two', 0.2931589208963229), (u'contrast', 0.2913169326259788), (u'intravenous', 0.28145530965366344), (u'one', 0.27934500394663514), (u'much', 0.2780820284983091), (u'will', 0.2775169065345043), (u'result', 0.2762676580253656)]</text:p>
          </table:table-cell>
          <table:table-cell table:style-name="ce2" office:value-type="string" calcext:value-type="string">
            <text:p>injection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radiocolloid', 0.39988331245738834), (u'radiotracer', 0.3223811087730942), (u'two', 0.3132119018381075), (u'intravenous', 0.3001417392428857), (u'contrast', 0.29720343040012964), (u'time', 0.2957050293515923), (u'one', 0.2939436798809624), (u'result', 0.29307974640326234), (u'however', 0.2913241179388351), (u'also', 0.29082399476117055)]</text:p>
          </table:table-cell>
        </table:table-row>
        <table:table-row table:style-name="ro2">
          <table:table-cell table:style-name="ce2" office:value-type="string" calcext:value-type="string">
            <text:p>irm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patient', 0.4679656928803774), (u'early', 0.4624271558752296), (u'risk', 0.45271995239733925), (u'may', 0.45226573261717423), (u'study', 0.45090611847910433), (u'mammography', 0.4477450630935684), (u'report', 0.44353854634934875), (u'however', 0.4413423486535009), (u'much', 0.4381083785638003), (u'diagnosis', 0.43165305497161044)]</text:p>
          </table:table-cell>
          <table:table-cell table:style-name="ce2" office:value-type="string" calcext:value-type="string">
            <text:p>irm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patient', 0.49268509047975), (u'early', 0.4797672624089986), (u'study', 0.4770975595011641), (u'mammography', 0.47285071306696663), (u'report', 0.4696874356902435), (u'risk', 0.4675093001337022), (u'may', 0.46682700655935816), (u'however', 0.46226821550635594), (u'much', 0.4614404820039393), (u'diagnose', 0.454636843870865)]</text:p>
          </table:table-cell>
          <table:table-cell table:style-name="ce2" office:value-type="string" calcext:value-type="string">
            <text:p>irm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patient', 0.492385537885298), (u'early', 0.47901365731088996), (u'study', 0.4753049748978873), (u'mammography', 0.4700879065871238), (u'report', 0.4684860165737349), (u'risk', 0.46717417749332385), (u'may', 0.4667931009920162), (u'however', 0.4619397149795019), (u'much', 0.46045706842846823), (u'diagnose', 0.4545338798044902)]</text:p>
          </table:table-cell>
          <table:table-cell table:style-name="ce2" office:value-type="string" calcext:value-type="string">
            <text:p>irm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patient', 0.4935613729193879), (u'early', 0.4799982364715351), (u'study', 0.4784770157609338), (u'mammography', 0.4738788917417641), (u'report', 0.4705059217126996), (u'risk', 0.4679717429385963), (u'may', 0.4672188951941676), (u'however', 0.4625501991613816), (u'much', 0.46230445983733914), (u'diagnose', 0.4548109279682231)]</text:p>
          </table:table-cell>
        </table:table-row>
        <table:table-row table:style-name="ro2">
          <table:table-cell table:style-name="ce2" office:value-type="string" calcext:value-type="string">
            <text:p>toxicit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toxicity', 0.38452161289462977), (u'great', 0.3635989731698549), (u'significantly', 0.35880712204441584), (u'however', 0.3567689494109171), (u'result', 0.3550628230799534), (u'also', 0.35097511952162724), (u'high', 0.34834353144450836), (u'level', 0.3463101781133233), (u'might', 0.34378381822064896), (u'although', 0.3420782219292463)]</text:p>
          </table:table-cell>
          <table:table-cell table:style-name="ce2" office:value-type="string" calcext:value-type="string">
            <text:p>toxicit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toxicity', 0.38440829426075646), (u'great', 0.3676230854894587), (u'result', 0.3624276428085737), (u'however', 0.3609368414224293), (u'significantly', 0.35852400895215025), (u'also', 0.3566826629010351), (u'regimen', 0.35125454605237505), (u'expect', 0.3508498413207227), (u'level', 0.34986676818325446), (u'high', 0.3479375571602569)]</text:p>
          </table:table-cell>
          <table:table-cell table:style-name="ce2" office:value-type="string" calcext:value-type="string">
            <text:p>toxicit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toxicity', 0.38593233210414146), (u'great', 0.3702695571026805), (u'result', 0.363469046078814), (u'however', 0.36254830781986336), (u'significantly', 0.36241360910238296), (u'also', 0.35786306256987027), (u'expect', 0.3527025838544883), (u'level', 0.35213866972592556), (u'regimen', 0.35120001874166634), (u'combination', 0.34884415395774915)]</text:p>
          </table:table-cell>
          <table:table-cell table:style-name="ce2" office:value-type="string" calcext:value-type="string">
            <text:p>toxicit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toxicity', 0.3835849581236803), (u'great', 0.3672869711737381), (u'result', 0.3619414189899297), (u'however', 0.3609722755476919), (u'significantly', 0.3580062145107692), (u'also', 0.3566913191617064), (u'regimen', 0.3514453380398635), (u'expect', 0.3507118489680034), (u'level', 0.34966099401557504), (u'combination', 0.3484327591908118)]</text:p>
          </table:table-cell>
        </table:table-row>
        <table:table-row table:style-name="ro2">
          <table:table-cell table:style-name="ce2" office:value-type="string" calcext:value-type="string">
            <text:p>exerese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(u'resection', 0.47059270341251314), (u'specimen', 0.39200756196025965), (u'excision', 0.3733363104114289), (u'close', 0.37328091526448426), (u'margin', 0.34837814901368724), (u'also', 0.3464482681028844), (u'much', 0.344853441049567), (u'primary', 0.3448339075861404), (u'large', 0.34117394485529146), (u'tumor', 0.3379183537712236)]</text:p>
          </table:table-cell>
          <table:table-cell table:style-name="ce2" office:value-type="string" calcext:value-type="string">
            <text:p>exerese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(u'resection', 0.46500805160302605), (u'specimen', 0.3941487235486168), (u'close', 0.3712564463286693), (u'excision', 0.37076517589041763), (u'also', 0.3483391887403337), (u'margin', 0.34738749939624114), (u'much', 0.3449577337316557), (u'large', 0.3429481719118464), (u'primary', 0.3424749422486334), (u'tumor', 0.3372045484137167)]</text:p>
          </table:table-cell>
          <table:table-cell table:style-name="ce2" office:value-type="string" calcext:value-type="string">
            <text:p>exerese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(u'resection', 0.46089624721362316), (u'specimen', 0.3924512175078467), (u'close', 0.369722841329769), (u'excision', 0.36837939111218365), (u'also', 0.3463065602876798), (u'much', 0.34487970512329813), (u'margin', 0.34422000986032675), (u'primary', 0.3417976848651373), (u'large', 0.34081865883250284), (u'tumor', 0.3355079811169798)]</text:p>
          </table:table-cell>
          <table:table-cell table:style-name="ce2" office:value-type="string" calcext:value-type="string">
            <text:p>exerese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(u'resection', 0.4632989704069345), (u'specimen', 0.39091208361526086), (u'excision', 0.3704296638484645), (u'close', 0.3679268237998785), (u'also', 0.34740091246740756), (u'margin', 0.3460483678718736), (u'much', 0.34355518419005554), (u'large', 0.3400192975160581), (u'primary', 0.33807541764400234), (u'one', 0.3348925363351214)]</text:p>
          </table:table-cell>
        </table:table-row>
        <table:table-row table:style-name="ro2">
          <table:table-cell table:style-name="ce2" office:value-type="string" calcext:value-type="string">
            <text:p>proteine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(u'also', 0.4385353367397929), (u'protein', 0.4286863066097863), (u'expression', 0.4169646246501626), (u'gene', 0.40033431871725433), (u'addition', 0.39919862730817895), (u'thus', 0.39480352191035173), (u'indicate', 0.39317916536335984), (u'suggest', 0.39107695226233363), (u'different', 0.3908914557356515), (u'result', 0.38928737529361335)]</text:p>
          </table:table-cell>
          <table:table-cell table:style-name="ce2" office:value-type="string" calcext:value-type="string">
            <text:p>protein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protein', 0.4526257198134194), (u'also', 0.4467869127650182), (u'expression', 0.43153148848599054), (u'gene', 0.4165264818521364), (u'addition', 0.40897112137163755), (u'suggest', 0.40313466406586607), (u'indicate', 0.400260212331357), (u'thus', 0.39825289693128096), (u'result', 0.3951685692313845), (u'lead', 0.3945280033893165)]</text:p>
          </table:table-cell>
          <table:table-cell table:style-name="ce2" office:value-type="string" calcext:value-type="string">
            <text:p>proteine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(u'also', 0.4499859507079571), (u'protein', 0.44992728295937157), (u'expression', 0.4351574861493649), (u'gene', 0.4141399373183711), (u'addition', 0.41281761855532156), (u'suggest', 0.4052520472895294), (u'indicate', 0.404164781046774), (u'different', 0.3988029688812996), (u'thus', 0.3983635850994417), (u'result', 0.39823616876029866)]</text:p>
          </table:table-cell>
          <table:table-cell table:style-name="ce2" office:value-type="string" calcext:value-type="string">
            <text:p>proteine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(u'also', 0.44897801232748547), (u'protein', 0.4368278449147004), (u'expression', 0.4289475163102265), (u'gene', 0.4126155212118423), (u'addition', 0.40817005876481866), (u'suggest', 0.4039257281377713), (u'thus', 0.4025983621771909), (u'indicate', 0.40202953363896976), (u'different', 0.39795866505476946), (u'result', 0.3974349379006917)]</text:p>
          </table:table-cell>
        </table:table-row>
        <table:table-row table:style-name="ro2">
          <table:table-cell table:style-name="ce2" office:value-type="string" calcext:value-type="string">
            <text:p>lymphoedem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cancer', 0.4163439047491647), (u'positively', 0.4043206058285128), (u'risk', 0.3767979657292297), (u'reduction', 0.3691465520449507), (u'conservation', 0.35616961133733716), (u'associate', 0.3546529090256358), (u'increase', 0.35313230836495624), (u'significantly', 0.35032375070340926), (u'decrease', 0.3487324161405674), (u'charity', 0.3385793922396972)]</text:p>
          </table:table-cell>
          <table:table-cell table:style-name="ce2" office:value-type="string" calcext:value-type="string">
            <text:p>lymphoedem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positively', 0.3565407650084252), (u'significantly', 0.3152994432231931), (u'increase', 0.2897806613809086), (u'decrease', 0.2895008091820913), (u'surgery', 0.2835978559496115), (u'factor', 0.2763638795862466), (u'great', 0.2696501451766022), (u'reduction', 0.2689767538420866), (u'might', 0.2663262533817091), (u'malignancy', 0.26163020545962634)]</text:p>
          </table:table-cell>
          <table:table-cell table:style-name="ce2" office:value-type="string" calcext:value-type="string">
            <text:p>lymphoedem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positively', 0.35509400184235806), (u'significantly', 0.31503942295568693), (u'decrease', 0.2898845665079312), (u'increase', 0.2891409761562391), (u'surgery', 0.28306733681406476), (u'factor', 0.2755139678791082), (u'great', 0.2691794864936933), (u'reduction', 0.26903581555069295), (u'might', 0.26556602826928005), (u'malignancy', 0.26113026274163476)]</text:p>
          </table:table-cell>
          <table:table-cell table:style-name="ce2" office:value-type="string" calcext:value-type="string">
            <text:p>lymphoedem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positively', 0.36004740960449977), (u'significantly', 0.317159459248126), (u'increase', 0.2913742098814943), (u'decrease', 0.2906347446741832), (u'factor', 0.27926246180900155), (u'great', 0.272810196977096), (u'reduction', 0.2716221901368895), (u'surgery', 0.2709819002862155), (u'might', 0.26894562151256435), (u'polymorphism', 0.26363302256030297)]</text:p>
          </table:table-cell>
        </table:table-row>
        <table:table-row table:style-name="ro2">
          <table:table-cell table:style-name="ce2" office:value-type="string" calcext:value-type="string">
            <text:p>aromatas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aromatase', 0.7334548742769045), (u'mek', 0.690570542257609), (u'inhibitor', 0.49377047621623454), (u'mtor', 0.47178765031963454), (u'elacridar', 0.46598479154666955), (u'tolerability', 0.46196193636713134), (u'cocktail', 0.4524944422901643), (u'protease', 0.42935624196044575), (u'wortmannin', 0.41502620457158734), (u'fulvestrant', 0.3977841192802149)]</text:p>
          </table:table-cell>
          <table:table-cell table:style-name="ce2" office:value-type="string" calcext:value-type="string">
            <text:p>aromatas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aromatase', 0.6967643843269121), (u'mek', 0.6547972405526393), (u'inhibitor', 0.4947127645551211), (u'mtor', 0.45598648779679596), (u'tolerability', 0.44267590419922515), (u'elacridar', 0.4421229093124826), (u'cocktail', 0.429323366131833), (u'protease', 0.4108974897816256), (u'fulvestrant', 0.40354101883055055), (u'wortmannin', 0.3937737804641002)]</text:p>
          </table:table-cell>
          <table:table-cell table:style-name="ce2" office:value-type="string" calcext:value-type="string">
            <text:p>aromatas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aromatase', 0.7000051868325698), (u'mek', 0.6579022051143446), (u'inhibitor', 0.49735491328389275), (u'mtor', 0.4581487172588973), (u'tolerability', 0.4447750165804859), (u'elacridar', 0.44421939946289124), (u'cocktail', 0.4313591624895366), (u'protease', 0.4119967468477078), (u'fulvestrant', 0.40429240359405805), (u'wortmannin', 0.39603987499580756)]</text:p>
          </table:table-cell>
          <table:table-cell table:style-name="ce2" office:value-type="string" calcext:value-type="string">
            <text:p>aromatas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aromatase', 0.7002428393130268), (u'mek', 0.6580661830783034), (u'inhibitor', 0.4969497743772564), (u'mtor', 0.45826290792927726), (u'tolerability', 0.44488587394054896), (u'elacridar', 0.4443301183389015), (u'cocktail', 0.4314666760328112), (u'protease', 0.41294881222901736), (u'fulvestrant', 0.40555561558754316), (u'wortmannin', 0.3957396162629259)]</text:p>
          </table:table-cell>
        </table:table-row>
        <table:table-row table:style-name="ro2">
          <table:table-cell table:style-name="ce2" office:value-type="string" calcext:value-type="string">
            <text:p>anastrozol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anastrozole', 0.3833267081773589), (u'trial', 0.37295950138656003), (u'chemotherapy', 0.3648140356437006), (u'give', 0.34803454684318486), (u'letrozole', 0.34702213654592523), (u'tamoxifen', 0.3447409625186869), (u'outcome', 0.3443186731824383), (u'receive', 0.3376978892136061), (u'aromatase', 0.33638601487918607), (u'characteristic', 0.3353045168777017)]</text:p>
          </table:table-cell>
          <table:table-cell table:style-name="ce2" office:value-type="string" calcext:value-type="string">
            <text:p>anastrozol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anastrozole', 0.44538427156623644), (u'monotherapy', 0.4379031528062378), (u'letrozole', 0.3806562551969867), (u'pk', 0.3579786121855186), (u'alone', 0.35437419231802897), (u'exemestane', 0.35430947994500656), (u'placebo', 0.3412874677748531), (u'tamoxifen', 0.33577729531688477), (u'totalb', 0.3348482410802566), (u'trial', 0.30813952211380735)]</text:p>
          </table:table-cell>
          <table:table-cell table:style-name="ce2" office:value-type="string" calcext:value-type="string">
            <text:p>anastrozol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anastrozole', 0.45034084023562415), (u'monotherapy', 0.44631035919758955), (u'letrozole', 0.38463419272441624), (u'pk', 0.3619624654258452), (u'exemestane', 0.35856364264798485), (u'alone', 0.35357024559839995), (u'placebo', 0.34276091068524234), (u'tamoxifen', 0.3390790304254205), (u'totalb', 0.3385746822832686), (u'trial', 0.30635543649383556)]</text:p>
          </table:table-cell>
          <table:table-cell table:style-name="ce2" office:value-type="string" calcext:value-type="string">
            <text:p>anastrozol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anastrozole', 0.4431578824548894), (u'monotherapy', 0.43571416034854793), (u'letrozole', 0.3787534288157217), (u'alone', 0.3569239757093709), (u'pk', 0.3561891469189027), (u'exemestane', 0.35253835595487876), (u'placebo', 0.3425317495764963), (u'tamoxifen', 0.3346971244765911), (u'totalb', 0.3331744000277356), (u'trial', 0.312988858517512)]</text:p>
          </table:table-cell>
        </table:table-row>
        <table:table-row table:style-name="ro2">
          <table:table-cell table:style-name="ce2" office:value-type="string" calcext:value-type="string">
            <text:p>taxan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neoadjuvant', 0.4567035757103056), (u'adjuvant', 0.4512781066484572), (u'regimen', 0.39176319908363777), (u'completion', 0.3909588740350335), (u'endocrine', 0.3687031577675591), (u'prior', 0.3489210541470249), (u'combination', 0.34759756534466607), (u'chemotherapy', 0.3387025568765953), (u'efficacy', 0.3349319913762725), (u'disease', 0.33209576910770544)]</text:p>
          </table:table-cell>
          <table:table-cell table:style-name="ce2" office:value-type="string" calcext:value-type="string">
            <text:p>taxane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(u'adjuvant', 0.425492500677906), (u'taxane', 0.40212058545971446), (u'regimen', 0.39399246554308154), (u'neoadjuvant', 0.39170055631746004), (u'combination', 0.3341294242669641), (u'completion', 0.3336851229076885), (u'administer', 0.3309008616067663), (u'anthracycline', 0.31791828738848243), (u'endocrine', 0.3145130388327171), (u'prior', 0.31098187273651107)]</text:p>
          </table:table-cell>
          <table:table-cell table:style-name="ce2" office:value-type="string" calcext:value-type="string">
            <text:p>taxane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(u'adjuvant', 0.42538728707010776), (u'regimen', 0.39979879305474925), (u'taxane', 0.3935392201168419), (u'neoadjuvant', 0.3925010924042098), (u'administer', 0.3396612564973165), (u'combination', 0.33490236508164756), (u'completion', 0.33344500365319646), (u'anthracycline', 0.317560645405297), (u'endocrine', 0.31436767110655467), (u'prior', 0.31413196314314384)]</text:p>
          </table:table-cell>
          <table:table-cell table:style-name="ce2" office:value-type="string" calcext:value-type="string">
            <text:p>taxane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(u'adjuvant', 0.4216150231262921), (u'taxane', 0.40823578672846317), (u'regimen', 0.3912123952586725), (u'neoadjuvant', 0.3871381307734974), (u'combination', 0.3325707913584953), (u'completion', 0.32979844594529867), (u'administer', 0.3289897970827593), (u'anthracycline', 0.3133597419165414), (u'endocrine', 0.3108496732869283), (u'prior', 0.3071251004058247)]</text:p>
          </table:table-cell>
        </table:table-row>
        <table:table-row table:style-name="ro2">
          <table:table-cell table:style-name="ce2" office:value-type="string" calcext:value-type="string">
            <text:p>docetaxel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(u'week', 0.5489291161623915), (u'administer', 0.46921561407326406), (u'day', 0.44214482183074116), (u'docetaxel', 0.4416919758115336), (u'methotrexate', 0.4217910598468446), (u'follow', 0.4169638700669543), (u'neoadjuvant', 0.4061217000977029), (u'completion', 0.4018426456936077), (u'prior', 0.4007371465236898), (u'chemotherapy', 0.4006912209855293)]</text:p>
          </table:table-cell>
          <table:table-cell table:style-name="ce2" office:value-type="string" calcext:value-type="string">
            <text:p>docetaxel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(u'administer', 0.4975847758351227), (u'week', 0.48681160365302567), (u'docetaxel', 0.47750011901669315), (u'epirubicin', 0.3970259864020487), (u'day', 0.3911807561840789), (u'cycle', 0.3896075785975034), (u'chemotherapy', 0.38518038473741595), (u'methotrexate', 0.38377823546089235), (u'follow', 0.3834764689880342), (u'cyclophosphamide', 0.37217601346189266)]</text:p>
          </table:table-cell>
          <table:table-cell table:style-name="ce2" office:value-type="string" calcext:value-type="string">
            <text:p>docetaxel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(u'administer', 0.49484358566911835), (u'week', 0.4815161221153882), (u'docetaxel', 0.476668523534358), (u'epirubicin', 0.38943626817019616), (u'cycle', 0.38706740990752775), (u'day', 0.3860774890210084), (u'follow', 0.38415533855584166), (u'chemotherapy', 0.3813661583082061), (u'methotrexate', 0.3751897626110212), (u'cyclophosphamide', 0.36861320373416684)]</text:p>
          </table:table-cell>
          <table:table-cell table:style-name="ce2" office:value-type="string" calcext:value-type="string">
            <text:p>docetaxel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(u'administer', 0.4977598359507815), (u'week', 0.4867524866489922), (u'docetaxel', 0.48033056566477456), (u'epirubicin', 0.4008592192911453), (u'day', 0.3913810621584687), (u'cycle', 0.38981691755801723), (u'methotrexate', 0.38717219728172203), (u'chemotherapy', 0.3848311533650928), (u'follow', 0.38272504332912355), (u'cyclophosphamide', 0.3747327697772623)]</text:p>
          </table:table-cell>
        </table:table-row>
        <table:table-row table:style-name="ro2">
          <table:table-cell table:style-name="ce2" office:value-type="string" calcext:value-type="string">
            <text:p>letrozol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alone', 0.47846540576037183), (u'efficacy', 0.4127843486918371), (u'anastrozole', 0.3774485752122515), (u'ie', 0.37704792741888665), (u'tamoxifen', 0.3728216313924733), (u'versus', 0.36045721604502745), (u'atac', 0.34839535551061), (u'exemestane', 0.346914626244577), (u'arimidex', 0.3431951726744379), (u'totalb', 0.3389843606773929)]</text:p>
          </table:table-cell>
          <table:table-cell table:style-name="ce2" office:value-type="string" calcext:value-type="string">
            <text:p>letrozole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(u'alone', 0.5142345643672128), (u'monotherapy', 0.5072030539423967), (u'totalb', 0.47927922588928873), (u'anastrozole', 0.43793652073034756), (u'exemestane', 0.41609249651717106), (u'letrozole', 0.3927960775995962), (u'efficacy', 0.37228649086851223), (u'tamoxifen', 0.3638203642808104), (u'superiority', 0.3378288941232052), (u'versus', 0.33760053024476394)]</text:p>
          </table:table-cell>
          <table:table-cell table:style-name="ce2" office:value-type="string" calcext:value-type="string">
            <text:p>letrozole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(u'alone', 0.5136917851191174), (u'monotherapy', 0.5089396640225579), (u'totalb', 0.48004018592924036), (u'anastrozole', 0.4386132373280676), (u'exemestane', 0.4166894865518609), (u'letrozole', 0.3915682076424663), (u'efficacy', 0.3726900169310182), (u'tamoxifen', 0.36441012519855426), (u'superiority', 0.3404213873480417), (u'pk', 0.3387953021228428)]</text:p>
          </table:table-cell>
          <table:table-cell table:style-name="ce2" office:value-type="string" calcext:value-type="string">
            <text:p>letrozole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(u'alone', 0.5120190597216028), (u'monotherapy', 0.5071192089852924), (u'totalb', 0.4791999969772714), (u'anastrozole', 0.4378748620974093), (u'exemestane', 0.4160925192544817), (u'letrozole', 0.3927608322026161), (u'efficacy', 0.3717945720908165), (u'tamoxifen', 0.3635641472559615), (u'superiority', 0.3377730481480751), (u'pk', 0.33747965558434256)]</text:p>
          </table:table-cell>
        </table:table-row>
        <table:table-row table:style-name="ro2">
          <table:table-cell table:style-name="ce2" office:value-type="string" calcext:value-type="string">
            <text:p>grossess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breast', 0.6535545414755274), (u'risk', 0.6382532333410247), (u'ovarian', 0.6182296039154692), (u'development', 0.6173737527249745), (u'associate', 0.6156699447194488), (u'early', 0.6106506760018431), (u'diagnosis', 0.608633812643307), (u'woman', 0.6069359217796977), (u'increase', 0.6028051860430441), (u'daughter', 0.5962120817303296)]</text:p>
          </table:table-cell>
          <table:table-cell table:style-name="ce2" office:value-type="string" calcext:value-type="string">
            <text:p>grossess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breast', 0.6457649178139135), (u'risk', 0.6362918882857584), (u'development', 0.6257408909218101), (u'early', 0.6134846267394826), (u'ovarian', 0.6128798320105955), (u'diagnosis', 0.6099071827902929), (u'associate', 0.605467877269341), (u'woman', 0.5971450730296595), (u'increase', 0.591738724385686), (u'human', 0.5821886497644458)]</text:p>
          </table:table-cell>
          <table:table-cell table:style-name="ce2" office:value-type="string" calcext:value-type="string">
            <text:p>grossess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breast', 0.6471641091140942), (u'risk', 0.6375398575459598), (u'development', 0.6270284699094338), (u'early', 0.6147062896948269), (u'ovarian', 0.6141212002266805), (u'diagnosis', 0.6119846312930736), (u'associate', 0.6078557700816732), (u'woman', 0.5992025577129294), (u'increase', 0.5936826210823509), (u'human', 0.5827853372528137)]</text:p>
          </table:table-cell>
          <table:table-cell table:style-name="ce2" office:value-type="string" calcext:value-type="string">
            <text:p>grossess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breast', 0.6482807248315061), (u'risk', 0.6387675403298612), (u'development', 0.6258643814325355), (u'early', 0.6160437409881057), (u'ovarian', 0.6155477340591168), (u'diagnosis', 0.6124746548779848), (u'associate', 0.6079513266695459), (u'woman', 0.5990549903335993), (u'increase', 0.5938231526374387), (u'human', 0.5841981271506095)]</text:p>
          </table:table-cell>
        </table:table-row>
        <table:table-row table:style-name="ro2">
          <table:table-cell table:style-name="ce2" office:value-type="string" calcext:value-type="string">
            <text:p>biopsi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specimen', 0.4628102627642873), (u'patient', 0.43750361526551756), (u'primary', 0.42715698785506084), (u'much', 0.426743992917274), (u'diagnose', 0.4239982438941009), (u'procedure', 0.4237263699256751), (u'may', 0.4211801554328333), (u'surgery', 0.42072852270586963), (u'one', 0.4199499265361381), (u'study', 0.4153980480424652)]</text:p>
          </table:table-cell>
          <table:table-cell table:style-name="ce2" office:value-type="string" calcext:value-type="string">
            <text:p>biopsi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specimen', 0.4594717617914109), (u'patient', 0.4302545260601991), (u'much', 0.42141434003356587), (u'primary', 0.4213667939021335), (u'procedure', 0.41796277061076176), (u'diagnose', 0.41700969073567973), (u'one', 0.4150045591445873), (u'may', 0.41362151689132876), (u'surgery', 0.4120353052477363), (u'study', 0.41026530675012524)]</text:p>
          </table:table-cell>
          <table:table-cell table:style-name="ce2" office:value-type="string" calcext:value-type="string">
            <text:p>biopsi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specimen', 0.45518707265090047), (u'patient', 0.42679234995847537), (u'primary', 0.41980722233793566), (u'much', 0.4174521773080346), (u'procedure', 0.41486642090388237), (u'may', 0.41317611768830026), (u'one', 0.4102077442730656), (u'diagnose', 0.4097109064102188), (u'study', 0.40683694045861785), (u'surgery', 0.4056567869884713)]</text:p>
          </table:table-cell>
          <table:table-cell table:style-name="ce2" office:value-type="string" calcext:value-type="string">
            <text:p>biopsi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specimen', 0.46195671539061706), (u'patient', 0.4329261847402781), (u'primary', 0.42363800271904134), (u'much', 0.4231712411345085), (u'procedure', 0.41996085313486126), (u'diagnose', 0.41959480106659097), (u'one', 0.4166941086548407), (u'may', 0.4160147566407404), (u'surgery', 0.4144437763014595), (u'study', 0.4135117409897918)]</text:p>
          </table:table-cell>
        </table:table-row>
        <table:table-row table:style-name="ro2">
          <table:table-cell table:style-name="ce2" office:value-type="string" calcext:value-type="string">
            <text:p>cyclophosphamid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mg', 0.681278877959676), (u'methotrexate', 0.6702744272868105), (u'day', 0.6598863605071693), (u'iv', 0.6571707711601478), (u'kg', 0.5823047592467558), (u'gentamycin', 0.5792714862267188), (u'furosemide', 0.51271455009337), (u'administer', 0.49524334943473847), (u'letrozole', 0.4740636695831408), (u'epirubicin', 0.4432603511909991)]</text:p>
          </table:table-cell>
          <table:table-cell table:style-name="ce2" office:value-type="string" calcext:value-type="string">
            <text:p>cyclophosphamide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(u'methotrexate', 0.602949006597712), (u'cyclophosphamide', 0.6029372210975468), (u'mg', 0.569699916208411), (u'day', 0.5297881972004199), (u'iv', 0.5212936588166986), (u'fluorouracil', 0.5192971179372314), (u'epirubicin', 0.5155574388287042), (u'kg', 0.4675794500728361), (u'docetaxel', 0.4656284268033518), (u'gentamycin', 0.4595008873724315)]</text:p>
          </table:table-cell>
          <table:table-cell table:style-name="ce2" office:value-type="string" calcext:value-type="string">
            <text:p>cyclophosphamid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cyclophosphamide', 0.6094892322727418), (u'methotrexate', 0.6035714392325968), (u'mg', 0.5752117053168703), (u'day', 0.5338929411189839), (u'iv', 0.526914757152236), (u'fluorouracil', 0.5174942618438676), (u'epirubicin', 0.5168451897254202), (u'kg', 0.4716309484771633), (u'docetaxel', 0.46857341137162656), (u'gentamycin', 0.46348238637048716)]</text:p>
          </table:table-cell>
          <table:table-cell table:style-name="ce2" office:value-type="string" calcext:value-type="string">
            <text:p>cyclophosphamid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cyclophosphamide', 0.621063945871563), (u'methotrexate', 0.6059667032626407), (u'mg', 0.5708902581631169), (u'fluorouracil', 0.5484887468013281), (u'day', 0.5296379887692687), (u'epirubicin', 0.5202369914170228), (u'iv', 0.517827027092342), (u'docetaxel', 0.46711229973885005), (u'kg', 0.46447002081379), (u'gentamycin', 0.4564451810031056)]</text:p>
          </table:table-cell>
        </table:table-row>
        <table:table-row table:style-name="ro2">
          <table:table-cell table:style-name="ce2" office:value-type="string" calcext:value-type="string">
            <text:p>echographi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ultrasound', 0.4237212086776592), (u'digital', 0.38082030979041676), (u'utilization', 0.34685403085265054), (u'examination', 0.32670074848981384), (u'much', 0.3165592361811643), (u'mammogram', 0.3088433477155065), (u'one', 0.30752228409978255), (u'study', 0.30292749105140215), (u'gland', 0.30203515736978165), (u'mammography', 0.29299370583132417)]</text:p>
          </table:table-cell>
          <table:table-cell table:style-name="ce2" office:value-type="string" calcext:value-type="string">
            <text:p>echographi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ultrasound', 0.44155304096544185), (u'digital', 0.3904753678858984), (u'utilization', 0.3555136619717783), (u'examination', 0.3351014866564133), (u'much', 0.31583800518878097), (u'mammogram', 0.3088044599275884), (u'one', 0.3073579908073566), (u'study', 0.303185343599098), (u'lesion', 0.2930372594978821), (u'two', 0.28851850495485076)]</text:p>
          </table:table-cell>
          <table:table-cell table:style-name="ce2" office:value-type="string" calcext:value-type="string">
            <text:p>echographi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ultrasound', 0.4386085037391253), (u'digital', 0.3877311106716962), (u'utilization', 0.35291588989490946), (u'examination', 0.334058449674338), (u'much', 0.31623735197916086), (u'one', 0.3072687038805352), (u'mammogram', 0.30607203749396805), (u'study', 0.30420787654784415), (u'lesion', 0.2926376432378466), (u'two', 0.2885710368462865)]</text:p>
          </table:table-cell>
          <table:table-cell table:style-name="ce2" office:value-type="string" calcext:value-type="string">
            <text:p>echographi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ultrasound', 0.44504673834721425), (u'digital', 0.3938697785066764), (u'utilization', 0.35876437852245674), (u'examination', 0.335384490725854), (u'much', 0.31557372762946007), (u'mammogram', 0.3097624533441271), (u'one', 0.3068442809432491), (u'study', 0.30259083447067925), (u'lesion', 0.2930288420756856), (u'two', 0.28825317284678875)]</text:p>
          </table:table-cell>
        </table:table-row>
        <table:table-row table:style-name="ro2">
          <table:table-cell table:style-name="ce2" office:value-type="string" calcext:value-type="string">
            <text:p>carcinome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(u'ductal', 0.5803086781536576), (u'situ', 0.4850394362149158), (u'lobular', 0.4523564869744421), (u'carcinoma', 0.4417219122175644), (u'dcis', 0.4324083120747452), (u'infiltrate', 0.42822340386158386), (u'invasive', 0.4222609764522769), (u'intraductal', 0.36695590641278014), (u'alh', 0.36234058102726835), (u'multifocal', 0.35205398723092785)]</text:p>
          </table:table-cell>
          <table:table-cell table:style-name="ce2" office:value-type="string" calcext:value-type="string">
            <text:p>carcinome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(u'ductal', 0.4746843120918888), (u'situ', 0.39900306064686436), (u'lobular', 0.3821292125224635), (u'infiltrate', 0.3675890240662113), (u'carcinoma', 0.3649956962505794), (u'dcis', 0.35521246122000566), (u'invasive', 0.34500236788794025), (u'intraductal', 0.29758698920543203), (u'alh', 0.29656110647343037), (u'multifocal', 0.29317750871389453)]</text:p>
          </table:table-cell>
          <table:table-cell table:style-name="ce2" office:value-type="string" calcext:value-type="string">
            <text:p>carcinome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(u'ductal', 0.5199932914117791), (u'situ', 0.43671911546520026), (u'lobular', 0.41769565967370903), (u'infiltrate', 0.4014015240114398), (u'carcinoma', 0.3991787049178311), (u'dcis', 0.389050609222772), (u'invasive', 0.3777869594324939), (u'intraductal', 0.3258123977758658), (u'alh', 0.325039810775742), (u'multifocal', 0.3208058852420048)]</text:p>
          </table:table-cell>
          <table:table-cell table:style-name="ce2" office:value-type="string" calcext:value-type="string">
            <text:p>carcinome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(u'ductal', 0.5683755609887652), (u'situ', 0.47785073647899107), (u'lobular', 0.4579129098985014), (u'infiltrate', 0.4401132113517831), (u'carcinoma', 0.43677208189140704), (u'dcis', 0.4256024979155973), (u'invasive', 0.4132483789540342), (u'intraductal', 0.3567368918408814), (u'alh', 0.35460491779203873), (u'multifocal', 0.3512056350236399)]</text:p>
          </table:table-cell>
        </table:table-row>
        <table:table-row table:style-name="ro2">
          <table:table-cell table:style-name="ce2" office:value-type="string" calcext:value-type="string">
            <text:p>placebo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(u'versus', 0.47362194958852316), (u'exemestane', 0.4322951824079208), (u'alone', 0.4120706478824447), (u'placebo', 0.4082406019166667), (u'group', 0.4070145534583582), (u'among', 0.40579117011960597), (u'two', 0.3952914406582636), (u'cohort', 0.39160316787828053), (u'tamoxifen', 0.38254016644062894), (u'however', 0.38235703485098504)]</text:p>
          </table:table-cell>
          <table:table-cell table:style-name="ce2" office:value-type="string" calcext:value-type="string">
            <text:p>placebo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(u'versus', 0.4677639691950375), (u'exemestane', 0.4358362625448781), (u'alone', 0.4159757829940645), (u'placebo', 0.4083266596530858), (u'group', 0.40464454580139697), (u'among', 0.4008760741558699), (u'two', 0.39364638962192156), (u'cohort', 0.39235606834379644), (u'tamoxifen', 0.3854751655249622), (u'however', 0.38029241808198316)]</text:p>
          </table:table-cell>
          <table:table-cell table:style-name="ce2" office:value-type="string" calcext:value-type="string">
            <text:p>placebo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(u'versus', 0.4686762679637532), (u'exemestane', 0.4357367650264896), (u'alone', 0.4162754060449061), (u'placebo', 0.4082334423308508), (u'group', 0.40530435425020084), (u'among', 0.40089272156370576), (u'two', 0.39428263373599465), (u'cohort', 0.39199722866439196), (u'tamoxifen', 0.386406969287304), (u'however', 0.3805784947577747)]</text:p>
          </table:table-cell>
          <table:table-cell table:style-name="ce2" office:value-type="string" calcext:value-type="string">
            <text:p>placebo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(u'versus', 0.4690347723503797), (u'exemestane', 0.43794022523560444), (u'alone', 0.4129741199873021), (u'placebo', 0.4102978220628463), (u'group', 0.4057462593243038), (u'among', 0.39982995737485977), (u'two', 0.3943710221494037), (u'cohort', 0.39330285089744227), (u'tamoxifen', 0.3871262589838576), (u'however', 0.3799858857715176)]</text:p>
          </table:table-cell>
        </table:table-row>
        <table:table-row table:style-name="ro2">
          <table:table-cell table:style-name="ce2" office:value-type="string" calcext:value-type="string">
            <text:p>anticorps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antibody', 0.41680174274483645), (u'antiphosphorylation', 0.3976149110152162), (u'antiactin', 0.36600173731339386), (u'humanised', 0.3520050635129879), (u'immunotherapy', 0.32904332014017257), (u'signet', 0.3212171983657726), (u'antihuman', 0.32043555690138165), (u'reprobed', 0.3178734841189139), (u'donkey', 0.3159368334720328), (u'also', 0.30554062303044327)]</text:p>
          </table:table-cell>
          <table:table-cell table:style-name="ce2" office:value-type="string" calcext:value-type="string">
            <text:p>anticorps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antibody', 0.41936085917572047), (u'antiphosphorylation', 0.382550314032089), (u'humanised', 0.3629563531720974), (u'antiactin', 0.3532584686588187), (u'immunotherapy', 0.3442774743574771), (u'antihuman', 0.3146484718767257), (u'signet', 0.30904711242741006), (u'also', 0.3061623620532591), (u'reprobed', 0.30583008283487445), (u'donkey', 0.3039668068544963)]</text:p>
          </table:table-cell>
          <table:table-cell table:style-name="ce2" office:value-type="string" calcext:value-type="string">
            <text:p>anticorps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antibody', 0.4171011870444862), (u'antiphosphorylation', 0.3782922208678853), (u'humanised', 0.35891635657646836), (u'antiactin', 0.34853068994757125), (u'immunotherapy', 0.3404453887301001), (u'antihuman', 0.31114618091503776), (u'signet', 0.3056071691086505), (u'also', 0.30476961188912743), (u'reprobed', 0.3024259476470052), (u'donkey', 0.300583411429278)]</text:p>
          </table:table-cell>
          <table:table-cell table:style-name="ce2" office:value-type="string" calcext:value-type="string">
            <text:p>anticorps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antibody', 0.42202673366464066), (u'antiphosphorylation', 0.38731829333903445), (u'antiactin', 0.35852967055112045), (u'humanised', 0.34913563826326927), (u'immunotherapy', 0.3485684337773828), (u'antihuman', 0.3185701453085357), (u'signet', 0.31289897238641545), (u'reprobed', 0.30964184681182355), (u'donkey', 0.3077553475821323), (u'also', 0.30674855730628997)]</text:p>
          </table:table-cell>
        </table:table-row>
        <table:table-row table:style-name="ro2">
          <table:table-cell table:style-name="ce2" office:value-type="string" calcext:value-type="string">
            <text:p>menopaus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young', 0.6382745835964417), (u'postmenopausal', 0.589318333546898), (u'among', 0.5784231263324935), (u'premenopausal', 0.5467869728518049), (u'parous', 0.5458652668876479), (u'chamorro', 0.5454439150124222), (u'old', 0.5395090761649994), (u'experience', 0.5162364358051159), (u'indian', 0.4920175704399985), (u'conceive', 0.4853713888029082)]</text:p>
          </table:table-cell>
          <table:table-cell table:style-name="ce2" office:value-type="string" calcext:value-type="string">
            <text:p>menopaus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young', 0.6075475506928713), (u'postmenopausal', 0.5686673434111081), (u'among', 0.549735270586308), (u'parous', 0.5251229246272164), (u'chamorro', 0.5206188949383839), (u'premenopausal', 0.5171968200893688), (u'old', 0.5131373745712738), (u'experience', 0.4889665755250575), (u'indian', 0.4632389004630938), (u'conceive', 0.46170102061616375)]</text:p>
          </table:table-cell>
          <table:table-cell table:style-name="ce2" office:value-type="string" calcext:value-type="string">
            <text:p>menopaus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young', 0.6080930686845147), (u'postmenopausal', 0.5684664698763435), (u'among', 0.5506326257701931), (u'parous', 0.5247082144608252), (u'chamorro', 0.5204367876965338), (u'premenopausal', 0.5175543925067471), (u'old', 0.5136633298283847), (u'experience', 0.4895472943622703), (u'indian', 0.46277706722175965), (u'conceive', 0.461851909146542)]</text:p>
          </table:table-cell>
          <table:table-cell table:style-name="ce2" office:value-type="string" calcext:value-type="string">
            <text:p>menopaus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young', 0.6076555834531615), (u'postmenopausal', 0.5688091366541571), (u'among', 0.5495559068071695), (u'parous', 0.5251642674786112), (u'chamorro', 0.5204922605044017), (u'premenopausal', 0.5171842437733906), (u'old', 0.5130962256202255), (u'experience', 0.489102934556259), (u'indian', 0.46286701810210973), (u'conceive', 0.4617687509766819)]</text:p>
          </table:table-cell>
        </table:table-row>
        <table:table-row table:style-name="ro2">
          <table:table-cell table:style-name="ce2" office:value-type="string" calcext:value-type="string">
            <text:p>lambeau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immediate', 0.4247291734555174), (u'autologous', 0.38898819715962507), (u'contraindicate', 0.346285531396189), (u'mind', 0.31415636101597233), (u'tram', 0.30854268416367675), (u'elect', 0.29051062173980635), (u'fat', 0.27796635481164217), (u'undermine', 0.27728429904175605), (u'tissue', 0.27463352629088283), (u'cancer', 0.25676661793996086)]</text:p>
          </table:table-cell>
          <table:table-cell table:style-name="ce2" office:value-type="string" calcext:value-type="string">
            <text:p>lambeau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immediate', 0.4493876430407878), (u'autologous', 0.41053205576775414), (u'contraindicate', 0.3641847411372947), (u'tram', 0.34775755457144647), (u'elect', 0.30611077135307224), (u'tissue', 0.2858759129575116), (u'undermine', 0.28458334901085197), (u'fat', 0.27913159696325796), (u'mind', 0.2774381310224091), (u'reconstruction', 0.2716152434910969)]</text:p>
          </table:table-cell>
          <table:table-cell table:style-name="ce2" office:value-type="string" calcext:value-type="string">
            <text:p>lambeau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immediate', 0.4323619329564275), (u'autologous', 0.39504374105112594), (u'contraindicate', 0.34993974504708286), (u'tram', 0.33032298528689596), (u'elect', 0.29293457616307267), (u'tissue', 0.2740849984003425), (u'undermine', 0.272089676041403), (u'fat', 0.2706895647310528), (u'mind', 0.2670476557158324), (u'reconstruction', 0.26020323719494076)]</text:p>
          </table:table-cell>
          <table:table-cell table:style-name="ce2" office:value-type="string" calcext:value-type="string">
            <text:p>lambeau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immediate', 0.44938785977209916), (u'autologous', 0.4109021964351607), (u'contraindicate', 0.36433837820055787), (u'tram', 0.34644149894538745), (u'elect', 0.30623990899842507), (u'tissue', 0.28590685475641836), (u'undermine', 0.2847034049743695), (u'fat', 0.27784232875795023), (u'mind', 0.27755517266329277), (u'reconstruction', 0.27135465630005345)]</text:p>
          </table:table-cell>
        </table:table-row>
        <table:table-row table:style-name="ro2">
          <table:table-cell table:style-name="ce2" office:value-type="string" calcext:value-type="string">
            <text:p>morbidit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surgery', 0.42665965902461983), (u'long', 0.3660775863605025), (u'however', 0.35579592168558816), (u'disease', 0.3446673889660824), (u'dissection', 0.3443320075786215), (u'result', 0.34270891342989357), (u'prior', 0.3422396963154857), (u'follow', 0.3419293474387696), (u'chemotherapy', 0.33857494332761934), (u'will', 0.337037859738813)]</text:p>
          </table:table-cell>
          <table:table-cell table:style-name="ce2" office:value-type="string" calcext:value-type="string">
            <text:p>morbidit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surgery', 0.43359263592778485), (u'dissection', 0.3785885624884718), (u'long', 0.37048180603910325), (u'however', 0.3620665704584165), (u'result', 0.3487175392419319), (u'disease', 0.34839750717007956), (u'prior', 0.3470758203830242), (u'follow', 0.3451288310205124), (u'find', 0.34266507487358616), (u'much', 0.33982159476502904)]</text:p>
          </table:table-cell>
          <table:table-cell table:style-name="ce2" office:value-type="string" calcext:value-type="string">
            <text:p>morbidit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surgery', 0.42308499876599454), (u'dissection', 0.3680034652704539), (u'long', 0.3609572819490566), (u'however', 0.3526463554427394), (u'disease', 0.3392315548675675), (u'result', 0.3389408070819354), (u'prior', 0.3377137016368985), (u'follow', 0.33656940686417036), (u'find', 0.33318215904842496), (u'benefit', 0.3325827843675662)]</text:p>
          </table:table-cell>
          <table:table-cell table:style-name="ce2" office:value-type="string" calcext:value-type="string">
            <text:p>morbidit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surgery', 0.4304207946302533), (u'long', 0.3685772432426271), (u'however', 0.35975116104147725), (u'prior', 0.3473235754023896), (u'disease', 0.34606434658455926), (u'dissection', 0.345437832169375), (u'follow', 0.34535684269142486), (u'result', 0.3453133439440599), (u'chemotherapy', 0.34054534476317305), (u'find', 0.33982908499419334)]</text:p>
          </table:table-cell>
        </table:table-row>
        <table:table-row table:style-name="ro2">
          <table:table-cell table:style-name="ce2" office:value-type="string" calcext:value-type="string">
            <text:p>marqueur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however', 0.4204215420487332), (u'although', 0.41497136824364583), (u'also', 0.4134148344071734), (u'may', 0.41066327456230595), (u'include', 0.4057573881924258), (u'study', 0.4028670905561611), (u'relate', 0.40269057774093986), (u'development', 0.3974806356170414), (u'early', 0.39639744583969305), (u'increase', 0.39604086807987793)]</text:p>
          </table:table-cell>
          <table:table-cell table:style-name="ce2" office:value-type="string" calcext:value-type="string">
            <text:p>marqueur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however', 0.4310899155675079), (u'although', 0.4266819739524834), (u'may', 0.4250328134685423), (u'also', 0.42311979334351746), (u'include', 0.41681047407996175), (u'development', 0.4160015284506184), (u'early', 0.4145178877288579), (u'relate', 0.41342645733896977), (u'study', 0.41217791877738935), (u'know', 0.41138660964279883)]</text:p>
          </table:table-cell>
          <table:table-cell table:style-name="ce2" office:value-type="string" calcext:value-type="string">
            <text:p>marqueur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however', 0.4318244639555547), (u'although', 0.42719973350388063), (u'may', 0.42614999218699245), (u'also', 0.4235804660374462), (u'include', 0.4176837729538085), (u'development', 0.416472867758863), (u'early', 0.41498962946910206), (u'relate', 0.4141141196780172), (u'study', 0.41357060022198444), (u'increase', 0.41073654084608824)]</text:p>
          </table:table-cell>
          <table:table-cell table:style-name="ce2" office:value-type="string" calcext:value-type="string">
            <text:p>marqueur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however', 0.43161772343165916), (u'although', 0.4271818880730507), (u'may', 0.4248466130467491), (u'also', 0.4222873334535094), (u'development', 0.4175449194015787), (u'early', 0.4160737672628763), (u'include', 0.4160009957445916), (u'relate', 0.4137007316311942), (u'study', 0.4127787025677741), (u'know', 0.4094899782107353)]</text:p>
          </table:table-cell>
        </table:table-row>
        <table:table-row table:style-name="ro2">
          <table:table-cell table:style-name="ce2" office:value-type="string" calcext:value-type="string">
            <text:p>adn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line', 0.5098933720457121), (u'epithelial', 0.5091332288693629), (u'nk', 0.5015635159638867), (u'transform', 0.4987928993151431), (u'endothelial', 0.49635010955839765), (u'transfected', 0.4948712566029428), (u'proliferation', 0.49026435603142204), (u'cultured', 0.4900573962638325), (u'adhesion', 0.4886974798225761), (u'apoptotic', 0.4832469439120775)]</text:p>
          </table:table-cell>
          <table:table-cell table:style-name="ce2" office:value-type="string" calcext:value-type="string">
            <text:p>adn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line', 0.5063592188254866), (u'epithelial', 0.504861739499041), (u'nk', 0.49866081214721075), (u'transform', 0.49528927910055276), (u'transfected', 0.49232001526211416), (u'endothelial', 0.4923176018883827), (u'proliferation', 0.48734031749976875), (u'cultured', 0.4860928808814931), (u'adhesion', 0.4849697884558232), (u'apoptotic', 0.48048187659818387)]</text:p>
          </table:table-cell>
          <table:table-cell table:style-name="ce2" office:value-type="string" calcext:value-type="string">
            <text:p>adn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line', 0.5074046467164943), (u'epithelial', 0.5070274204987087), (u'nk', 0.49992478109966487), (u'transform', 0.49637793597822105), (u'transfected', 0.4935658722871199), (u'endothelial', 0.49348824855954476), (u'proliferation', 0.48903545202192983), (u'cultured', 0.4871475611884067), (u'adhesion', 0.48595110752336557), (u'apoptotic', 0.4819064647872175)]</text:p>
          </table:table-cell>
          <table:table-cell table:style-name="ce2" office:value-type="string" calcext:value-type="string">
            <text:p>adn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line', 0.5044511272009399), (u'epithelial', 0.5029863890196042), (u'nk', 0.4970072200879252), (u'transform', 0.4933713913436878), (u'endothelial', 0.4904988204147854), (u'transfected', 0.4892598963960162), (u'proliferation', 0.4857084667327954), (u'cultured', 0.4842235595281506), (u'adhesion', 0.4830402274898177), (u'apoptotic', 0.47899545144224903)]</text:p>
          </table:table-cell>
        </table:table-row>
        <table:table-row table:style-name="ro2">
          <table:table-cell table:style-name="ce2" office:value-type="string" calcext:value-type="string">
            <text:p>mutation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mutation', 0.556703950333747), (u'among', 0.5023518156029267), (u'polymorphism', 0.4977207595306873), (u'identify', 0.4842041215188211), (u'indian', 0.458865827508914), (u'alteration', 0.4584576689986519), (u'partner', 0.4512992116299754), (u'susceptibility', 0.4431096273949517), (u'premenopausal', 0.4428743448493054), (u'many', 0.44089557714577754)]</text:p>
          </table:table-cell>
          <table:table-cell table:style-name="ce2" office:value-type="string" calcext:value-type="string">
            <text:p>mutation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mutation', 0.5585416842300013), (u'among', 0.5116092088124554), (u'polymorphism', 0.4991585934896151), (u'identify', 0.4879521115150072), (u'indian', 0.47159279426817496), (u'susceptibility', 0.45991078415186104), (u'ovarian', 0.457555235528828), (u'premenopausal', 0.45660063560176506), (u'alteration', 0.4498743590127786), (u'many', 0.44435852728913605)]</text:p>
          </table:table-cell>
          <table:table-cell table:style-name="ce2" office:value-type="string" calcext:value-type="string">
            <text:p>mutation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mutation', 0.5459921782426425), (u'among', 0.5003069893335366), (u'polymorphism', 0.48725050321545416), (u'identify', 0.47569753178208046), (u'indian', 0.4595429188231353), (u'susceptibility', 0.4494910254317035), (u'ovarian', 0.44564025260373136), (u'premenopausal', 0.4448589871983454), (u'alteration', 0.43893971051127273), (u'risk', 0.4366767794154776)]</text:p>
          </table:table-cell>
          <table:table-cell table:style-name="ce2" office:value-type="string" calcext:value-type="string">
            <text:p>mutation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mutation', 0.5561564726168363), (u'among', 0.511161506077978), (u'polymorphism', 0.49808530718206667), (u'identify', 0.48697787444540774), (u'indian', 0.47089336697995), (u'susceptibility', 0.45944777763756844), (u'ovarian', 0.45680154137863327), (u'premenopausal', 0.45470031261380167), (u'alteration', 0.44942145648034443), (u'many', 0.4436930822005827)]</text:p>
          </table:table-cell>
        </table:table-row>
        <table:table-row table:style-name="ro2">
          <table:table-cell table:style-name="ce2" office:value-type="string" calcext:value-type="string">
            <text:p>drainage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(u'internal', 0.46236753025576355), (u'gland', 0.45216655131417816), (u'chain', 0.42872371298020306), (u'basin', 0.33783550425710746), (u'drainage', 0.3319246606091427), (u'microscopical', 0.3317096043082124), (u'duct', 0.29982785318635014), (u'surgery', 0.2923371408763876), (u'one', 0.28841629367212407), (u'graft', 0.28694968391634934)]</text:p>
          </table:table-cell>
          <table:table-cell table:style-name="ce2" office:value-type="string" calcext:value-type="string">
            <text:p>drainage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(u'internal', 0.4717159481328417), (u'gland', 0.4640717372282041), (u'chain', 0.43538264579754005), (u'microscopical', 0.34287125996425505), (u'basin', 0.3182251526337191), (u'duct', 0.30431435020659914), (u'drainage', 0.30035830045969253), (u'graft', 0.2935970487073012), (u'mxt', 0.28660371121816186), (u'surgery', 0.2774606471475647)]</text:p>
          </table:table-cell>
          <table:table-cell table:style-name="ce2" office:value-type="string" calcext:value-type="string">
            <text:p>drainage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(u'internal', 0.4612267848603921), (u'gland', 0.453109315093608), (u'chain', 0.4294778756958149), (u'microscopical', 0.333867774920695), (u'basin', 0.31603699426181886), (u'drainage', 0.29930700897673385), (u'duct', 0.29744599456947074), (u'graft', 0.28708148124953187), (u'mxt', 0.27983013365144543), (u'surgery', 0.2773002643052941)]</text:p>
          </table:table-cell>
          <table:table-cell table:style-name="ce2" office:value-type="string" calcext:value-type="string">
            <text:p>drainage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(u'internal', 0.47156705099374896), (u'gland', 0.4646542783501583), (u'chain', 0.4355752817969072), (u'microscopical', 0.34335727383348014), (u'basin', 0.3203414168197923), (u'drainage', 0.31267859670291337), (u'duct', 0.30465132794885336), (u'graft', 0.2939102478245207), (u'mxt', 0.28697085106723574), (u'surgery', 0.27540950327084895)]</text:p>
          </table:table-cell>
        </table:table-row>
        <table:table-row table:style-name="ro2">
          <table:table-cell table:style-name="ce2" office:value-type="string" calcext:value-type="string">
            <text:p>exemestane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(u'alone', 0.4222937515679694), (u'exemestane', 0.39344016009344596), (u'efficacy', 0.36263211892234004), (u'trial', 0.35893433094861), (u'cohort', 0.3507878009215434), (u'retrospective', 0.3449785593361648), (u'aim', 0.34225156620066727), (u'publish', 0.3364433225316696), (u'anastrozole', 0.3332085462279998), (u'chemotherapy', 0.3307570612871457)]</text:p>
          </table:table-cell>
          <table:table-cell table:style-name="ce2" office:value-type="string" calcext:value-type="string">
            <text:p>exemestan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exemestane', 0.46123002758152587), (u'alone', 0.40564960951802576), (u'efficacy', 0.3700214518947301), (u'anastrozole', 0.3646834626015592), (u'tamoxifen', 0.36422046087137144), (u'cohort', 0.35300833767601675), (u'trial', 0.3525564257756289), (u'retrospective', 0.3509849003600136), (u'publish', 0.349452845002347), (u'aim', 0.3464961580432783)]</text:p>
          </table:table-cell>
          <table:table-cell table:style-name="ce2" office:value-type="string" calcext:value-type="string">
            <text:p>exemestan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exemestane', 0.46562314409354816), (u'alone', 0.40839293394210474), (u'efficacy', 0.3736556469518356), (u'anastrozole', 0.3688830671245155), (u'tamoxifen', 0.36807680551859945), (u'cohort', 0.3552741623463146), (u'trial', 0.35498662109801665), (u'retrospective', 0.3531784404801087), (u'publish', 0.3516932299725336), (u'aim', 0.3486882444099643)]</text:p>
          </table:table-cell>
          <table:table-cell table:style-name="ce2" office:value-type="string" calcext:value-type="string">
            <text:p>exemestan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exemestane', 0.45911009901764543), (u'alone', 0.402060371776122), (u'efficacy', 0.36369617946918725), (u'cohort', 0.3597712377367138), (u'retrospective', 0.35769200252587996), (u'publish', 0.3561298433228789), (u'aim', 0.35313119992243863), (u'anastrozole', 0.35128186448280985), (u'trial', 0.3507634615418245), (u'design', 0.34837835927680627)]</text:p>
          </table:table-cell>
        </table:table-row>
        <table:table-row table:style-name="ro2">
          <table:table-cell table:style-name="ce2" office:value-type="string" calcext:value-type="string">
            <text:p>pronostiqu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prognostic', 0.7736268528283138), (u'perinatal', 0.6573527562819647), (u'transcription', 0.5808841143603761), (u'influence', 0.5442536475280801), (u'anthropometric', 0.5383501477211117), (u'dietary', 0.5215781614506568), (u'growth', 0.504203363641112), (u'proangiogenic', 0.4913626421196186), (u'several', 0.4906061399220546), (u'modifiable', 0.47587942698388597)]</text:p>
          </table:table-cell>
          <table:table-cell table:style-name="ce2" office:value-type="string" calcext:value-type="string">
            <text:p>pronostiqu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prognostic', 0.7754348281766854), (u'perinatal', 0.6572338856189134), (u'transcription', 0.582381660184298), (u'influence', 0.5417982948139345), (u'anthropometric', 0.5377737043675275), (u'dietary', 0.5198151269331359), (u'growth', 0.5045361141983545), (u'proangiogenic', 0.49500516332919575), (u'several', 0.49025286356583625), (u'modifiable', 0.4767506585237632)]</text:p>
          </table:table-cell>
          <table:table-cell table:style-name="ce2" office:value-type="string" calcext:value-type="string">
            <text:p>pronostiqu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prognostic', 0.7743823351615703), (u'perinatal', 0.6558773093322375), (u'transcription', 0.5812835188448411), (u'influence', 0.5413305831574199), (u'anthropometric', 0.5365704559454689), (u'dietary', 0.518844471183302), (u'growth', 0.503794610339545), (u'proangiogenic', 0.49383285453477377), (u'several', 0.4895766266521062), (u'modifiable', 0.47569190763492814)]</text:p>
          </table:table-cell>
          <table:table-cell table:style-name="ce2" office:value-type="string" calcext:value-type="string">
            <text:p>pronostiqu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prognostic', 0.7753691680690662), (u'perinatal', 0.6573099864539621), (u'transcription', 0.581889414119196), (u'influence', 0.5416425615384581), (u'anthropometric', 0.5378359729584584), (u'dietary', 0.5196938260675128), (u'growth', 0.5043323926684404), (u'proangiogenic', 0.49506247976875706), (u'several', 0.4903313685455296), (u'modifiable', 0.47680586128189467)]</text:p>
          </table:table-cell>
        </table:table-row>
        <table:table-row table:style-name="ro2">
          <table:table-cell table:style-name="ce2" office:value-type="string" calcext:value-type="string">
            <text:p>monotherapi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receive', 0.46474405356183457), (u'cohort', 0.4511084399048509), (u'enrolled', 0.45018876690212417), (u'another', 0.4374915696174023), (u'report', 0.4213325275988208), (u'retrospective', 0.4208089311211677), (u'find', 0.4187764630143382), (u'two', 0.4155998602342063), (u'elderly', 0.414231977145074), (u'five', 0.41390101550635594)]</text:p>
          </table:table-cell>
          <table:table-cell table:style-name="ce2" office:value-type="string" calcext:value-type="string">
            <text:p>monotherapi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cohort', 0.4382827408817224), (u'receive', 0.42915301631846176), (u'enrolled', 0.4285728373126172), (u'another', 0.4269650352068084), (u'retrospective', 0.41166328115590883), (u'present', 0.41029228211960805), (u'prior', 0.4010333986113961), (u'report', 0.39626994049275016), (u'two', 0.3950905712939202), (u'five', 0.38653007481232826)]</text:p>
          </table:table-cell>
          <table:table-cell table:style-name="ce2" office:value-type="string" calcext:value-type="string">
            <text:p>monotherapi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cohort', 0.44702566467328403), (u'receive', 0.43771381912133445), (u'enrolled', 0.43712206662568454), (u'another', 0.4354821918645511), (u'retrospective', 0.41987519634036186), (u'present', 0.4184768484286101), (u'prior', 0.4090332674514894), (u'report', 0.4034481696700993), (u'two', 0.4029718918055108), (u'five', 0.39424062937450916)]</text:p>
          </table:table-cell>
          <table:table-cell table:style-name="ce2" office:value-type="string" calcext:value-type="string">
            <text:p>monotherapi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cohort', 0.4382827408817225), (u'receive', 0.4291530163184614), (u'enrolled', 0.42857283731261714), (u'another', 0.4269650352068083), (u'retrospective', 0.4116632811559088), (u'present', 0.4102922821196081), (u'prior', 0.4010333986113961), (u'report', 0.3962699404927502), (u'two', 0.39509057129392017), (u'five', 0.38653007481232804)]</text:p>
          </table:table-cell>
        </table:table-row>
        <table:table-row table:style-name="ro2">
          <table:table-cell table:style-name="ce2" office:value-type="string" calcext:value-type="string">
            <text:p>kinas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kinase', 0.6241352772403203), (u'ptk', 0.45600987675852006), (u'src', 0.40533700747704887), (u'egfr', 0.39195020943016984), (u'transmembrane', 0.38269073761657746), (u'doublet', 0.3810654763684504), (u'estrogenic', 0.35267182537718517), (u'pkc', 0.34362398914226083), (u'caspase', 0.34351003780341394), (u'antioxidant', 0.3396533773491033)]</text:p>
          </table:table-cell>
          <table:table-cell table:style-name="ce2" office:value-type="string" calcext:value-type="string">
            <text:p>kinas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kinase', 0.6089557998993995), (u'ptk', 0.44111676064299415), (u'src', 0.39209884877490253), (u'egfr', 0.3916214407312691), (u'transmembrane', 0.3701921978214009), (u'doublet', 0.3686200170123609), (u'estrogenic', 0.35429532645993617), (u'pkc', 0.33579582782032474), (u'caspase', 0.3338460228119349), (u'antioxidant', 0.3285604220301346)]</text:p>
          </table:table-cell>
          <table:table-cell table:style-name="ce2" office:value-type="string" calcext:value-type="string">
            <text:p>kinas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kinase', 0.6088348899223464), (u'ptk', 0.4405973368289882), (u'src', 0.40033372815678525), (u'egfr', 0.38860781690235036), (u'transmembrane', 0.3697562890995756), (u'doublet', 0.36818595956490335), (u'estrogenic', 0.3527456836350474), (u'pkc', 0.3342583024843625), (u'caspase', 0.3333270332726636), (u'antioxidant', 0.3299853828469559)]</text:p>
          </table:table-cell>
          <table:table-cell table:style-name="ce2" office:value-type="string" calcext:value-type="string">
            <text:p>kinas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kinase', 0.6083260472191918), (u'ptk', 0.4387854338196326), (u'egfr', 0.39223004490874586), (u'src', 0.39002658436530346), (u'transmembrane', 0.368235711290891), (u'doublet', 0.3666718395456145), (u'estrogenic', 0.3539239673524041), (u'pkc', 0.3323877095834108), (u'caspase', 0.3321548597630122), (u'cytoplasmic', 0.3317551419068544)]</text:p>
          </table:table-cell>
        </table:table-row>
        <table:table-row table:style-name="ro2">
          <table:table-cell table:style-name="ce2" office:value-type="string" calcext:value-type="string">
            <text:p>doxorubicin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week', 0.38991380762214894), (u'nontreated', 0.3402630864287843), (u'day', 0.3068996015650403), (u'diagonal', 0.2925689310756514), (u'methotrexate', 0.28823116386534825), (u'dot', 0.28701729277663973), (u'controldmdm', 0.28632875079853704), (u'mg', 0.2835538282935571), (u'administer', 0.28001831911741093), (u'kg', 0.2774972034800534)]</text:p>
          </table:table-cell>
          <table:table-cell table:style-name="ce2" office:value-type="string" calcext:value-type="string">
            <text:p>doxorubicine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(u'epirubicin', 0.3721449596941592), (u'fluorouracil', 0.3708643056055396), (u'methotrexate', 0.34166184912486086), (u'adriamycin', 0.3342172458027878), (u'docetaxel', 0.3288609412408733), (u'week', 0.3272202412136435), (u'paclitaxel', 0.30750509958159494), (u'cyclophosphamide', 0.30366702113420346), (u'doxorubicin', 0.29476304990344315), (u'anthracycline', 0.28466947783435836)]</text:p>
          </table:table-cell>
          <table:table-cell table:style-name="ce2" office:value-type="string" calcext:value-type="string">
            <text:p>doxorubicin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docetaxel', 0.368840895171794), (u'epirubicin', 0.3537635414540113), (u'week', 0.33586058469748414), (u'fluorouracil', 0.3315360059708133), (u'cyclophosphamide', 0.3138641650200805), (u'methotrexate', 0.31300887336081357), (u'administer', 0.29195570313234837), (u'anthracycline', 0.2860861867148846), (u'nontreated', 0.27881327167902753), (u'paclitaxel', 0.27220127275749617)]</text:p>
          </table:table-cell>
          <table:table-cell table:style-name="ce2" office:value-type="string" calcext:value-type="string">
            <text:p>doxorubicine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(u'fluorouracil', 0.3983762647182202), (u'epirubicin', 0.39187725972086157), (u'adriamycin', 0.3808729596676688), (u'methotrexate', 0.3604375677177975), (u'docetaxel', 0.34029603797827745), (u'week', 0.3214626017517899), (u'paclitaxel', 0.3173376882444588), (u'cyclophosphamide', 0.3163299523437778), (u'doxorubicin', 0.2942991167453821), (u'nontreated', 0.27177674232615284)]</text:p>
          </table:table-cell>
        </table:table-row>
        <table:table-row table:style-name="ro2">
          <table:table-cell table:style-name="ce2" office:value-type="string" calcext:value-type="string">
            <text:p>epirubicin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administer', 0.5302624782838936), (u'neoadjuvant', 0.5119565845509216), (u'receive', 0.5094311692186175), (u'day', 0.49785558461287555), (u'mg', 0.48407242444447324), (u'chemotherapy', 0.47568520145106336), (u'radiotherapy', 0.4676049641344257), (u'methotrexate', 0.46585164519197925), (u'letrozole', 0.4466181547416794), (u'iv', 0.44250845927846155)]</text:p>
          </table:table-cell>
          <table:table-cell table:style-name="ce2" office:value-type="string" calcext:value-type="string">
            <text:p>epirubicine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(u'adriamycin', 0.5775668649840635), (u'fluorouracil', 0.552259160912292), (u'epirubicin', 0.5434067615378904), (u'methotrexate', 0.5290579971984029), (u'cyclophosphamide', 0.45535725398271165), (u'docetaxel', 0.4538840124588592), (u'taxanes', 0.43825264817686577), (u'taxane', 0.416081159763931), (u'administer', 0.38119709838057236), (u'fac', 0.3723512589696044)]</text:p>
          </table:table-cell>
          <table:table-cell table:style-name="ce2" office:value-type="string" calcext:value-type="string">
            <text:p>epirubicine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(u'docetaxel', 0.5459497293221017), (u'epirubicin', 0.5197419901839203), (u'fluorouracil', 0.4886727570674668), (u'cyclophosphamide', 0.48802124269761366), (u'methotrexate', 0.4863403968358083), (u'administer', 0.4496618500061516), (u'six', 0.4252823652754912), (u'mg', 0.39768062467406184), (u'regimen', 0.3859415017271418), (u'fac', 0.38416612850756915)]</text:p>
          </table:table-cell>
          <table:table-cell table:style-name="ce2" office:value-type="string" calcext:value-type="string">
            <text:p>epirubicine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(u'adriamycin', 0.6360903186165436), (u'fluorouracil', 0.5932427062545946), (u'epirubicin', 0.5617260971497195), (u'methotrexate', 0.5456002756789251), (u'taxanes', 0.4746938596831501), (u'cyclophosphamide', 0.47435117759052825), (u'docetaxel', 0.45612378081348953), (u'taxane', 0.4105076002114815), (u'cef', 0.37776684802635135), (u'cmf', 0.3718208687409641)]</text:p>
          </table:table-cell>
        </table:table-row>
        <table:table-row table:style-name="ro2">
          <table:table-cell table:style-name="ce2" office:value-type="string" calcext:value-type="string">
            <text:p>pathologi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development', 0.5184981838381182), (u'risk', 0.5134463855551655), (u'woman', 0.5089469076158977), (u'may', 0.4962288856118414), (u'patient', 0.49532193444672595), (u'however', 0.4937106623433098), (u'diagnosis', 0.48818597945235925), (u'early', 0.4858374593059493), (u'associate', 0.4837585170783548), (u'study', 0.48118695682993035)]</text:p>
          </table:table-cell>
          <table:table-cell table:style-name="ce2" office:value-type="string" calcext:value-type="string">
            <text:p>pathologi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woman', 0.5176398657952397), (u'risk', 0.5169910778235258), (u'development', 0.5146252379947653), (u'patient', 0.503911409179922), (u'may', 0.5034696161204816), (u'however', 0.5032352410856333), (u'diagnosis', 0.49256293654824373), (u'associate', 0.49178171109865454), (u'early', 0.4891217686680534), (u'study', 0.48788171899332633)]</text:p>
          </table:table-cell>
          <table:table-cell table:style-name="ce2" office:value-type="string" calcext:value-type="string">
            <text:p>pathologi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risk', 0.5236947198810638), (u'woman', 0.5188513324600974), (u'development', 0.5171704072857665), (u'however', 0.5092687254068983), (u'may', 0.5079346299464177), (u'patient', 0.5052623319689659), (u'associate', 0.49827710972453587), (u'diagnosis', 0.49227331674131836), (u'early', 0.49029782170017344), (u'study', 0.49027529991313684)]</text:p>
          </table:table-cell>
          <table:table-cell table:style-name="ce2" office:value-type="string" calcext:value-type="string">
            <text:p>pathologi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risk', 0.516820267190725), (u'woman', 0.5166347177040365), (u'development', 0.5143141624175086), (u'however', 0.5028095852582933), (u'patient', 0.5025149662558013), (u'may', 0.5025028082563155), (u'diagnosis', 0.49213795572286273), (u'associate', 0.49168478016749717), (u'early', 0.4890247711359295), (u'cancer', 0.4865544703680137)]</text:p>
          </table:table-cell>
        </table:table-row>
        <table:table-row table:style-name="ro2">
          <table:table-cell table:style-name="ce2" office:value-type="string" calcext:value-type="string">
            <text:p>mortalite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(u'ovarian', 0.764993848416265), (u'risk', 0.7459791687057014), (u'mortality', 0.7154685777586548), (u'early', 0.7005093036106625), (u'breast', 0.7001008254118074), (u'diagnosis', 0.6973699769988914), (u'indian', 0.6939539413060638), (u'diagnose', 0.6795968242165461), (u'incidence', 0.6789542625105375), (u'survivor', 0.6687772200555939)]</text:p>
          </table:table-cell>
          <table:table-cell table:style-name="ce2" office:value-type="string" calcext:value-type="string">
            <text:p>mortalite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(u'ovarian', 0.7707558015552234), (u'risk', 0.7451635668044838), (u'mortality', 0.7127690767782547), (u'breast', 0.7018182228193477), (u'early', 0.7008280006168736), (u'diagnosis', 0.6996840330239547), (u'indian', 0.6801364068060145), (u'trenddaughters', 0.6757584120969339), (u'trendwomen', 0.6757584120969339), (u'incidence', 0.6756296743429571)]</text:p>
          </table:table-cell>
          <table:table-cell table:style-name="ce2" office:value-type="string" calcext:value-type="string">
            <text:p>mortalite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(u'ovarian', 0.7708140940061684), (u'risk', 0.7453923836133828), (u'mortality', 0.7129569369580446), (u'breast', 0.7019571950387866), (u'early', 0.7009527905436663), (u'diagnosis', 0.6998532661020187), (u'indian', 0.6801878456898345), (u'trenddaughters', 0.6758095198719366), (u'trendwomen', 0.6758095198719366), (u'incidence', 0.6756807723814919)]</text:p>
          </table:table-cell>
          <table:table-cell table:style-name="ce2" office:value-type="string" calcext:value-type="string">
            <text:p>mortalite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(u'ovarian', 0.7709409523562484), (u'risk', 0.7453425698441112), (u'mortality', 0.7129402980201125), (u'breast', 0.7019868134493071), (u'early', 0.7009963533758581), (u'diagnosis', 0.6998521109792779), (u'indian', 0.6802997890345653), (u'trenddaughters', 0.675920742644491), (u'trendwomen', 0.675920742644491), (u'incidence', 0.6757919739651573)]</text:p>
          </table:table-cell>
        </table:table-row>
        <table:table-row table:style-name="ro2">
          <table:table-cell table:style-name="ce2" office:value-type="string" calcext:value-type="string">
            <text:p>anomali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testing', 0.5063689925412078), (u'susceptibility', 0.4351331592530885), (u'much', 0.4209143471977019), (u'may', 0.4158919104110502), (u'study', 0.41054917146498526), (u'however', 0.4057507093162328), (u'also', 0.40153386765141175), (u'one', 0.4013152371856747), (u'relate', 0.40108972087292516), (u'identify', 0.3983186550921222)]</text:p>
          </table:table-cell>
          <table:table-cell table:style-name="ce2" office:value-type="string" calcext:value-type="string">
            <text:p>anomali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testing', 0.5077884080660625), (u'susceptibility', 0.45584071718965646), (u'minor', 0.432854291220972), (u'much', 0.41763653431212094), (u'may', 0.4100876959578568), (u'study', 0.40936645863959464), (u'however', 0.40056846698758736), (u'relate', 0.397496608449152), (u'also', 0.3963378208611231), (u'one', 0.39519546230744756)]</text:p>
          </table:table-cell>
          <table:table-cell table:style-name="ce2" office:value-type="string" calcext:value-type="string">
            <text:p>anomali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testing', 0.5003283853214687), (u'susceptibility', 0.4320894659589965), (u'much', 0.41649483500835605), (u'study', 0.40760710758506863), (u'may', 0.4074895241793279), (u'however', 0.3997762268638683), (u'also', 0.39648056381032876), (u'one', 0.3932878479026582), (u'identify', 0.39210060688622705), (u'minor', 0.39191033624837773)]</text:p>
          </table:table-cell>
          <table:table-cell table:style-name="ce2" office:value-type="string" calcext:value-type="string">
            <text:p>anomali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testing', 0.49676392745335246), (u'susceptibility', 0.42777653542514193), (u'much', 0.4204356997549918), (u'study', 0.4123691829658565), (u'may', 0.4117058092349831), (u'however', 0.40159586813537673), (u'relate', 0.3976837213983476), (u'identify', 0.3967020357439794), (u'one', 0.39659910906004925), (u'also', 0.3961847588627941)]</text:p>
          </table:table-cell>
        </table:table-row>
        <table:table-row table:style-name="ro2">
          <table:table-cell table:style-name="ce2" office:value-type="string" calcext:value-type="string">
            <text:p>symptom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outcome', 0.3879329389304374), (u'disease', 0.3721296255825839), (u'study', 0.36647734764183054), (u'result', 0.3635095535436069), (u'however', 0.3526788415348069), (u'also', 0.3437127492013918), (u'much', 0.3426860961077717), (u'one', 0.3421913992679429), (u'already', 0.3391234949310838), (u'consider', 0.3370169358997642)]</text:p>
          </table:table-cell>
          <table:table-cell table:style-name="ce2" office:value-type="string" calcext:value-type="string">
            <text:p>symptom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outcome', 0.37764542821164443), (u'disease', 0.36997330357962244), (u'study', 0.3661690444892292), (u'result', 0.3633969914901132), (u'however', 0.3482908831321127), (u'also', 0.33850528164695326), (u'much', 0.33794649779765534), (u'one', 0.33746493850386644), (u'already', 0.33088611552373354), (u'consider', 0.3307319691685359)]</text:p>
          </table:table-cell>
          <table:table-cell table:style-name="ce2" office:value-type="string" calcext:value-type="string">
            <text:p>symptom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outcome', 0.3806122659566679), (u'disease', 0.37241667480526724), (u'study', 0.36418782090812507), (u'result', 0.359283700490095), (u'however', 0.34977576903474783), (u'also', 0.33982706730415835), (u'much', 0.33913846062408465), (u'one', 0.33816404409602346), (u'treatment', 0.3340848741771379), (u'consider', 0.3326400630468564)]</text:p>
          </table:table-cell>
          <table:table-cell table:style-name="ce2" office:value-type="string" calcext:value-type="string">
            <text:p>symptom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outcome', 0.38373926977522593), (u'disease', 0.37636003679400004), (u'study', 0.373264785488311), (u'result', 0.3669105043911388), (u'however', 0.35355077443189353), (u'also', 0.3438643427430836), (u'much', 0.34339677028308985), (u'one', 0.3422262373930267), (u'group', 0.33677606015627565), (u'consider', 0.3354077082479748)]</text:p>
          </table:table-cell>
        </table:table-row>
        <table:table-row table:style-name="ro2">
          <table:table-cell table:style-name="ce2" office:value-type="string" calcext:value-type="string">
            <text:p>resistanc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adjuvant', 0.46647568121350386), (u'neoadjuvant', 0.4424191455322682), (u'combination', 0.4423899738396849), (u'endocrine', 0.44208918936365055), (u'targeted', 0.3951571964014745), (u'hormone', 0.3857590343144478), (u'efficacy', 0.3819402257988466), (u'drug', 0.370434330770796), (u'result', 0.369328174565722), (u'regimen', 0.36688886448221475)]</text:p>
          </table:table-cell>
          <table:table-cell table:style-name="ce2" office:value-type="string" calcext:value-type="string">
            <text:p>resistanc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adjuvant', 0.47665976275714345), (u'combination', 0.44219759764106736), (u'neoadjuvant', 0.4336550394404077), (u'endocrine', 0.4293321191412641), (u'hormone', 0.4077544079893173), (u'targeted', 0.39257614919791256), (u'efficacy', 0.37385992988708355), (u'drug', 0.3659449842453514), (u'result', 0.36523717996901106), (u'also', 0.3640743801176828)]</text:p>
          </table:table-cell>
          <table:table-cell table:style-name="ce2" office:value-type="string" calcext:value-type="string">
            <text:p>resistanc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adjuvant', 0.4729238089440774), (u'combination', 0.44128357888326), (u'neoadjuvant', 0.43045612024776975), (u'endocrine', 0.4267326927440392), (u'hormone', 0.4033308830525947), (u'targeted', 0.3897730547182194), (u'efficacy', 0.37132917420014694), (u'regimen', 0.36282425660129), (u'drug', 0.3627789627349599), (u'result', 0.3615535201182468)]</text:p>
          </table:table-cell>
          <table:table-cell table:style-name="ce2" office:value-type="string" calcext:value-type="string">
            <text:p>resistanc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adjuvant', 0.4749521285407372), (u'combination', 0.44206518030070646), (u'endocrine', 0.43060746388731846), (u'neoadjuvant', 0.4303572018207807), (u'hormone', 0.39853786738513264), (u'targeted', 0.3939912707916307), (u'efficacy', 0.3752411180607974), (u'drug', 0.36118064371720493), (u'result', 0.36093418177559944), (u'regimen', 0.3608380562716205)]</text:p>
          </table:table-cell>
        </table:table-row>
        <table:table-row table:style-name="ro2">
          <table:table-cell table:style-name="ce2" office:value-type="string" calcext:value-type="string">
            <text:p>apoptos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apoptosis', 0.38585748077581544), (u'locale', 0.3791070286587586), (u'soh', 0.3725664566147919), (u'transformation', 0.3618810585618774), (u'manner', 0.35782980690709454), (u'proliferation', 0.35703385419324174), (u'stimulator', 0.3482376342829714), (u'inhibit', 0.3443227266394595), (u'lead', 0.3418752713505723), (u'also', 0.34168647558251364)]</text:p>
          </table:table-cell>
          <table:table-cell table:style-name="ce2" office:value-type="string" calcext:value-type="string">
            <text:p>apoptos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apoptosis', 0.37406666757962), (u'locale', 0.36379856130427907), (u'soh', 0.3575220997252882), (u'transformation', 0.35327023177858397), (u'proliferation', 0.34817242633474266), (u'manner', 0.3455022801354709), (u'also', 0.33901971374662454), (u'inhibit', 0.3350787270379182), (u'stimulator', 0.33417568329545594), (u'lead', 0.3338116742026049)]</text:p>
          </table:table-cell>
          <table:table-cell table:style-name="ce2" office:value-type="string" calcext:value-type="string">
            <text:p>apoptos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apoptosis', 0.3735554432301406), (u'locale', 0.36355953616934317), (u'soh', 0.35728719838916684), (u'transformation', 0.3521881788070004), (u'proliferation', 0.3475747415405699), (u'manner', 0.3453905618642962), (u'also', 0.3380543627824964), (u'stimulator', 0.33482140437945546), (u'inhibit', 0.33463488843171135), (u'lead', 0.3335176831449894)]</text:p>
          </table:table-cell>
          <table:table-cell table:style-name="ce2" office:value-type="string" calcext:value-type="string">
            <text:p>apoptos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apoptosis', 0.37619645895014653), (u'locale', 0.36732646325222595), (u'soh', 0.360989136284017), (u'proliferation', 0.3526353519724944), (u'transformation', 0.35217783123936086), (u'manner', 0.34911517870079894), (u'stimulator', 0.33741632020129697), (u'inhibit', 0.33730937653012155), (u'also', 0.3335644500343548), (u'lead', 0.3312516645837173)]</text:p>
          </table:table-cell>
        </table:table-row>
        <table:table-row table:style-name="ro2">
          <table:table-cell table:style-name="ce2" office:value-type="string" calcext:value-type="string">
            <text:p>clinicien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need', 0.33509499123461506), (u'seek', 0.32368053366125576), (u'source', 0.2983504306429933), (u'desire', 0.2877495401209421), (u'want', 0.2845232013566919), (u'sexuality', 0.25879648389109006), (u'leaflet', 0.2568277252291532), (u'physician', 0.25520899900156485), (u'information', 0.2528751252540664), (u'utilised', 0.24833446225530678)]</text:p>
          </table:table-cell>
          <table:table-cell table:style-name="ce2" office:value-type="string" calcext:value-type="string">
            <text:p>clinicien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need', 0.303053915761677), (u'seek', 0.284252980545635), (u'source', 0.2709201946984733), (u'want', 0.2627899688956525), (u'desire', 0.26115829946705216), (u'physician', 0.2428241657849111), (u'leaflet', 0.23725497941789825), (u'information', 0.2361143844493243), (u'prior', 0.2309704617759493), (u'satisfaction', 0.229337735676593)]</text:p>
          </table:table-cell>
          <table:table-cell table:style-name="ce2" office:value-type="string" calcext:value-type="string">
            <text:p>clinicien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need', 0.30511253642832564), (u'seek', 0.28668130045294055), (u'source', 0.27285099038251237), (u'want', 0.2654929881644145), (u'desire', 0.2623518353504375), (u'physician', 0.24542670268054362), (u'leaflet', 0.23833927324285029), (u'information', 0.23776740399444687), (u'prior', 0.23256775437751986), (u'satisfaction', 0.23038584641059204)]</text:p>
          </table:table-cell>
          <table:table-cell table:style-name="ce2" office:value-type="string" calcext:value-type="string">
            <text:p>clinicien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need', 0.30286856589815964), (u'seek', 0.28407912946367125), (u'source', 0.27075449804022267), (u'want', 0.2626292447395362), (u'desire', 0.26099857325120385), (u'physician', 0.24267565285158094), (u'leaflet', 0.23710987263733282), (u'information', 0.23596997526450264), (u'prior', 0.23082919864968637), (u'satisfaction', 0.22919747113686512)]</text:p>
          </table:table-cell>
        </table:table-row>
        <table:table-row table:style-name="ro2">
          <table:table-cell table:style-name="ce2" office:value-type="string" calcext:value-type="string">
            <text:p>alteration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also', 0.5109172905561808), (u'mutation', 0.4674343019352189), (u'increase', 0.45756042770644983), (u'expression', 0.45674528673443765), (u'decrease', 0.45649395108977636), (u'suggest', 0.44919732380151633), (u'however', 0.4428814217549449), (u'result', 0.44171194735251523), (u'observe', 0.44125842911031027), (u'show', 0.43886619223780304)]</text:p>
          </table:table-cell>
          <table:table-cell table:style-name="ce2" office:value-type="string" calcext:value-type="string">
            <text:p>alteration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also', 0.5162366844501591), (u'increase', 0.46186667720124835), (u'mutation', 0.4615412162895908), (u'suggest', 0.45626651609463725), (u'decrease', 0.4560031803117993), (u'expression', 0.45215964011900567), (u'however', 0.45117894673616443), (u'result', 0.4476806187998887), (u'observe', 0.44261051535607887), (u'show', 0.4417116911387161)]</text:p>
          </table:table-cell>
          <table:table-cell table:style-name="ce2" office:value-type="string" calcext:value-type="string">
            <text:p>alteration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also', 0.5151439197323837), (u'increase', 0.46104338728261773), (u'mutation', 0.4592196893723244), (u'decrease', 0.4559851522608924), (u'suggest', 0.4558718620695816), (u'expression', 0.4521766116512638), (u'however', 0.4501502967879539), (u'result', 0.44649098802340764), (u'show', 0.44166345191226447), (u'observe', 0.4415211877906664)]</text:p>
          </table:table-cell>
          <table:table-cell table:style-name="ce2" office:value-type="string" calcext:value-type="string">
            <text:p>alteration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also', 0.5169604611948103), (u'increase', 0.46248110269090514), (u'mutation', 0.46133701374587177), (u'decrease', 0.45678626915698106), (u'suggest', 0.45661568124978275), (u'expression', 0.45285165730625654), (u'however', 0.45166574733606485), (u'result', 0.4471298876062356), (u'observe', 0.44298593004638787), (u'show', 0.4420822997822305)]</text:p>
          </table:table-cell>
        </table:table-row>
        <table:table-row table:style-name="ro2">
          <table:table-cell table:style-name="ce2" office:value-type="string" calcext:value-type="string">
            <text:p>aissell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however', 0.47466202708221383), (u'patient', 0.47344836543805185), (u'include', 0.4569134567297311), (u'outcome', 0.45170811162165636), (u'study', 0.4512899302957052), (u'still', 0.44999930611909333), (u'many', 0.44212548270489294), (u'disease', 0.4410610131257199), (u'report', 0.4362210242719797), (u'treatment', 0.43518950498887826)]</text:p>
          </table:table-cell>
          <table:table-cell table:style-name="ce2" office:value-type="string" calcext:value-type="string">
            <text:p>aissell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however', 0.47466202708221383), (u'patient', 0.4734483654380522), (u'include', 0.4568122241026484), (u'outcome', 0.4517081116216564), (u'study', 0.45128993029570535), (u'still', 0.4499993061190932), (u'many', 0.4421254827048928), (u'disease', 0.4410610131257197), (u'report', 0.4362210242719796), (u'treatment', 0.4351895049888782)]</text:p>
          </table:table-cell>
          <table:table-cell table:style-name="ce2" office:value-type="string" calcext:value-type="string">
            <text:p>aissell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however', 0.4655886713103756), (u'patient', 0.4636875091970654), (u'include', 0.4499955404655425), (u'outcome', 0.4441163418849728), (u'study', 0.4430760768462554), (u'still', 0.4402069411934859), (u'many', 0.432877550191643), (u'disease', 0.43266895600641353), (u'report', 0.42778776746640296), (u'treatment', 0.4270060967378683)]</text:p>
          </table:table-cell>
          <table:table-cell table:style-name="ce2" office:value-type="string" calcext:value-type="string">
            <text:p>aissell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however', 0.47466202708221383), (u'patient', 0.4734483654380523), (u'include', 0.4568122241026484), (u'outcome', 0.4517081116216564), (u'study', 0.45128993029570535), (u'still', 0.4499993061190932), (u'many', 0.4421254827048928), (u'disease', 0.4410610131257197), (u'report', 0.4362210242719796), (u'treatment', 0.4351895049888782)]</text:p>
          </table:table-cell>
        </table:table-row>
        <table:table-row table:style-name="ro2">
          <table:table-cell table:style-name="ce2" office:value-type="string" calcext:value-type="string">
            <text:p>proliferation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proliferation', 0.4168786247284397), (u'soh', 0.4118309905390113), (u'locale', 0.4106686378494131), (u'origin', 0.402397910022082), (u'apoptosis', 0.38154608022615155), (u'leukemic', 0.36845283152395125), (u'manner', 0.3565718885336944), (u'growth', 0.3552338121814725), (u'induce', 0.3528155790820419), (u'suggest', 0.3467242442243856)]</text:p>
          </table:table-cell>
          <table:table-cell table:style-name="ce2" office:value-type="string" calcext:value-type="string">
            <text:p>proliferation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proliferation', 0.41446565922971296), (u'soh', 0.4081259939491665), (u'origin', 0.40509727698749937), (u'locale', 0.40216770893129855), (u'apoptosis', 0.3807834261865584), (u'leukemic', 0.3608257788547584), (u'growth', 0.3587331356102487), (u'induce', 0.35772431264897403), (u'expression', 0.35723281297303516), (u'manner', 0.35265994295245795)]</text:p>
          </table:table-cell>
          <table:table-cell table:style-name="ce2" office:value-type="string" calcext:value-type="string">
            <text:p>proliferation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proliferation', 0.41476668408706013), (u'soh', 0.40809811134298596), (u'origin', 0.40506960129909303), (u'locale', 0.40214023338694976), (u'apoptosis', 0.38101263757917525), (u'leukemic', 0.3608011277341714), (u'growth', 0.3598057430005632), (u'induce', 0.3579831249157272), (u'expression', 0.3574325464925174), (u'manner', 0.3531976514819045)]</text:p>
          </table:table-cell>
          <table:table-cell table:style-name="ce2" office:value-type="string" calcext:value-type="string">
            <text:p>proliferation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proliferation', 0.41383391300843564), (u'soh', 0.4078294754285334), (u'origin', 0.4048066049646496), (u'locale', 0.401875519323514), (u'apoptosis', 0.38016746261331574), (u'leukemic', 0.36056362567721395), (u'growth', 0.3582724796769542), (u'induce', 0.35772005766926496), (u'expression', 0.3568202688816579), (u'manner', 0.3524037225545388)]</text:p>
          </table:table-cell>
        </table:table-row>
        <table:table-row table:style-name="ro2">
          <table:table-cell table:style-name="ce2" office:value-type="string" calcext:value-type="string">
            <text:p>adriamycin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neoadjuvant', 0.5099450643138906), (u'adjuvant', 0.41516175293476676), (u'completion', 0.4024025576822342), (u'regimen', 0.3632129871528668), (u'prior', 0.34959696079123254), (u'administer', 0.3397326023890418), (u'efficacy', 0.3117186348296409), (u'radiotherapy', 0.3113454756824295), (u'endocrine', 0.3104986823587463), (u'inflammation', 0.2999306023549415)]</text:p>
          </table:table-cell>
          <table:table-cell table:style-name="ce2" office:value-type="string" calcext:value-type="string">
            <text:p>adriamycin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adriamycin', 0.6234301834196561), (u'fluorouracil', 0.5362213634068275), (u'epirubicin', 0.4662058927912619), (u'methotrexate', 0.41719315896092013), (u'taxanes', 0.4127497271232953), (u'cytoxan', 0.41252487814193495), (u'docetaxel', 0.3867117335737151), (u'cyclophosphamide', 0.38571074281863804), (u'cef', 0.3736998141965823), (u'neoadjuvant', 0.3476483699123307)]</text:p>
          </table:table-cell>
          <table:table-cell table:style-name="ce2" office:value-type="string" calcext:value-type="string">
            <text:p>adriamycin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docetaxel', 0.510396832861476), (u'vicious', 0.4544106599761223), (u'fluorouracil', 0.45201876691222437), (u'epirubicin', 0.43137976186461424), (u'six', 0.42704104606814874), (u'cyclophosphamide', 0.4245398539354598), (u'arrest', 0.3956507662380728), (u'neoadjuvant', 0.36952378196694036), (u'methotrexate', 0.3562096957194276), (u'cycle', 0.3482804598167576)]</text:p>
          </table:table-cell>
          <table:table-cell table:style-name="ce2" office:value-type="string" calcext:value-type="string">
            <text:p>adriamycin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adriamycin', 0.6317301911392952), (u'fluorouracil', 0.5594443411845116), (u'epirubicin', 0.4653679507856894), (u'taxanes', 0.4198882283776569), (u'methotrexate', 0.41710489970256426), (u'cytoxan', 0.4131905833418991), (u'cyclophosphamide', 0.39641239116281013), (u'docetaxel', 0.3840000674244251), (u'cef', 0.3771955771610808), (u'cmf', 0.3442640521992154)]</text:p>
          </table:table-cell>
        </table:table-row>
        <table:table-row table:style-name="ro2">
          <table:table-cell table:style-name="ce2" office:value-type="string" calcext:value-type="string">
            <text:p>oncologue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(u'general', 0.41833650452057414), (u'plausibility', 0.3711411668300279), (u'office', 0.3634170221511741), (u'plastic', 0.3398482360504255), (u'oncologist', 0.3153973705914492), (u'consultation', 0.29923055436035373), (u'radiologist', 0.29130423145258894), (u'pathologist', 0.2557758981424014), (u'clarification', 0.24732579278837863), (u'united', 0.2386922755140475)]</text:p>
          </table:table-cell>
          <table:table-cell table:style-name="ce2" office:value-type="string" calcext:value-type="string">
            <text:p>oncologue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(u'general', 0.40966295603660524), (u'plausibility', 0.35752101288035665), (u'office', 0.3509965076062438), (u'plastic', 0.3269743101864964), (u'oncologist', 0.30959883975825336), (u'consultation', 0.2984034648845877), (u'radiologist', 0.28616891667198896), (u'pathologist', 0.25126195101705384), (u'state', 0.2373158796654911), (u'united', 0.23202520136602192)]</text:p>
          </table:table-cell>
          <table:table-cell table:style-name="ce2" office:value-type="string" calcext:value-type="string">
            <text:p>oncologue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(u'general', 0.4109324437700556), (u'plausibility', 0.3580254745868935), (u'office', 0.3523683580333182), (u'plastic', 0.3274356705333513), (u'oncologist', 0.31003826109074784), (u'consultation', 0.29882451180409436), (u'radiologist', 0.28657270065911494), (u'pathologist', 0.2523592365625963), (u'state', 0.23850475596088674), (u'united', 0.23327843655212635)]</text:p>
          </table:table-cell>
          <table:table-cell table:style-name="ce2" office:value-type="string" calcext:value-type="string">
            <text:p>oncologue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(u'general', 0.40929242668326526), (u'plausibility', 0.35754838264565875), (u'office', 0.35102337789271354), (u'plastic', 0.3269993414708327), (u'oncologist', 0.3096225408758848), (u'consultation', 0.29842630894830696), (u'radiologist', 0.28619082412862473), (u'pathologist', 0.25128118619591305), (u'state', 0.23506198562108715), (u'united', 0.23204296388927725)]</text:p>
          </table:table-cell>
        </table:table-row>
        <table:table-row table:style-name="ro2">
          <table:table-cell table:style-name="ce2" office:value-type="string" calcext:value-type="string">
            <text:p>scintigraphie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(u'marrow', 0.6451147545284286), (u'resorption', 0.5754023867561205), (u'scintigraphy', 0.5523366519085664), (u'abdominal', 0.5389965039382377), (u'turnover', 0.5181980913803794), (u'carcinosis', 0.49000338510454794), (u'microenvironment', 0.4414308385154836), (u'radiograph', 0.4219404587067838), (u'recipients', 0.41074317131437565), (u'osteomyelitis', 0.4047883843740877)]</text:p>
          </table:table-cell>
          <table:table-cell table:style-name="ce2" office:value-type="string" calcext:value-type="string">
            <text:p>scintigraphie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(u'marrow', 0.640637499866442), (u'resorption', 0.571408953028961), (u'scintigraphy', 0.549985058773318), (u'abdominal', 0.5352557359692643), (u'turnover', 0.514601669497018), (u'carcinosis', 0.48660264139972864), (u'microenvironment', 0.4383672002002619), (u'radiograph', 0.42175577244572776), (u'recipients', 0.40789251293811396), (u'osteomyelitis', 0.40197905368007536)]</text:p>
          </table:table-cell>
          <table:table-cell table:style-name="ce2" office:value-type="string" calcext:value-type="string">
            <text:p>scintigraphie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(u'marrow', 0.6408074626185994), (u'resorption', 0.5715605492722101), (u'scintigraphy', 0.5501309712031308), (u'abdominal', 0.5353977406724116), (u'turnover', 0.5147381946239905), (u'carcinosis', 0.4867317383135944), (u'microenvironment', 0.4384835001293437), (u'radiograph', 0.42186766532093123), (u'recipients', 0.4080007278554391), (u'osteomyelitis', 0.402085699741674)]</text:p>
          </table:table-cell>
          <table:table-cell table:style-name="ce2" office:value-type="string" calcext:value-type="string">
            <text:p>scintigraphie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(u'marrow', 0.6389547880397597), (u'resorption', 0.5699080783481401), (u'scintigraphy', 0.5510035677318403), (u'abdominal', 0.5338498220828579), (u'turnover', 0.5132500060126395), (u'carcinosis', 0.48532452074686516), (u'microenvironment', 0.4372157757638835), (u'radiograph', 0.42520877563045967), (u'recipients', 0.40682113395127795), (u'osteomyelitis', 0.40092320710873514)]</text:p>
          </table:table-cell>
        </table:table-row>
        <table:table-row table:style-name="ro2">
          <table:table-cell table:style-name="ce2" office:value-type="string" calcext:value-type="string">
            <text:p>locus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centromere', 0.31660757678337376), (u'homologue', 0.31517918927904287), (u'translocation', 0.28667526650642894), (u'submicroscopic', 0.28638232853838763), (u'unstimulated', 0.23108527185225816), (u'chromosome', 0.21539503933183837), (u'jakubowska', 0.2080809446688115), (u'anna', 0.2080809446688115), (u'circulate', 0.20001567484376884), (u'cortisol', 0.19662281372272544)]</text:p>
          </table:table-cell>
          <table:table-cell table:style-name="ce2" office:value-type="string" calcext:value-type="string">
            <text:p>locus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shih', 0.2591539401834444), (u'centromere', 0.22304419876322518), (u'homologue', 0.2220379261096656), (u'megabase', 0.2183566703841628), (u'heterozygosity', 0.20487917889667967), (u'translocation', 0.20195743820404455), (u'submicroscopic', 0.20175106880810995), (u'unstimulated', 0.16279531219663368), (u'chromosome', 0.15174183275536243), (u'jakubowska', 0.14658918795650025)]</text:p>
          </table:table-cell>
          <table:table-cell table:style-name="ce2" office:value-type="string" calcext:value-type="string">
            <text:p>locus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phelan', 0.2856573612366714), (u'shih', 0.2394456255668365), (u'goffman', 0.21251288936959536), (u'centromere', 0.20608198225390553), (u'homologue', 0.20515223530561746), (u'lethality', 0.2019902572263056), (u'megabase', 0.20175093421237317), (u'heterozygosity', 0.1892983881387624), (u'translocation', 0.18659884196401821), (u'submicroscopic', 0.1864081666878776)]</text:p>
          </table:table-cell>
          <table:table-cell table:style-name="ce2" office:value-type="string" calcext:value-type="string">
            <text:p>locus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shih', 0.2591539401834444), (u'centromere', 0.22304419876322518), (u'homologue', 0.2220379261096656), (u'megabase', 0.2183566703841628), (u'heterozygosity', 0.20487917889667967), (u'translocation', 0.20195743820404455), (u'submicroscopic', 0.20175106880810995), (u'unstimulated', 0.16279531219663368), (u'chromosome', 0.15174183275536243), (u'jakubowska', 0.14658918795650025)]</text:p>
          </table:table-cell>
        </table:table-row>
        <table:table-row table:style-name="ro2">
          <table:table-cell table:style-name="ce2" office:value-type="string" calcext:value-type="string">
            <text:p>cardiotoxicit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benefit', 0.4017445480359642), (u'month', 0.3847020053850443), (u'factor', 0.37926334042799975), (u'option', 0.3737699152215568), (u'disease', 0.36811762629755823), (u'outcome', 0.3657552357894651), (u'assessment', 0.3567084964775496), (u'overall', 0.35300284825373746), (u'relapse', 0.35273384009177566), (u'include', 0.35188573739563483)]</text:p>
          </table:table-cell>
          <table:table-cell table:style-name="ce2" office:value-type="string" calcext:value-type="string">
            <text:p>cardiotoxicit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benefit', 0.3733655846216385), (u'factor', 0.3279086433136798), (u'option', 0.32631483131975075), (u'month', 0.3257196906120611), (u'regimen', 0.32310003959595057), (u'disease', 0.31817481345771687), (u'combination', 0.3178899864296606), (u'adjuvant', 0.3177937246913347), (u'outcome', 0.31088567236105075), (u'include', 0.3077335280880458)]</text:p>
          </table:table-cell>
          <table:table-cell table:style-name="ce2" office:value-type="string" calcext:value-type="string">
            <text:p>cardiotoxicit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benefit', 0.37527446924325025), (u'factor', 0.3306424224465102), (u'option', 0.32867524094274464), (u'month', 0.328075795264154), (u'combination', 0.3218929100168784), (u'adjuvant', 0.3207967938191932), (u'regimen', 0.3204811055864422), (u'disease', 0.3201445626042977), (u'outcome', 0.313678241205549), (u'include', 0.30838537592413295)]</text:p>
          </table:table-cell>
          <table:table-cell table:style-name="ce2" office:value-type="string" calcext:value-type="string">
            <text:p>cardiotoxicit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benefit', 0.3721901270724167), (u'factor', 0.3256680720494866), (u'month', 0.32414561226850636), (u'regimen', 0.32383519339967176), (u'option', 0.3232035155476013), (u'combination', 0.3175780896788817), (u'adjuvant', 0.3166906604399191), (u'disease', 0.3157149952348652), (u'outcome', 0.31037246596955487), (u'include', 0.30600206963279203)]</text:p>
          </table:table-cell>
        </table:table-row>
        <table:table-row table:style-name="ro2">
          <table:table-cell table:style-name="ce2" office:value-type="string" calcext:value-type="string">
            <text:p>tamoxifen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chemotherapy', 0.5449758922050076), (u'treatment', 0.5309234190033004), (u'therapy', 0.5070435052521763), (u'however', 0.48663020193570977), (u'patient', 0.48323580456791004), (u'study', 0.4787244364317874), (u'radiotherapy', 0.4736466276859339), (u'much', 0.46807179370787955), (u'although', 0.46358259206104957), (u'group', 0.4631731011597108)]</text:p>
          </table:table-cell>
          <table:table-cell table:style-name="ce2" office:value-type="string" calcext:value-type="string">
            <text:p>tamoxifen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chemotherapy', 0.5325950845129512), (u'therapy', 0.5325344805526652), (u'treatment', 0.5269161132373682), (u'patient', 0.47350702479727536), (u'combination', 0.4716766735239788), (u'radiotherapy', 0.4715867195355614), (u'however', 0.471489933479206), (u'study', 0.46646193824247145), (u'group', 0.4577393778141649), (u'much', 0.4571894147965155)]</text:p>
          </table:table-cell>
          <table:table-cell table:style-name="ce2" office:value-type="string" calcext:value-type="string">
            <text:p>tamoxifen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therapy', 0.5430473457364825), (u'chemotherapy', 0.5384434458639702), (u'treatment', 0.5323035039273106), (u'patient', 0.4761702713059808), (u'however', 0.4743681448596829), (u'radiotherapy', 0.4743624045298968), (u'combination', 0.47335818704629734), (u'study', 0.46841165419039615), (u'much', 0.4593314983043248), (u'group', 0.45924686584904517)]</text:p>
          </table:table-cell>
          <table:table-cell table:style-name="ce2" office:value-type="string" calcext:value-type="string">
            <text:p>tamoxifen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chemotherapy', 0.5312373331784875), (u'therapy', 0.5302630470107778), (u'treatment', 0.5255244715255302), (u'patient', 0.4710605313714471), (u'combination', 0.470956311257849), (u'however', 0.4697389072169862), (u'radiotherapy', 0.46855118636969295), (u'study', 0.46473387034608904), (u'group', 0.4566834170837979), (u'much', 0.45447558528110954)]</text:p>
          </table:table-cell>
        </table:table-row>
        <table:table-row table:style-name="ro2">
          <table:table-cell table:style-name="ce2" office:value-type="string" calcext:value-type="string">
            <text:p>radiologu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cancer', 0.39308358001847105), (u'contralateral', 0.36324909698155555), (u'development', 0.355843215533604), (u'risk', 0.35562587143911345), (u'patient', 0.34934242938468973), (u'may', 0.3442097893812951), (u'conservation', 0.34402467382607793), (u'associate', 0.33093136431922177), (u'tissue', 0.3303557974045769), (u'will', 0.32821284975430004)]</text:p>
          </table:table-cell>
          <table:table-cell table:style-name="ce2" office:value-type="string" calcext:value-type="string">
            <text:p>radiologu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cancer', 0.3927931691284134), (u'risk', 0.3812139723411058), (u'development', 0.37910754768396565), (u'contralateral', 0.36790520950228434), (u'patient', 0.36535663175674166), (u'may', 0.3511413494914538), (u'early', 0.3502010381280465), (u'associate', 0.3482164386813613), (u'sporadic', 0.34812244241110735), (u'conservation', 0.3459005897277024)]</text:p>
          </table:table-cell>
          <table:table-cell table:style-name="ce2" office:value-type="string" calcext:value-type="string">
            <text:p>radiologu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cancer', 0.39629072265359794), (u'risk', 0.3850389415963356), (u'development', 0.38308258239054205), (u'contralateral', 0.3709261498574143), (u'patient', 0.3695541024994622), (u'may', 0.3558856135813836), (u'early', 0.3538344053319446), (u'sporadic', 0.35142019632645444), (u'associate', 0.3512068668074834), (u'conservation', 0.3485670316510406)]</text:p>
          </table:table-cell>
          <table:table-cell table:style-name="ce2" office:value-type="string" calcext:value-type="string">
            <text:p>radiologu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cancer', 0.387739878002896), (u'risk', 0.3763618340685563), (u'development', 0.37424981712260535), (u'contralateral', 0.3634272914561323), (u'patient', 0.35995258439543854), (u'early', 0.3455414980022704), (u'may', 0.34486039527555834), (u'sporadic', 0.34408332556139276), (u'associate', 0.3430140061330558), (u'conservation', 0.33931921877713295)]</text:p>
          </table:table-cell>
        </table:table-row>
        <table:table-row table:style-name="ro2">
          <table:table-cell table:style-name="ce2" office:value-type="string" calcext:value-type="string">
            <text:p>exemestane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(u'alone', 0.4222937515679694), (u'exemestane', 0.39344016009344596), (u'efficacy', 0.36263211892234004), (u'trial', 0.35893433094861), (u'cohort', 0.3507878009215434), (u'retrospective', 0.3449785593361648), (u'aim', 0.34225156620066727), (u'publish', 0.3364433225316696), (u'anastrozole', 0.3332085462279998), (u'chemotherapy', 0.3307570612871457)]</text:p>
          </table:table-cell>
          <table:table-cell table:style-name="ce2" office:value-type="string" calcext:value-type="string">
            <text:p>exemestan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exemestane', 0.46123002758152587), (u'alone', 0.40564960951802576), (u'efficacy', 0.3700214518947301), (u'anastrozole', 0.3646834626015592), (u'tamoxifen', 0.36422046087137144), (u'cohort', 0.35300833767601675), (u'trial', 0.3525564257756289), (u'retrospective', 0.3509849003600136), (u'publish', 0.349452845002347), (u'aim', 0.3464961580432783)]</text:p>
          </table:table-cell>
          <table:table-cell table:style-name="ce2" office:value-type="string" calcext:value-type="string">
            <text:p>exemestan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exemestane', 0.46562314409354816), (u'alone', 0.40839293394210474), (u'efficacy', 0.3736556469518356), (u'anastrozole', 0.3688830671245155), (u'tamoxifen', 0.36807680551859945), (u'cohort', 0.3552741623463146), (u'trial', 0.35498662109801665), (u'retrospective', 0.3531784404801087), (u'publish', 0.3516932299725336), (u'aim', 0.3486882444099643)]</text:p>
          </table:table-cell>
          <table:table-cell table:style-name="ce2" office:value-type="string" calcext:value-type="string">
            <text:p>exemestan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exemestane', 0.45911009901764543), (u'alone', 0.402060371776122), (u'efficacy', 0.36369617946918725), (u'cohort', 0.3597712377367138), (u'retrospective', 0.35769200252587996), (u'publish', 0.3561298433228789), (u'aim', 0.35313119992243863), (u'anastrozole', 0.35128186448280985), (u'trial', 0.3507634615418245), (u'design', 0.34837835927680627)]</text:p>
          </table:table-cell>
        </table:table-row>
        <table:table-row table:style-name="ro2">
          <table:table-cell table:style-name="ce2" office:value-type="string" calcext:value-type="string">
            <text:p>fibros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liver', 0.3849161487965562), (u'decrease', 0.3655975922531443), (u'significantly', 0.3594558904925484), (u'overall', 0.35106837728183643), (u'observe', 0.34292365155201093), (u'increase', 0.3380845035501166), (u'however', 0.3313210156713566), (u'also', 0.3292437901202956), (u'associate', 0.3286739728965268), (u'result', 0.3279858076835161)]</text:p>
          </table:table-cell>
          <table:table-cell table:style-name="ce2" office:value-type="string" calcext:value-type="string">
            <text:p>fibros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liver', 0.3957218842369069), (u'decrease', 0.37259915316744363), (u'significantly', 0.3616079652577202), (u'overall', 0.360679712656873), (u'observe', 0.3454925171858034), (u'increase', 0.344005360429425), (u'associate', 0.3348325052088589), (u'however', 0.33030066525350643), (u'also', 0.328915212842807), (u'colonization', 0.32807756236213315)]</text:p>
          </table:table-cell>
          <table:table-cell table:style-name="ce2" office:value-type="string" calcext:value-type="string">
            <text:p>fibros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liver', 0.3913888228421687), (u'decrease', 0.3691271342997776), (u'significantly', 0.3591945055094366), (u'overall', 0.3568373276703413), (u'observe', 0.3425934461021701), (u'increase', 0.34223498981268835), (u'associate', 0.3315114109166691), (u'however', 0.32794595557232736), (u'also', 0.326676936453034), (u'colonization', 0.32448519035396767)]</text:p>
          </table:table-cell>
          <table:table-cell table:style-name="ce2" office:value-type="string" calcext:value-type="string">
            <text:p>fibros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liver', 0.3948642202538657), (u'decrease', 0.3723801181355178), (u'significantly', 0.3610717218673075), (u'overall', 0.3601585388141083), (u'observe', 0.34473205016289366), (u'increase', 0.34386385783030615), (u'associate', 0.33423808392916005), (u'however', 0.3295828496453984), (u'also', 0.32842963704072897), (u'colonization', 0.3283222194192353)]</text:p>
          </table:table-cell>
        </table:table-row>
        <table:table-row table:style-name="ro2">
          <table:table-cell table:style-name="ce2" office:value-type="string" calcext:value-type="string">
            <text:p>therapi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potential', 0.35089212835956946), (u'breast', 0.34412990201381427), (u'also', 0.3427444525462048), (u'although', 0.34186738215214024), (u'chemoprevention', 0.34098908290516294), (u'include', 0.3398341554377626), (u'however', 0.33711780835724137), (u'may', 0.33393689739090376), (u'study', 0.3303213156774398), (u'identify', 0.3297837726118414)]</text:p>
          </table:table-cell>
          <table:table-cell table:style-name="ce2" office:value-type="string" calcext:value-type="string">
            <text:p>therapi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institut', 0.34515362337040123), (u'transmission', 0.28397711259752095), (u'potential', 0.27679458625785014), (u'also', 0.272605067913625), (u'although', 0.27068876311086804), (u'include', 0.27041023767878325), (u'breast', 0.27018936522133385), (u'however', 0.268398246655488), (u'chemoprevention', 0.2660383877228753), (u'study', 0.2632215242127955)]</text:p>
          </table:table-cell>
          <table:table-cell table:style-name="ce2" office:value-type="string" calcext:value-type="string">
            <text:p>therapi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institut', 0.3450767066077031), (u'transmission', 0.2829216976486498), (u'potential', 0.2761885710207821), (u'also', 0.2720055197782761), (u'include', 0.27016077735663163), (u'although', 0.27004459748004933), (u'breast', 0.2700428435918306), (u'however', 0.2681796845289907), (u'chemoprevention', 0.2659791016248844), (u'study', 0.26271076054466286)]</text:p>
          </table:table-cell>
          <table:table-cell table:style-name="ce2" office:value-type="string" calcext:value-type="string">
            <text:p>therapi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transmission', 0.33776279812895255), (u'potential', 0.3277168589822373), (u'also', 0.3227743940041479), (u'although', 0.3205142421046893), (u'breast', 0.3197142823663161), (u'include', 0.3188299264903809), (u'however', 0.3178483614928709), (u'chemoprevention', 0.31498182812008185), (u'may', 0.31060075419610716), (u'study', 0.30999110685245246)]</text:p>
          </table:table-cell>
        </table:table-row>
        <table:table-row table:style-name="ro2">
          <table:table-cell table:style-name="ce2" office:value-type="string" calcext:value-type="string">
            <text:p>ablation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dissemination', 0.2467583548004083), (u'differentiation', 0.24397348299756502), (u'addition', 0.24324376265683165), (u'excise', 0.23927522027661063), (u'tumor', 0.2364603035192166), (u'detect', 0.23524901729339728), (u'progression', 0.23498885418012772), (u'mg', 0.23485220016342537), (u'far', 0.2346494857538193), (u'observe', 0.2346336821738273)]</text:p>
          </table:table-cell>
          <table:table-cell table:style-name="ce2" office:value-type="string" calcext:value-type="string">
            <text:p>ablation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unsorted', 0.24158951691776598), (u'arise', 0.24004018023348536), (u'excise', 0.23662513595265158), (u'dissemination', 0.23646102666616833), (u'addition', 0.23487382631991752), (u'differentiation', 0.23269278801782398), (u'tumor', 0.23054645616597155), (u'far', 0.22956429641626042), (u'also', 0.22941071787996642), (u'progression', 0.22886303798951693)]</text:p>
          </table:table-cell>
          <table:table-cell table:style-name="ce2" office:value-type="string" calcext:value-type="string">
            <text:p>ablation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unsorted', 0.23980470620681982), (u'arise', 0.23826681568437708), (u'excise', 0.2348770010065847), (u'dissemination', 0.23471410412375204), (u'addition', 0.2337358110236794), (u'differentiation', 0.23097370440147857), (u'tumor', 0.22887879985836768), (u'far', 0.2279435166452757), (u'also', 0.22774219898826967), (u'progression', 0.22737011325601295)]</text:p>
          </table:table-cell>
          <table:table-cell table:style-name="ce2" office:value-type="string" calcext:value-type="string">
            <text:p>ablation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(u'unsorted', 0.24782046602419602), (u'arise', 0.246231169667196), (u'excise', 0.24272804636960046), (u'dissemination', 0.24255970446315492), (u'addition', 0.24100572560816097), (u'differentiation', 0.23869427739563462), (u'tumor', 0.23651705268505993), (u'far', 0.23553080942367027), (u'also', 0.23535389304744658), (u'progression', 0.23476575247915704)]</text:p>
          </table:table-cell>
        </table:table-row>
        <table:table-row table:style-name="ro2">
          <table:table-cell table:style-name="ce2" office:value-type="string" calcext:value-type="string">
            <text:p>randomisation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trial', 0.3092927018827716), (u'table', 0.30325918121035483), (u'two', 0.29019008305423305), (u'adjuvant', 0.28852209979573173), (u'disease', 0.2860605432924488), (u'efficacy', 0.28159263338649443), (u'result', 0.27674539737090076), (u'give', 0.2748595774942056), (u'treatment', 0.2709340664027009), (u'comparison', 0.27021231948302094)]</text:p>
          </table:table-cell>
          <table:table-cell table:style-name="ce2" office:value-type="string" calcext:value-type="string">
            <text:p>randomisation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table', 0.3467287527904524), (u'article', 0.31629567170208994), (u'discussion', 0.3091953742131782), (u'trial', 0.30886918850758766), (u'two', 0.288125557747778), (u'adjuvant', 0.2865435088215943), (u'disease', 0.27974721493364363), (u'efficacy', 0.27611737195033664), (u'result', 0.2747552820189969), (u'treatment', 0.27086189162932267)]</text:p>
          </table:table-cell>
          <table:table-cell table:style-name="ce2" office:value-type="string" calcext:value-type="string">
            <text:p>randomisation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table', 0.34703603352877616), (u'article', 0.31635378068891584), (u'discussion', 0.3104021343711156), (u'trial', 0.30786291254615294), (u'two', 0.2901108126799868), (u'adjuvant', 0.28893693755799915), (u'disease', 0.28074854599871085), (u'result', 0.276517590826725), (u'efficacy', 0.27626107469927585), (u'treatment', 0.2739872063781013)]</text:p>
          </table:table-cell>
          <table:table-cell table:style-name="ce2" office:value-type="string" calcext:value-type="string">
            <text:p>randomisation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table', 0.344597782459134), (u'article', 0.3143338337501111), (u'discussion', 0.3072549922077228), (u'trial', 0.3069345199046547), (u'two', 0.2862309956602162), (u'adjuvant', 0.28474528053401926), (u'disease', 0.27799163736940985), (u'efficacy', 0.2747474971048502), (u'result', 0.2728778443047153), (u'clinical', 0.269166012036855)]</text:p>
          </table:table-cell>
        </table:table-row>
        <table:table-row table:style-name="ro2">
          <table:table-cell table:style-name="ce2" office:value-type="string" calcext:value-type="string">
            <text:p>osteoporos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fracture', 0.5092246527259395), (u'factor', 0.4525159035906568), (u'increase', 0.44993630766058007), (u'option', 0.4243787246897507), (u'lifetime', 0.41047188614487723), (u'assessment', 0.4081591039972449), (u'potential', 0.403206519551233), (u'may', 0.40014969184833404), (u'combination', 0.3997656523366639), (u'decrease', 0.39645698112326105)]</text:p>
          </table:table-cell>
          <table:table-cell table:style-name="ce2" office:value-type="string" calcext:value-type="string">
            <text:p>osteoporos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fracture', 0.5224609408624473), (u'factor', 0.44866198013054265), (u'increase', 0.44849055963537154), (u'option', 0.4189411218699502), (u'lifetime', 0.41487777067227805), (u'assessment', 0.402909130607531), (u'potential', 0.4027682388737936), (u'may', 0.3991259552299254), (u'combination', 0.3987257230144219), (u'decrease', 0.39609308394419906)]</text:p>
          </table:table-cell>
          <table:table-cell table:style-name="ce2" office:value-type="string" calcext:value-type="string">
            <text:p>osteoporos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fracture', 0.5219802481117886), (u'factor', 0.4517343039771624), (u'increase', 0.45093514084905784), (u'option', 0.41966979180032027), (u'lifetime', 0.4149701524481016), (u'potential', 0.4052056974202063), (u'assessment', 0.4046926914387856), (u'combination', 0.40170232068871436), (u'may', 0.40108476119096476), (u'decrease', 0.3984269718074029)]</text:p>
          </table:table-cell>
          <table:table-cell table:style-name="ce2" office:value-type="string" calcext:value-type="string">
            <text:p>osteoporos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fracture', 0.52400850140534), (u'increase', 0.44916974922266983), (u'factor', 0.44866053781001136), (u'option', 0.41817212258080866), (u'lifetime', 0.4148648249189235), (u'assessment', 0.4031338079666256), (u'potential', 0.4026184400856996), (u'combination', 0.3988739045532796), (u'may', 0.3987386048016452), (u'decrease', 0.39593998881589654)]</text:p>
          </table:table-cell>
        </table:table-row>
        <table:table-row table:style-name="ro2">
          <table:table-cell table:style-name="ce2" office:value-type="string" calcext:value-type="string">
            <text:p>guerison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preinvasive', 0.3094328479114103), (u'month', 0.3073902016878223), (u'also', 0.28140309074697145), (u'furthermore', 0.27116234654536975), (u'due', 0.269016769876801), (u'progression', 0.2688227580604769), (u'observe', 0.2683840499828577), (u'lead', 0.26714562894072114), (u'ilr', 0.26457982910316513), (u'result', 0.26122253721931826)]</text:p>
          </table:table-cell>
          <table:table-cell table:style-name="ce2" office:value-type="string" calcext:value-type="string">
            <text:p>guerison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preinvasive', 0.2881891086443272), (u'influence', 0.28709532109065605), (u'month', 0.28628669783556876), (u'also', 0.27044515941717717), (u'furthermore', 0.26829030705306917), (u'prognostic', 0.2681957940850352), (u'due', 0.26041407975354336), (u'growth', 0.25989084584822564), (u'hystologic', 0.25257017788684516), (u'observe', 0.2519034529287029)]</text:p>
          </table:table-cell>
          <table:table-cell table:style-name="ce2" office:value-type="string" calcext:value-type="string">
            <text:p>guerison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preinvasive', 0.28709140410162726), (u'month', 0.2851962395243336), (u'influence', 0.2805099216165222), (u'also', 0.26902001353677885), (u'furthermore', 0.2653750589224323), (u'due', 0.25942620519706605), (u'prognostic', 0.2578797493945582), (u'growth', 0.25303172670583657), (u'hystologic', 0.25160814489079913), (u'observe', 0.25082781004090204)]</text:p>
          </table:table-cell>
          <table:table-cell table:style-name="ce2" office:value-type="string" calcext:value-type="string">
            <text:p>guerison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preinvasive', 0.29593639388088455), (u'month', 0.29398284123945295), (u'also', 0.2696027185355416), (u'due', 0.26236614677449005), (u'hystologic', 0.2593599320851981), (u'furthermore', 0.25933512726447805), (u'progression', 0.2570975840170246), (u'observe', 0.25667801095833553), (u'lead', 0.25549360581263164), (u'type', 0.2537743126113616)]</text:p>
          </table:table-cell>
        </table:table-row>
        <table:table-row table:style-name="ro2">
          <table:table-cell table:style-name="ce2" office:value-type="string" calcext:value-type="string">
            <text:p>anxiet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anxiety', 0.38321887123211906), (u'result', 0.3636668409689316), (u'individual', 0.36303642736745045), (u'quality', 0.36280842100859634), (u'however', 0.3626605625701529), (u'much', 0.35705100024773256), (u'concern', 0.3555951104809442), (u'outcome', 0.3549793406056261), (u'also', 0.3531762746093073), (u'find', 0.3503894949530075)]</text:p>
          </table:table-cell>
          <table:table-cell table:style-name="ce2" office:value-type="string" calcext:value-type="string">
            <text:p>anxiete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(u'however', 0.3743128497239643), (u'result', 0.3742798055867739), (u'individual', 0.3701492371422618), (u'much', 0.3699748641880121), (u'concern', 0.36597742191669824), (u'also', 0.36567916856406996), (u'anxiety', 0.36510593540911046), (u'find', 0.3644776725666324), (u'outcome', 0.3641880136870794), (u'although', 0.36053483381301565)]</text:p>
          </table:table-cell>
          <table:table-cell table:style-name="ce2" office:value-type="string" calcext:value-type="string">
            <text:p>anxiete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(u'result', 0.37475617814057827), (u'however', 0.3747189591170694), (u'individual', 0.3707673928322262), (u'much', 0.3705145652330383), (u'concern', 0.36656653945750345), (u'also', 0.366111627966714), (u'anxiety', 0.365708513484803), (u'find', 0.36490213051363996), (u'outcome', 0.36472109873905356), (u'although', 0.3608817856408581)]</text:p>
          </table:table-cell>
          <table:table-cell table:style-name="ce2" office:value-type="string" calcext:value-type="string">
            <text:p>anxiete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(u'result', 0.37497970052485585), (u'however', 0.37460407630115095), (u'individual', 0.37229988513509804), (u'much', 0.3712741248312153), (u'concern', 0.3682178821485297), (u'anxiety', 0.36723447069795256), (u'outcome', 0.3664018286489617), (u'also', 0.36576748539512405), (u'find', 0.3654495247187152), (u'although', 0.3588508632256034)]</text:p>
          </table:table-cell>
        </table:table-row>
        <table:table-row table:style-name="ro2">
          <table:table-cell table:style-name="ce2" office:value-type="string" calcext:value-type="string">
            <text:p>carcinogenes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gland', 0.6006061555081177), (u'internal', 0.5248985348196166), (u'microscopical', 0.44906691960444145), (u'mxt', 0.38355838451713686), (u'duct', 0.350560000807374), (u'graft', 0.3200484870273863), (u'chain', 0.3173493799461879), (u'penetrance', 0.306501767502356), (u'committed', 0.2958596525551873), (u'progenitors', 0.28544567194039533)]</text:p>
          </table:table-cell>
          <table:table-cell table:style-name="ce2" office:value-type="string" calcext:value-type="string">
            <text:p>carcinogenes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gland', 0.5213695485134001), (u'internal', 0.46051074997809144), (u'microscopical', 0.3823104739769124), (u'duct', 0.34440214861854856), (u'mxt', 0.33349608003599723), (u'chain', 0.2864717027956451), (u'penetrance', 0.27730329910288287), (u'graft', 0.2724713921898593), (u'committed', 0.2566812769775638), (u'transplant', 0.2511568374454839)]</text:p>
          </table:table-cell>
          <table:table-cell table:style-name="ce2" office:value-type="string" calcext:value-type="string">
            <text:p>carcinogenes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gland', 0.5245291022395111), (u'internal', 0.4624091614698456), (u'microscopical', 0.3843894372572789), (u'duct', 0.3392765942837894), (u'mxt', 0.33530959588694637), (u'chain', 0.2869147612516194), (u'penetrance', 0.2845611482746923), (u'graft', 0.2739530623450621), (u'committed', 0.25807708218280173), (u'transplant', 0.2514531509239531)]</text:p>
          </table:table-cell>
          <table:table-cell table:style-name="ce2" office:value-type="string" calcext:value-type="string">
            <text:p>carcinogenes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gland', 0.5212095656096547), (u'internal', 0.4603234714056202), (u'microscopical', 0.3821549975633638), (u'duct', 0.34452468438952677), (u'mxt', 0.33336045525460645), (u'chain', 0.28635520168995865), (u'penetrance', 0.2771905265649996), (u'graft', 0.272360584671531), (u'committed', 0.2565768909167938), (u'transplant', 0.25105469804051794)]</text:p>
          </table:table-cell>
        </table:table-row>
        <table:table-row table:style-name="ro2">
          <table:table-cell table:style-name="ce2" office:value-type="string" calcext:value-type="string">
            <text:p>letrozol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alone', 0.47846540576037183), (u'efficacy', 0.4127843486918371), (u'anastrozole', 0.3774485752122515), (u'ie', 0.37704792741888665), (u'tamoxifen', 0.3728216313924733), (u'versus', 0.36045721604502745), (u'atac', 0.34839535551061), (u'exemestane', 0.346914626244577), (u'arimidex', 0.3431951726744379), (u'totalb', 0.3389843606773929)]</text:p>
          </table:table-cell>
          <table:table-cell table:style-name="ce2" office:value-type="string" calcext:value-type="string">
            <text:p>letrozole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(u'alone', 0.5142345643672128), (u'monotherapy', 0.5072030539423967), (u'totalb', 0.47927922588928873), (u'anastrozole', 0.43793652073034756), (u'exemestane', 0.41609249651717106), (u'letrozole', 0.3927960775995962), (u'efficacy', 0.37228649086851223), (u'tamoxifen', 0.3638203642808104), (u'superiority', 0.3378288941232052), (u'versus', 0.33760053024476394)]</text:p>
          </table:table-cell>
          <table:table-cell table:style-name="ce2" office:value-type="string" calcext:value-type="string">
            <text:p>letrozole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(u'alone', 0.5136917851191174), (u'monotherapy', 0.5089396640225579), (u'totalb', 0.48004018592924036), (u'anastrozole', 0.4386132373280676), (u'exemestane', 0.4166894865518609), (u'letrozole', 0.3915682076424663), (u'efficacy', 0.3726900169310182), (u'tamoxifen', 0.36441012519855426), (u'superiority', 0.3404213873480417), (u'pk', 0.3387953021228428)]</text:p>
          </table:table-cell>
          <table:table-cell table:style-name="ce2" office:value-type="string" calcext:value-type="string">
            <text:p>letrozole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(u'alone', 0.5120190597216028), (u'monotherapy', 0.5071192089852924), (u'totalb', 0.4791999969772714), (u'anastrozole', 0.4378748620974093), (u'exemestane', 0.4160925192544817), (u'letrozole', 0.3927608322026161), (u'efficacy', 0.3717945720908165), (u'tamoxifen', 0.3635641472559615), (u'superiority', 0.3377730481480751), (u'pk', 0.33747965558434256)]</text:p>
          </table:table-cell>
        </table:table-row>
        <table:table-row table:style-name="ro2">
          <table:table-cell table:style-name="ce2" office:value-type="string" calcext:value-type="string">
            <text:p>carcinogen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gland', 0.359245902376506), (u'growth', 0.3179807179598051), (u'internal', 0.29494245261966373), (u'ra', 0.29074420746701485), (u'lactate', 0.28880805938196075), (u'culture', 0.2655854006033545), (u'proliferation', 0.26363203466598983), (u'differentiation', 0.2605720490049106), (u'condition', 0.2583087164856477), (u'grow', 0.25782580590352233)]</text:p>
          </table:table-cell>
          <table:table-cell table:style-name="ce2" office:value-type="string" calcext:value-type="string">
            <text:p>carcinogen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growth', 0.32122235703266033), (u'gland', 0.31549314045343946), (u'differentiation', 0.2641151290957793), (u'lactate', 0.26217285352184405), (u'ra', 0.2620651359439562), (u'proliferation', 0.25857457426651165), (u'cultured', 0.2582553326378954), (u'concentration', 0.2578975937365218), (u'culture', 0.2575066653565318), (u'internal', 0.25735719505784377)]</text:p>
          </table:table-cell>
          <table:table-cell table:style-name="ce2" office:value-type="string" calcext:value-type="string">
            <text:p>carcinogen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growth', 0.3224206234482749), (u'gland', 0.3160599222057169), (u'ra', 0.2646462217091995), (u'differentiation', 0.2638462040416312), (u'lactate', 0.26299559129128813), (u'proliferation', 0.25882696260079713), (u'internal', 0.258109806881343), (u'concentration', 0.25803057529900725), (u'cultured', 0.2579410976122869), (u'culture', 0.2575587268882281)]</text:p>
          </table:table-cell>
          <table:table-cell table:style-name="ce2" office:value-type="string" calcext:value-type="string">
            <text:p>carcinogen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(u'growth', 0.32108534840344827), (u'gland', 0.31600452391993133), (u'differentiation', 0.2643481460204996), (u'lactate', 0.26324744970394176), (u'ra', 0.2631392906123869), (u'cultured', 0.2589142487900096), (u'culture', 0.25856213572937803), (u'internal', 0.2584120527806381), (u'concentration', 0.2582002214947759), (u'proliferation', 0.25800574078996963)]</text:p>
          </table:table-cell>
        </table:table-row>
        <table:table-row table:style-name="ro2">
          <table:table-cell/>
          <table:table-cell table:style-name="ce7" table:formula="of:=SUM([.B2:.B86])*100/85" office:value-type="float" office:value="28.2352941176471" calcext:value-type="float">
            <text:p>28,2353</text:p>
          </table:table-cell>
          <table:table-cell table:style-name="ce9" table:formula="of:=SUM([.C2:.C86])*100/85" office:value-type="float" office:value="42.3529411764706" calcext:value-type="float">
            <text:p>42,3529</text:p>
          </table:table-cell>
          <table:table-cell table:style-name="ce9" table:formula="of:=SUM([.D2:.D86])*100/85" office:value-type="float" office:value="43.5294117647059" calcext:value-type="float">
            <text:p>43,5294</text:p>
          </table:table-cell>
          <table:table-cell table:style-name="ce10"/>
          <table:table-cell table:style-name="ce1"/>
          <table:table-cell table:style-name="ce7" table:formula="of:=SUM([.G2:.G86])*100/85" office:value-type="float" office:value="32.9411764705882" calcext:value-type="float">
            <text:p>32,9412</text:p>
          </table:table-cell>
          <table:table-cell table:style-name="ce9" table:formula="of:=SUM([.H2:.H86])*100/85" office:value-type="float" office:value="47.0588235294118" calcext:value-type="float">
            <text:p>47,0588</text:p>
          </table:table-cell>
          <table:table-cell table:style-name="ce10" table:formula="of:=SUM([.I2:.I86])*100/85" office:value-type="float" office:value="54.1176470588235" calcext:value-type="float">
            <text:p>54,1176</text:p>
          </table:table-cell>
          <table:table-cell/>
          <table:table-cell table:style-name="ce1"/>
          <table:table-cell table:style-name="ce7" table:formula="of:=SUM([.L2:.L86])*100/85" office:value-type="float" office:value="31.7647058823529" calcext:value-type="float">
            <text:p>31,7647</text:p>
          </table:table-cell>
          <table:table-cell table:style-name="ce9" table:formula="of:=SUM([.M2:.M86])*100/85" office:value-type="float" office:value="45.8823529411765" calcext:value-type="float">
            <text:p>45,8824</text:p>
          </table:table-cell>
          <table:table-cell table:style-name="ce10" table:formula="of:=SUM([.N2:.N86])*100/85" office:value-type="float" office:value="51.7647058823529" calcext:value-type="float">
            <text:p>51,7647</text:p>
          </table:table-cell>
          <table:table-cell/>
          <table:table-cell table:style-name="ce1"/>
          <table:table-cell table:style-name="ce7" table:formula="of:=SUM([.Q2:.Q86])*100/85" office:value-type="float" office:value="32.9411764705882" calcext:value-type="float">
            <text:p>32,9412</text:p>
          </table:table-cell>
          <table:table-cell table:style-name="ce9" table:formula="of:=SUM([.R2:.R86])*100/85" office:value-type="float" office:value="48.2352941176471" calcext:value-type="float">
            <text:p>48,2353</text:p>
          </table:table-cell>
          <table:table-cell table:style-name="ce10" table:formula="of:=SUM([.S2:.S86])*100/85" office:value-type="float" office:value="55.2941176470588" calcext:value-type="float">
            <text:p>55,2941</text:p>
          </table:table-cell>
          <table:table-cell/>
        </table:table-row>
        <table:table-row table:style-name="ro2">
          <table:table-cell table:number-columns-repeated="20"/>
        </table:table-row>
        <table:table-row table:style-name="ro2">
          <table:table-cell table:number-columns-repeated="7"/>
          <table:table-cell office:value-type="string" calcext:value-type="string">
            <text:p>5gram</text:p>
          </table:table-cell>
          <table:table-cell table:number-columns-repeated="4"/>
          <table:table-cell office:value-type="string" calcext:value-type="string">
            <text:p>4gram</text:p>
          </table:table-cell>
          <table:table-cell table:number-columns-repeated="4"/>
          <table:table-cell office:value-type="string" calcext:value-type="string">
            <text:p>6gram</text:p>
          </table:table-cell>
          <table:table-cell table:number-columns-repeated="2"/>
        </table:table-row>
        <table:table-row table:style-name="ro2">
          <table:table-cell table:style-name="ce3"/>
          <table:table-cell table:style-name="ce8"/>
          <table:table-cell table:number-columns-repeated="18"/>
        </table:table-row>
        <table:table-row table:style-name="ro2">
          <table:table-cell table:style-name="ce4"/>
          <table:table-cell table:style-name="ce8"/>
          <table:table-cell table:number-columns-repeated="18"/>
        </table:table-row>
        <table:table-row table:style-name="ro2">
          <table:table-cell table:style-name="ce3" office:value-type="string" calcext:value-type="string">
            <text:p><text:s/></text:p>
          </table:table-cell>
          <table:table-cell table:style-name="ce8"/>
          <table:table-cell table:number-columns-repeated="18"/>
        </table:table-row>
        <table:table-row table:style-name="ro2" table:number-rows-repeated="9">
          <table:table-cell table:style-name="ce3"/>
          <table:table-cell table:style-name="ce8"/>
          <table:table-cell table:number-columns-repeated="18"/>
        </table:table-row>
        <table:table-row table:style-name="ro2" table:number-rows-repeated="1048474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heet2" table:style-name="ta1">
        <table:table-column table:style-name="co1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sein</text:p>
          </table:table-cell>
          <table:table-cell office:value-type="string" calcext:value-type="string">
            <text:p>(u'breast', 0.9349019346509402), (u'ovarian', 0.8005396327140024), (u'overdetected', 0.7729590874366957), (u'registry', 0.7681195280558796), (u'prostate', 0.7554805475138231), (u'deadly', 0.7383727983398591), (u'endometrial', 0.7189763058842944), (u'early', 0.7154498488059944), (u'center', 0.7136061192705152), (u'victim', 0.703474078719801)]</text:p>
          </table:table-cell>
        </table:table-row>
        <table:table-row table:style-name="ro2">
          <table:table-cell office:value-type="string" calcext:value-type="string">
            <text:p>tumeur</text:p>
          </table:table-cell>
          <table:table-cell office:value-type="string" calcext:value-type="string">
            <text:p>(u'tumor', 0.5775731578393157), (u'large', 0.549293998866824), (u'tumour', 0.5481197821774018), (u'much', 0.5463629113227431), (u'also', 0.5386525818317546), (u'however', 0.5305169136011407), (u'two', 0.5280343555262024), (u'patient', 0.5266954647651525), (u'include', 0.5259886926710153), (u'one', 0.5241644005016729)]</text:p>
          </table:table-cell>
        </table:table-row>
        <table:table-row table:style-name="ro2">
          <table:table-cell office:value-type="string" calcext:value-type="string">
            <text:p>tamoxifene</text:p>
          </table:table-cell>
          <table:table-cell office:value-type="string" calcext:value-type="string">
            <text:p>(u'chemotherapy', 0.5312373331784875), (u'therapy', 0.5302630470107778), (u'treatment', 0.5255244715255302), (u'patient', 0.4710605313714471), (u'combination', 0.470956311257849), (u'however', 0.4697389072169862), (u'radiotherapy', 0.46855118636969295), (u'study', 0.46473387034608904), (u'group', 0.4566834170837979), (u'much', 0.45447558528110954)]</text:p>
          </table:table-cell>
        </table:table-row>
        <table:table-row table:style-name="ro2">
          <table:table-cell office:value-type="string" calcext:value-type="string">
            <text:p>chimiotherapie</text:p>
          </table:table-cell>
          <table:table-cell office:value-type="string" calcext:value-type="string">
            <text:p>(u'chemotherapy', 0.7051794078234809), (u'radiotherapy', 0.6101526700062183), (u'therapy', 0.5937925799562277), (u'systemic', 0.5870544399754315), (u'treatment', 0.5577196347250383), (u'adjuvant', 0.5517657054950706), (u'endocrine', 0.5193288376571915), (u'receive', 0.5127465832050461), (u'regimen', 0.5029535212971115), (u'surgery', 0.5016264468563891)]</text:p>
          </table:table-cell>
        </table:table-row>
        <table:table-row table:style-name="ro2">
          <table:table-cell office:value-type="string" calcext:value-type="string">
            <text:p>curage</text:p>
          </table:table-cell>
          <table:table-cell office:value-type="string" calcext:value-type="string">
            <text:p>(u'dissection', 0.6320636090507935), (u'scf', 0.5221447818317773), (u'nonvisualization', 0.45170685360122587), (u'surgery', 0.39344244030985437), (u'nodal', 0.34821556149080235), (u'absent', 0.34066615668599864), (u'mapping', 0.3306045115665685), (u'node', 0.3173384470793402), (u'mastectomy', 0.29245038623897945), (u'lsg', 0.29240845659443093)]</text:p>
          </table:table-cell>
        </table:table-row>
        <table:table-row table:style-name="ro2">
          <table:table-cell office:value-type="string" calcext:value-type="string">
            <text:p>trastuzumab</text:p>
          </table:table-cell>
          <table:table-cell office:value-type="string" calcext:value-type="string">
            <text:p>(u'adjuvant', 0.5200856858700414), (u'regimen', 0.5073621806684642), (u'chemotherapy', 0.4812134053383238), (u'administer', 0.46020128692581075), (u'combination', 0.4595461734536472), (u'treatment', 0.45340214277836033), (u'benefit', 0.4450535032271769), (u'neoadjuvant', 0.4424378813039308), (u'radiotherapy', 0.43881204578491606), (u'completion', 0.4294604518801603)]</text:p>
          </table:table-cell>
        </table:table-row>
        <table:table-row table:style-name="ro2">
          <table:table-cell office:value-type="string" calcext:value-type="string">
            <text:p>radiotherapie</text:p>
          </table:table-cell>
          <table:table-cell office:value-type="string" calcext:value-type="string">
            <text:p>(u'radiotherapy', 0.6422473217108177), (u'adjuvant', 0.6036775128714776), (u'neoadjuvant', 0.5770983923564493), (u'chemotherapy', 0.5769282941706291), (u'prior', 0.5594148396048136), (u'surgery', 0.5493446648313073), (u'treatment', 0.5447577354384007), (u'therapy', 0.5377707775412601), (u'mastectomy', 0.5265138688709202), (u'regimen', 0.518125972188058)]</text:p>
          </table:table-cell>
        </table:table-row>
        <table:table-row table:style-name="ro2">
          <table:table-cell office:value-type="string" calcext:value-type="string">
            <text:p>depistage</text:p>
          </table:table-cell>
          <table:table-cell office:value-type="string" calcext:value-type="string">
            <text:p>(u'early', 0.653300034849332), (u'risk', 0.6263943606099146), (u'breast', 0.6180900582372229), (u'ovarian', 0.6113328877929388), (u'indian', 0.5966269623033627), (u'incidence', 0.5934683668173302), (u'diagnosis', 0.5932506074204296), (u'advance', 0.5919542459157634), (u'patient', 0.590973560260253), (u'diagnose', 0.5800187487214269)]</text:p>
          </table:table-cell>
        </table:table-row>
        <table:table-row table:style-name="ro2">
          <table:table-cell office:value-type="string" calcext:value-type="string">
            <text:p>ganglion</text:p>
          </table:table-cell>
          <table:table-cell office:value-type="string" calcext:value-type="string">
            <text:p>(u'biopsy', 0.3671443106192445), (u'dissection', 0.3336328249579971), (u'minimally', 0.30594405275835046), (u'surgery', 0.2907567448441884), (u'snb', 0.29013789416209707), (u'node', 0.2822857878475918), (u'haematoma', 0.26240378647949847), (u'seroma', 0.23823311516704737), (u'lymph', 0.23668963640772178), (u'however', 0.23204513338592844)]</text:p>
          </table:table-cell>
        </table:table-row>
        <table:table-row table:style-name="ro2">
          <table:table-cell office:value-type="string" calcext:value-type="string">
            <text:p>chirurgie</text:p>
          </table:table-cell>
          <table:table-cell office:value-type="string" calcext:value-type="string">
            <text:p>(u'surgery', 0.6096778381739619), (u'patient', 0.5532953488026088), (u'radiotherapy', 0.5514391129738997), (u'treatment', 0.5200050302856996), (u'adjuvant', 0.5162693704636963), (u'mastectomy', 0.5114425291989056), (u'prior', 0.5082021533998922), (u'chemotherapy', 0.5012446342100061), (u'therapy', 0.4946009799352564), (u'undergo', 0.4818522631319543)]</text:p>
          </table:table-cell>
        </table:table-row>
        <table:table-row table:style-name="ro2">
          <table:table-cell office:value-type="string" calcext:value-type="string">
            <text:p>recepteur</text:p>
          </table:table-cell>
          <table:table-cell office:value-type="string" calcext:value-type="string">
            <text:p>(u'receptor', 0.7103824115661646), (u'estrogen', 0.5416262060033933), (u'baudhuin', 0.5272221090407863), (u'steroid', 0.48885276203730277), (u'progesterone', 0.4832633998912605), (u'endogenous', 0.4259911678625663), (u'hormone', 0.41864931950536394), (u'pr', 0.41711956505427483), (u'progestin', 0.4160585634647257), (u'pgr', 0.4137989388144191)]</text:p>
          </table:table-cell>
        </table:table-row>
        <table:table-row table:style-name="ro2">
          <table:table-cell office:value-type="string" calcext:value-type="string">
            <text:p>oestrogene</text:p>
          </table:table-cell>
          <table:table-cell office:value-type="string" calcext:value-type="string">
            <text:p>(u'estrogen', 0.5657420083583824), (u'progesterone', 0.4680161216993696), (u'oestrogen', 0.4516586266047747), (u'adrenergic', 0.44813018393363796), (u'steroid', 0.43931214848467437), (u'receptor', 0.42766240741430994), (u'hormone', 0.42429601955748714), (u'vpac', 0.4142780003386729), (u'bind', 0.39787941683608524), (u'gr', 0.39494045017550383)]</text:p>
          </table:table-cell>
        </table:table-row>
        <table:table-row table:style-name="ro2">
          <table:table-cell office:value-type="string" calcext:value-type="string">
            <text:p>gene</text:p>
          </table:table-cell>
          <table:table-cell office:value-type="string" calcext:value-type="string">
            <text:p>(u'gene', 0.5663561749917273), (u'mutation', 0.543245027556607), (u'also', 0.5282231514797041), (u'know', 0.5053232611917547), (u'however', 0.49600670059032365), (u'may', 0.4898836939172307), (u'expression', 0.48885339354215684), (u'lead', 0.4878751242082933), (u'although', 0.48147306939995055), (u'increase', 0.47709308727882677)]</text:p>
          </table:table-cell>
        </table:table-row>
        <table:table-row table:style-name="ro2">
          <table:table-cell office:value-type="string" calcext:value-type="string">
            <text:p>mastectomie</text:p>
          </table:table-cell>
          <table:table-cell office:value-type="string" calcext:value-type="string">
            <text:p>(u'mastectomy', 0.5005410547983579), (u'surgery', 0.4985058344212958), (u'patient', 0.4707486365284194), (u'one', 0.46817054226770544), (u'much', 0.4667224491373336), (u'treatment', 0.4549489582833436), (u'disease', 0.45442122599506857), (u'undergo', 0.45305174817064964), (u'include', 0.44979010283465093), (u'however', 0.4492262187220278)]</text:p>
          </table:table-cell>
        </table:table-row>
        <table:table-row table:style-name="ro2">
          <table:table-cell office:value-type="string" calcext:value-type="string">
            <text:p>mammographie</text:p>
          </table:table-cell>
          <table:table-cell office:value-type="string" calcext:value-type="string">
            <text:p>(u'mammography', 0.5019446844921045), (u'study', 0.401858277219571), (u'much', 0.3879515984908173), (u'among', 0.3768997541095801), (u'may', 0.37362337296452136), (u'patient', 0.37092686994021323), (u'however', 0.3696523058407091), (u'trial', 0.36852366240202683), (u'mammogram', 0.36246462614699076), (u'also', 0.3613302088577018)]</text:p>
          </table:table-cell>
        </table:table-row>
        <table:table-row table:style-name="ro2">
          <table:table-cell office:value-type="string" calcext:value-type="string">
            <text:p>inhibiteur</text:p>
          </table:table-cell>
          <table:table-cell office:value-type="string" calcext:value-type="string">
            <text:p>(u'inhibitor', 0.586126115099192), (u'steroidal', 0.43812398728915336), (u'fulvestrant', 0.42453401400807456), (u'tamoxifen', 0.35358135070218905), (u'tolerability', 0.3306040366277203), (u'pure', 0.30637202326073043), (u'anastrozole', 0.30590241000354584), (u'tolerate', 0.26035403145164426), (u'letrozole', 0.24391067527260474), (u'efficacy', 0.24037552962604478)]</text:p>
          </table:table-cell>
        </table:table-row>
        <table:table-row table:style-name="ro2">
          <table:table-cell office:value-type="string" calcext:value-type="string">
            <text:p>diagnostic</text:p>
          </table:table-cell>
          <table:table-cell office:value-type="string" calcext:value-type="string">
            <text:p>(u'diagnosis', 0.7349204914598866), (u'early', 0.6964536129618907), (u'risk', 0.6620717700559688), (u'patient', 0.6603937544472266), (u'advance', 0.6578580981333013), (u'development', 0.6391653640590059), (u'stage', 0.6382813604385492), (u'diagnose', 0.634730268421789), (u'metastatic', 0.6335968832962819), (u'ovarian', 0.627602557447642)]</text:p>
          </table:table-cell>
        </table:table-row>
        <table:table-row table:style-name="ro2">
          <table:table-cell office:value-type="string" calcext:value-type="string">
            <text:p>adjuvant</text:p>
          </table:table-cell>
          <table:table-cell office:value-type="string" calcext:value-type="string">
            <text:p>(u'adjuvant', 0.8252241146876294), (u'neoadjuvant', 0.7135598692838944), (u'endocrine', 0.672837280882586), (u'regimen', 0.6142521934986005), (u'radiotherapy', 0.5945108754970145), (u'prior', 0.5921631819597606), (u'chemotherapy', 0.5839783966798202), (u'completion', 0.5792679761820833), (u'receive', 0.5588058734404019), (u'option', 0.550250260043239)]</text:p>
          </table:table-cell>
        </table:table-row>
        <table:table-row table:style-name="ro2">
          <table:table-cell office:value-type="string" calcext:value-type="string">
            <text:p>metastase</text:p>
          </table:table-cell>
          <table:table-cell office:value-type="string" calcext:value-type="string">
            <text:p>(u'overall', 0.613469856369885), (u'distant', 0.5850576001693001), (u'rate', 0.5514836929434044), (u'time', 0.5014567450880153), (u'patient', 0.48580030913140554), (u'survival', 0.48426897641529093), (u'disease', 0.48311631414103356), (u'find', 0.4734046728678885), (u'much', 0.4714666394505884), (u'recurrence', 0.46752966642816396)]</text:p>
          </table:table-cell>
        </table:table-row>
        <table:table-row table:style-name="ro2">
          <table:table-cell office:value-type="string" calcext:value-type="string">
            <text:p>anthracycline</text:p>
          </table:table-cell>
          <table:table-cell office:value-type="string" calcext:value-type="string">
            <text:p>(u'neoadjuvant', 0.6292926036497695), (u'adjuvant', 0.5816135957366495), (u'regimen', 0.5444319090638206), (u'taxane', 0.5091147887197649), (u'endocrine', 0.4979394445122195), (u'completion', 0.4961213629791063), (u'chemotherapy', 0.495804300122495), (u'radiotherapy', 0.49428729863699), (u'receive', 0.47626323366608886), (u'administer', 0.46521565428284867)]</text:p>
          </table:table-cell>
        </table:table-row>
        <table:table-row table:style-name="ro2">
          <table:table-cell office:value-type="string" calcext:value-type="string">
            <text:p>hormonotherapie</text:p>
          </table:table-cell>
          <table:table-cell office:value-type="string" calcext:value-type="string">
            <text:p>(u'neoadjuvant', 0.7135494527773228), (u'adjuvant', 0.6509321413721872), (u'chemotherapy', 0.6205794418604293), (u'radiotherapy', 0.6180571296751128), (u'endocrine', 0.5721289447007167), (u'completion', 0.5670820722957509), (u'therapy', 0.5570061700297539), (u'systemic', 0.5510018408048316), (u'receive', 0.5394194253357703), (u'regimen', 0.5191543119478633)]</text:p>
          </table:table-cell>
        </table:table-row>
        <table:table-row table:style-name="ro2">
          <table:table-cell office:value-type="string" calcext:value-type="string">
            <text:p>paclitaxel</text:p>
          </table:table-cell>
          <table:table-cell office:value-type="string" calcext:value-type="string">
            <text:p>(u'methotrexate', 0.5148006347958853), (u'iv', 0.478535176943617), (u'week', 0.47205030934847775), (u'docetaxel', 0.4518194551729662), (u'kg', 0.44551931705675873), (u'mg', 0.4372609249052915), (u'day', 0.43489047212265547), (u'epirubicin', 0.428048335864609), (u'gentamycin', 0.41288810324536945), (u'consolidated', 0.40648433254685906)]</text:p>
          </table:table-cell>
        </table:table-row>
        <table:table-row table:style-name="ro2">
          <table:table-cell office:value-type="string" calcext:value-type="string">
            <text:p>irradiation</text:p>
          </table:table-cell>
          <table:table-cell office:value-type="string" calcext:value-type="string">
            <text:p>(u'cancer', 0.5834992679848147), (u'conservation', 0.5670043081306751), (u'patient', 0.539035041431111), (u'surgery', 0.522207601202387), (u'whole', 0.4915987176929802), (u'reduction', 0.4907966002982591), (u'contralateral', 0.4904129572723299), (u'treatment', 0.4903556725043862), (u'advance', 0.48762617688408333), (u'risk', 0.4874094501879996)]</text:p>
          </table:table-cell>
        </table:table-row>
        <table:table-row table:style-name="ro2">
          <table:table-cell office:value-type="string" calcext:value-type="string">
            <text:p>lesion</text:p>
          </table:table-cell>
          <table:table-cell office:value-type="string" calcext:value-type="string">
            <text:p>(u'much', 0.45447515739570915), (u'also', 0.4523834541647542), (u'however', 0.4513987641651486), (u'study', 0.4488516303387314), (u'lesion', 0.4487207123219883), (u'one', 0.4474208312186632), (u'although', 0.4452807554720822), (u'report', 0.4362458568933589), (u'find', 0.43306685361782743), (u'include', 0.4320762629600611)]</text:p>
          </table:table-cell>
        </table:table-row>
        <table:table-row table:style-name="ro2">
          <table:table-cell office:value-type="string" calcext:value-type="string">
            <text:p>micrometastase</text:p>
          </table:table-cell>
          <table:table-cell office:value-type="string" calcext:value-type="string">
            <text:p>(u'tumor', 0.42428316462680676), (u'tumour', 0.3916103764821183), (u'also', 0.37954412515685887), (u'much', 0.37222945940745805), (u'control', 0.36932057139784347), (u'sample', 0.36345407990530354), (u'addition', 0.3632332870743825), (u'different', 0.3618364666857077), (u'two', 0.3616585624235294), (u'number', 0.3600408916546519)]</text:p>
          </table:table-cell>
        </table:table-row>
        <table:table-row table:style-name="ro2">
          <table:table-cell office:value-type="string" calcext:value-type="string">
            <text:p>docetaxel</text:p>
          </table:table-cell>
          <table:table-cell office:value-type="string" calcext:value-type="string">
            <text:p>(u'administer', 0.4977598359507815), (u'week', 0.4867524866489922), (u'docetaxel', 0.48033056566477456), (u'epirubicin', 0.4008592192911453), (u'day', 0.3913810621584687), (u'cycle', 0.38981691755801723), (u'methotrexate', 0.38717219728172203), (u'chemotherapy', 0.3848311533650928), (u'follow', 0.38272504332912355), (u'cyclophosphamide', 0.3747327697772623)]</text:p>
          </table:table-cell>
        </table:table-row>
        <table:table-row table:style-name="ro2">
          <table:table-cell office:value-type="string" calcext:value-type="string">
            <text:p>pronostic</text:p>
          </table:table-cell>
          <table:table-cell office:value-type="string" calcext:value-type="string">
            <text:p>(u'early', 0.6292001816739135), (u'risk', 0.6229426474785565), (u'breast', 0.6195056283603193), (u'patient', 0.6185520573221045), (u'advance', 0.6104762657883063), (u'development', 0.5964680109318141), (u'diagnosis', 0.593746793640141), (u'stage', 0.5831640521380104), (u'metastatic', 0.5806314706370506), (u'may', 0.5745197564550564)]</text:p>
          </table:table-cell>
        </table:table-row>
        <table:table-row table:style-name="ro2">
          <table:table-cell office:value-type="string" calcext:value-type="string">
            <text:p>injection</text:p>
          </table:table-cell>
          <table:table-cell office:value-type="string" calcext:value-type="string">
            <text:p>(u'radiocolloid', 0.39988331245738834), (u'radiotracer', 0.3223811087730942), (u'two', 0.3132119018381075), (u'intravenous', 0.3001417392428857), (u'contrast', 0.29720343040012964), (u'time', 0.2957050293515923), (u'one', 0.2939436798809624), (u'result', 0.29307974640326234), (u'however', 0.2913241179388351), (u'also', 0.29082399476117055)]</text:p>
          </table:table-cell>
        </table:table-row>
        <table:table-row table:style-name="ro2">
          <table:table-cell office:value-type="string" calcext:value-type="string">
            <text:p>irm</text:p>
          </table:table-cell>
          <table:table-cell office:value-type="string" calcext:value-type="string">
            <text:p>(u'patient', 0.4935613729193879), (u'early', 0.4799982364715351), (u'study', 0.4784770157609338), (u'mammography', 0.4738788917417641), (u'report', 0.4705059217126996), (u'risk', 0.4679717429385963), (u'may', 0.4672188951941676), (u'however', 0.4625501991613816), (u'much', 0.46230445983733914), (u'diagnose', 0.4548109279682231)]</text:p>
          </table:table-cell>
        </table:table-row>
        <table:table-row table:style-name="ro2">
          <table:table-cell office:value-type="string" calcext:value-type="string">
            <text:p>toxicite</text:p>
          </table:table-cell>
          <table:table-cell office:value-type="string" calcext:value-type="string">
            <text:p>(u'toxicity', 0.3835849581236803), (u'great', 0.3672869711737381), (u'result', 0.3619414189899297), (u'however', 0.3609722755476919), (u'significantly', 0.3580062145107692), (u'also', 0.3566913191617064), (u'regimen', 0.3514453380398635), (u'expect', 0.3507118489680034), (u'level', 0.34966099401557504), (u'combination', 0.3484327591908118)]</text:p>
          </table:table-cell>
        </table:table-row>
        <table:table-row table:style-name="ro2">
          <table:table-cell office:value-type="string" calcext:value-type="string">
            <text:p>exerese</text:p>
          </table:table-cell>
          <table:table-cell office:value-type="string" calcext:value-type="string">
            <text:p>(u'resection', 0.4632989704069345), (u'specimen', 0.39091208361526086), (u'excision', 0.3704296638484645), (u'close', 0.3679268237998785), (u'also', 0.34740091246740756), (u'margin', 0.3460483678718736), (u'much', 0.34355518419005554), (u'large', 0.3400192975160581), (u'primary', 0.33807541764400234), (u'one', 0.3348925363351214)]</text:p>
          </table:table-cell>
        </table:table-row>
        <table:table-row table:style-name="ro2">
          <table:table-cell office:value-type="string" calcext:value-type="string">
            <text:p>proteine</text:p>
          </table:table-cell>
          <table:table-cell office:value-type="string" calcext:value-type="string">
            <text:p>(u'also', 0.44897801232748547), (u'protein', 0.4368278449147004), (u'expression', 0.4289475163102265), (u'gene', 0.4126155212118423), (u'addition', 0.40817005876481866), (u'suggest', 0.4039257281377713), (u'thus', 0.4025983621771909), (u'indicate', 0.40202953363896976), (u'different', 0.39795866505476946), (u'result', 0.3974349379006917)]</text:p>
          </table:table-cell>
        </table:table-row>
        <table:table-row table:style-name="ro2">
          <table:table-cell office:value-type="string" calcext:value-type="string">
            <text:p>lymphoedeme</text:p>
          </table:table-cell>
          <table:table-cell office:value-type="string" calcext:value-type="string">
            <text:p>(u'positively', 0.36004740960449977), (u'significantly', 0.317159459248126), (u'increase', 0.2913742098814943), (u'decrease', 0.2906347446741832), (u'factor', 0.27926246180900155), (u'great', 0.272810196977096), (u'reduction', 0.2716221901368895), (u'surgery', 0.2709819002862155), (u'might', 0.26894562151256435), (u'polymorphism', 0.26363302256030297)]</text:p>
          </table:table-cell>
        </table:table-row>
        <table:table-row table:style-name="ro2">
          <table:table-cell office:value-type="string" calcext:value-type="string">
            <text:p>aromatase</text:p>
          </table:table-cell>
          <table:table-cell office:value-type="string" calcext:value-type="string">
            <text:p>(u'aromatase', 0.7002428393130268), (u'mek', 0.6580661830783034), (u'inhibitor', 0.4969497743772564), (u'mtor', 0.45826290792927726), (u'tolerability', 0.44488587394054896), (u'elacridar', 0.4443301183389015), (u'cocktail', 0.4314666760328112), (u'protease', 0.41294881222901736), (u'fulvestrant', 0.40555561558754316), (u'wortmannin', 0.3957396162629259)]</text:p>
          </table:table-cell>
        </table:table-row>
        <table:table-row table:style-name="ro2">
          <table:table-cell office:value-type="string" calcext:value-type="string">
            <text:p>anastrozole</text:p>
          </table:table-cell>
          <table:table-cell office:value-type="string" calcext:value-type="string">
            <text:p>(u'anastrozole', 0.4431578824548894), (u'monotherapy', 0.43571416034854793), (u'letrozole', 0.3787534288157217), (u'alone', 0.3569239757093709), (u'pk', 0.3561891469189027), (u'exemestane', 0.35253835595487876), (u'placebo', 0.3425317495764963), (u'tamoxifen', 0.3346971244765911), (u'totalb', 0.3331744000277356), (u'trial', 0.312988858517512)]</text:p>
          </table:table-cell>
        </table:table-row>
        <table:table-row table:style-name="ro2">
          <table:table-cell office:value-type="string" calcext:value-type="string">
            <text:p>taxane</text:p>
          </table:table-cell>
          <table:table-cell office:value-type="string" calcext:value-type="string">
            <text:p>(u'adjuvant', 0.4216150231262921), (u'taxane', 0.40823578672846317), (u'regimen', 0.3912123952586725), (u'neoadjuvant', 0.3871381307734974), (u'combination', 0.3325707913584953), (u'completion', 0.32979844594529867), (u'administer', 0.3289897970827593), (u'anthracycline', 0.3133597419165414), (u'endocrine', 0.3108496732869283), (u'prior', 0.3071251004058247)]</text:p>
          </table:table-cell>
        </table:table-row>
        <table:table-row table:style-name="ro2">
          <table:table-cell office:value-type="string" calcext:value-type="string">
            <text:p>docetaxel</text:p>
          </table:table-cell>
          <table:table-cell office:value-type="string" calcext:value-type="string">
            <text:p>(u'administer', 0.4977598359507815), (u'week', 0.4867524866489922), (u'docetaxel', 0.48033056566477456), (u'epirubicin', 0.4008592192911453), (u'day', 0.3913810621584687), (u'cycle', 0.38981691755801723), (u'methotrexate', 0.38717219728172203), (u'chemotherapy', 0.3848311533650928), (u'follow', 0.38272504332912355), (u'cyclophosphamide', 0.3747327697772623)]</text:p>
          </table:table-cell>
        </table:table-row>
        <table:table-row table:style-name="ro2">
          <table:table-cell office:value-type="string" calcext:value-type="string">
            <text:p>tumorectomie</text:p>
          </table:table-cell>
          <table:table-cell office:value-type="string" calcext:value-type="string">
            <text:p>(u'surgery', 0.5532305158469617), (u'lumpectomy', 0.47180905484279095), (u'mastectomy', 0.46421196352730004), (u'patient', 0.46368204047412387), (u'conservation', 0.43378912779181716), (u'undergo', 0.4318676093689989), (u'treatment', 0.42896380121339484), (u'much', 0.4248379355422199), (u'however', 0.4236594066553029), (u'one', 0.42244175157319674)]</text:p>
          </table:table-cell>
        </table:table-row>
        <table:table-row table:style-name="ro2">
          <table:table-cell office:value-type="string" calcext:value-type="string">
            <text:p>letrozole</text:p>
          </table:table-cell>
          <table:table-cell office:value-type="string" calcext:value-type="string">
            <text:p>(u'alone', 0.5120190597216028), (u'monotherapy', 0.5071192089852924), (u'totalb', 0.4791999969772714), (u'anastrozole', 0.4378748620974093), (u'exemestane', 0.4160925192544817), (u'letrozole', 0.3927608322026161), (u'efficacy', 0.3717945720908165), (u'tamoxifen', 0.3635641472559615), (u'superiority', 0.3377730481480751), (u'pk', 0.33747965558434256)]</text:p>
          </table:table-cell>
        </table:table-row>
        <table:table-row table:style-name="ro2">
          <table:table-cell office:value-type="string" calcext:value-type="string">
            <text:p>grossesse</text:p>
          </table:table-cell>
          <table:table-cell office:value-type="string" calcext:value-type="string">
            <text:p>(u'breast', 0.6482807248315061), (u'risk', 0.6387675403298612), (u'development', 0.6258643814325355), (u'early', 0.6160437409881057), (u'ovarian', 0.6155477340591168), (u'diagnosis', 0.6124746548779848), (u'associate', 0.6079513266695459), (u'woman', 0.5990549903335993), (u'increase', 0.5938231526374387), (u'human', 0.5841981271506095)]</text:p>
          </table:table-cell>
        </table:table-row>
        <table:table-row table:style-name="ro2">
          <table:table-cell office:value-type="string" calcext:value-type="string">
            <text:p>immunohistochimie</text:p>
          </table:table-cell>
          <table:table-cell office:value-type="string" calcext:value-type="string">
            <text:p>(u'show', 0.36177821589510245), (u'also', 0.35559875403052577), (u'result', 0.3486029213786096), (u'far', 0.34387180519107896), (u'immunohistochemistry', 0.34038288933593835), (u'report', 0.33601336586631775), (u'although', 0.33522633492083415), (u'two', 0.3322254722995374), (u'present', 0.3317798052889135), (u'demonstrate', 0.3285912131065237)]</text:p>
          </table:table-cell>
        </table:table-row>
        <table:table-row table:style-name="ro2">
          <table:table-cell office:value-type="string" calcext:value-type="string">
            <text:p>biopsie</text:p>
          </table:table-cell>
          <table:table-cell office:value-type="string" calcext:value-type="string">
            <text:p>(u'specimen', 0.46195671539061706), (u'patient', 0.4329261847402781), (u'primary', 0.42363800271904134), (u'much', 0.4231712411345085), (u'procedure', 0.41996085313486126), (u'diagnose', 0.41959480106659097), (u'one', 0.4166941086548407), (u'may', 0.4160147566407404), (u'surgery', 0.4144437763014595), (u'study', 0.4135117409897918)]</text:p>
          </table:table-cell>
        </table:table-row>
        <table:table-row table:style-name="ro2">
          <table:table-cell office:value-type="string" calcext:value-type="string">
            <text:p>cyclophosphamide</text:p>
          </table:table-cell>
          <table:table-cell office:value-type="string" calcext:value-type="string">
            <text:p>(u'cyclophosphamide', 0.621063945871563), (u'methotrexate', 0.6059667032626407), (u'mg', 0.5708902581631169), (u'fluorouracil', 0.5484887468013281), (u'day', 0.5296379887692687), (u'epirubicin', 0.5202369914170228), (u'iv', 0.517827027092342), (u'docetaxel', 0.46711229973885005), (u'kg', 0.46447002081379), (u'gentamycin', 0.4564451810031056)]</text:p>
          </table:table-cell>
        </table:table-row>
        <table:table-row table:style-name="ro2">
          <table:table-cell office:value-type="string" calcext:value-type="string">
            <text:p>echographie</text:p>
          </table:table-cell>
          <table:table-cell office:value-type="string" calcext:value-type="string">
            <text:p>(u'ultrasound', 0.44504673834721425), (u'digital', 0.3938697785066764), (u'utilization', 0.35876437852245674), (u'examination', 0.335384490725854), (u'much', 0.31557372762946007), (u'mammogram', 0.3097624533441271), (u'one', 0.3068442809432491), (u'study', 0.30259083447067925), (u'lesion', 0.2930288420756856), (u'two', 0.28825317284678875)]</text:p>
          </table:table-cell>
        </table:table-row>
        <table:table-row table:style-name="ro2">
          <table:table-cell office:value-type="string" calcext:value-type="string">
            <text:p>carcinome</text:p>
          </table:table-cell>
          <table:table-cell office:value-type="string" calcext:value-type="string">
            <text:p>(u'ductal', 0.5683755609887652), (u'situ', 0.47785073647899107), (u'lobular', 0.4579129098985014), (u'infiltrate', 0.4401132113517831), (u'carcinoma', 0.43677208189140704), (u'dcis', 0.4256024979155973), (u'invasive', 0.4132483789540342), (u'intraductal', 0.3567368918408814), (u'alh', 0.35460491779203873), (u'multifocal', 0.3512056350236399)]</text:p>
          </table:table-cell>
        </table:table-row>
        <table:table-row table:style-name="ro2">
          <table:table-cell office:value-type="string" calcext:value-type="string">
            <text:p>placebo</text:p>
          </table:table-cell>
          <table:table-cell office:value-type="string" calcext:value-type="string">
            <text:p>(u'versus', 0.4690347723503797), (u'exemestane', 0.43794022523560444), (u'alone', 0.4129741199873021), (u'placebo', 0.4102978220628463), (u'group', 0.4057462593243038), (u'among', 0.39982995737485977), (u'two', 0.3943710221494037), (u'cohort', 0.39330285089744227), (u'tamoxifen', 0.3871262589838576), (u'however', 0.3799858857715176)]</text:p>
          </table:table-cell>
        </table:table-row>
        <table:table-row table:style-name="ro2">
          <table:table-cell office:value-type="string" calcext:value-type="string">
            <text:p>anticorps</text:p>
          </table:table-cell>
          <table:table-cell office:value-type="string" calcext:value-type="string">
            <text:p>(u'antibody', 0.42202673366464066), (u'antiphosphorylation', 0.38731829333903445), (u'antiactin', 0.35852967055112045), (u'humanised', 0.34913563826326927), (u'immunotherapy', 0.3485684337773828), (u'antihuman', 0.3185701453085357), (u'signet', 0.31289897238641545), (u'reprobed', 0.30964184681182355), (u'donkey', 0.3077553475821323), (u'also', 0.30674855730628997)]</text:p>
          </table:table-cell>
        </table:table-row>
        <table:table-row table:style-name="ro2">
          <table:table-cell office:value-type="string" calcext:value-type="string">
            <text:p>menopause</text:p>
          </table:table-cell>
          <table:table-cell office:value-type="string" calcext:value-type="string">
            <text:p>(u'young', 0.6076555834531615), (u'postmenopausal', 0.5688091366541571), (u'among', 0.5495559068071695), (u'parous', 0.5251642674786112), (u'chamorro', 0.5204922605044017), (u'premenopausal', 0.5171842437733906), (u'old', 0.5130962256202255), (u'experience', 0.489102934556259), (u'indian', 0.46286701810210973), (u'conceive', 0.4617687509766819)]</text:p>
          </table:table-cell>
        </table:table-row>
        <table:table-row table:style-name="ro2">
          <table:table-cell office:value-type="string" calcext:value-type="string">
            <text:p>lambeau</text:p>
          </table:table-cell>
          <table:table-cell office:value-type="string" calcext:value-type="string">
            <text:p>(u'immediate', 0.44938785977209916), (u'autologous', 0.4109021964351607), (u'contraindicate', 0.36433837820055787), (u'tram', 0.34644149894538745), (u'elect', 0.30623990899842507), (u'tissue', 0.28590685475641836), (u'undermine', 0.2847034049743695), (u'fat', 0.27784232875795023), (u'mind', 0.27755517266329277), (u'reconstruction', 0.27135465630005345)]</text:p>
          </table:table-cell>
        </table:table-row>
        <table:table-row table:style-name="ro2">
          <table:table-cell office:value-type="string" calcext:value-type="string">
            <text:p>morbidite</text:p>
          </table:table-cell>
          <table:table-cell office:value-type="string" calcext:value-type="string">
            <text:p>(u'surgery', 0.4304207946302533), (u'long', 0.3685772432426271), (u'however', 0.35975116104147725), (u'prior', 0.3473235754023896), (u'disease', 0.34606434658455926), (u'dissection', 0.345437832169375), (u'follow', 0.34535684269142486), (u'result', 0.3453133439440599), (u'chemotherapy', 0.34054534476317305), (u'find', 0.33982908499419334)]</text:p>
          </table:table-cell>
        </table:table-row>
        <table:table-row table:style-name="ro2">
          <table:table-cell office:value-type="string" calcext:value-type="string">
            <text:p>marqueur</text:p>
          </table:table-cell>
          <table:table-cell office:value-type="string" calcext:value-type="string">
            <text:p>(u'however', 0.43161772343165916), (u'although', 0.4271818880730507), (u'may', 0.4248466130467491), (u'also', 0.4222873334535094), (u'development', 0.4175449194015787), (u'early', 0.4160737672628763), (u'include', 0.4160009957445916), (u'relate', 0.4137007316311942), (u'study', 0.4127787025677741), (u'know', 0.4094899782107353)]</text:p>
          </table:table-cell>
        </table:table-row>
        <table:table-row table:style-name="ro2">
          <table:table-cell office:value-type="string" calcext:value-type="string">
            <text:p>lymphocele</text:p>
          </table:table-cell>
          <table:table-cell office:value-type="string" calcext:value-type="string">
            <text:p>(u'mind', 0.37184597239122935), (u'come', 0.3025900724041199), (u'crash', 0.2959902143946998), (u'throw', 0.2670088083252725), (u'gonna', 0.26442062827128043), (u'anesthetized', 0.23951085730656918), (u'put', 0.23046894399328627), (u'hoursx', 0.20587023888110878), (u'surgery', 0.1862041766693811), (u'four', 0.18377096006282054)]</text:p>
          </table:table-cell>
        </table:table-row>
        <table:table-row table:style-name="ro2">
          <table:table-cell office:value-type="string" calcext:value-type="string">
            <text:p>adn</text:p>
          </table:table-cell>
          <table:table-cell office:value-type="string" calcext:value-type="string">
            <text:p>(u'line', 0.5044511272009399), (u'epithelial', 0.5029863890196042), (u'nk', 0.4970072200879252), (u'transform', 0.4933713913436878), (u'endothelial', 0.4904988204147854), (u'transfected', 0.4892598963960162), (u'proliferation', 0.4857084667327954), (u'cultured', 0.4842235595281506), (u'adhesion', 0.4830402274898177), (u'apoptotic', 0.47899545144224903)]</text:p>
          </table:table-cell>
        </table:table-row>
        <table:table-row table:style-name="ro2">
          <table:table-cell office:value-type="string" calcext:value-type="string">
            <text:p>mutation</text:p>
          </table:table-cell>
          <table:table-cell office:value-type="string" calcext:value-type="string">
            <text:p>(u'mutation', 0.5561564726168363), (u'among', 0.511161506077978), (u'polymorphism', 0.49808530718206667), (u'identify', 0.48697787444540774), (u'indian', 0.47089336697995), (u'susceptibility', 0.45944777763756844), (u'ovarian', 0.45680154137863327), (u'premenopausal', 0.45470031261380167), (u'alteration', 0.44942145648034443), (u'many', 0.4436930822005827)]</text:p>
          </table:table-cell>
        </table:table-row>
        <table:table-row table:style-name="ro2">
          <table:table-cell office:value-type="string" calcext:value-type="string">
            <text:p>surexpression</text:p>
          </table:table-cell>
          <table:table-cell office:value-type="string" calcext:value-type="string">
            <text:p>(u'risk', 0.5800399124108598), (u'development', 0.5774976682188201), (u'also', 0.5650550764268688), (u'progression', 0.5470547163840299), (u'early', 0.5424041875075899), (u'associate', 0.5414418212130097), (u'may', 0.5374520577717177), (u'expression', 0.5348339629031977), (u'furthermore', 0.5305179630779139), (u'although', 0.5265691577380869)]</text:p>
          </table:table-cell>
        </table:table-row>
        <table:table-row table:style-name="ro2">
          <table:table-cell office:value-type="string" calcext:value-type="string">
            <text:p>drainage</text:p>
          </table:table-cell>
          <table:table-cell office:value-type="string" calcext:value-type="string">
            <text:p>(u'internal', 0.47156705099374896), (u'gland', 0.4646542783501583), (u'chain', 0.4355752817969072), (u'microscopical', 0.34335727383348014), (u'basin', 0.3203414168197923), (u'drainage', 0.31267859670291337), (u'duct', 0.30465132794885336), (u'graft', 0.2939102478245207), (u'mxt', 0.28697085106723574), (u'surgery', 0.27540950327084895)]</text:p>
          </table:table-cell>
        </table:table-row>
        <table:table-row table:style-name="ro2">
          <table:table-cell office:value-type="string" calcext:value-type="string">
            <text:p>exemestane</text:p>
          </table:table-cell>
          <table:table-cell office:value-type="string" calcext:value-type="string">
            <text:p>(u'exemestane', 0.45911009901764543), (u'alone', 0.402060371776122), (u'efficacy', 0.36369617946918725), (u'cohort', 0.3597712377367138), (u'retrospective', 0.35769200252587996), (u'publish', 0.3561298433228789), (u'aim', 0.35313119992243863), (u'anastrozole', 0.35128186448280985), (u'trial', 0.3507634615418245), (u'design', 0.34837835927680627)]</text:p>
          </table:table-cell>
        </table:table-row>
        <table:table-row table:style-name="ro2">
          <table:table-cell office:value-type="string" calcext:value-type="string">
            <text:p>pronostique</text:p>
          </table:table-cell>
          <table:table-cell office:value-type="string" calcext:value-type="string">
            <text:p>(u'prognostic', 0.7753691680690662), (u'perinatal', 0.6573099864539621), (u'transcription', 0.581889414119196), (u'influence', 0.5416425615384581), (u'anthropometric', 0.5378359729584584), (u'dietary', 0.5196938260675128), (u'growth', 0.5043323926684404), (u'proangiogenic', 0.49506247976875706), (u'several', 0.4903313685455296), (u'modifiable', 0.47680586128189467)]</text:p>
          </table:table-cell>
        </table:table-row>
        <table:table-row table:style-name="ro2">
          <table:table-cell office:value-type="string" calcext:value-type="string">
            <text:p>monotherapie</text:p>
          </table:table-cell>
          <table:table-cell office:value-type="string" calcext:value-type="string">
            <text:p>(u'cohort', 0.4382827408817225), (u'receive', 0.4291530163184614), (u'enrolled', 0.42857283731261714), (u'another', 0.4269650352068083), (u'retrospective', 0.4116632811559088), (u'present', 0.4102922821196081), (u'prior', 0.4010333986113961), (u'report', 0.3962699404927502), (u'two', 0.39509057129392017), (u'five', 0.38653007481232804)]</text:p>
          </table:table-cell>
        </table:table-row>
        <table:table-row table:style-name="ro2">
          <table:table-cell office:value-type="string" calcext:value-type="string">
            <text:p>kinase</text:p>
          </table:table-cell>
          <table:table-cell office:value-type="string" calcext:value-type="string">
            <text:p>(u'kinase', 0.6083260472191918), (u'ptk', 0.4387854338196326), (u'egfr', 0.39223004490874586), (u'src', 0.39002658436530346), (u'transmembrane', 0.368235711290891), (u'doublet', 0.3666718395456145), (u'estrogenic', 0.3539239673524041), (u'pkc', 0.3323877095834108), (u'caspase', 0.3321548597630122), (u'cytoplasmic', 0.3317551419068544)]</text:p>
          </table:table-cell>
        </table:table-row>
        <table:table-row table:style-name="ro2">
          <table:table-cell office:value-type="string" calcext:value-type="string">
            <text:p>doxorubicine</text:p>
          </table:table-cell>
          <table:table-cell office:value-type="string" calcext:value-type="string">
            <text:p>(u'fluorouracil', 0.3983762647182202), (u'epirubicin', 0.39187725972086157), (u'adriamycin', 0.3808729596676688), (u'methotrexate', 0.3604375677177975), (u'docetaxel', 0.34029603797827745), (u'week', 0.3214626017517899), (u'paclitaxel', 0.3173376882444588), (u'cyclophosphamide', 0.3163299523437778), (u'doxorubicin', 0.2942991167453821), (u'nontreated', 0.27177674232615284)]</text:p>
          </table:table-cell>
        </table:table-row>
        <table:table-row table:style-name="ro2">
          <table:table-cell office:value-type="string" calcext:value-type="string">
            <text:p>epirubicine</text:p>
          </table:table-cell>
          <table:table-cell office:value-type="string" calcext:value-type="string">
            <text:p>(u'adriamycin', 0.6360903186165436), (u'fluorouracil', 0.5932427062545946), (u'epirubicin', 0.5617260971497195), (u'methotrexate', 0.5456002756789251), (u'taxanes', 0.4746938596831501), (u'cyclophosphamide', 0.47435117759052825), (u'docetaxel', 0.45612378081348953), (u'taxane', 0.4105076002114815), (u'cef', 0.37776684802635135), (u'cmf', 0.3718208687409641)]</text:p>
          </table:table-cell>
        </table:table-row>
        <table:table-row table:style-name="ro2">
          <table:table-cell office:value-type="string" calcext:value-type="string">
            <text:p>pathologie</text:p>
          </table:table-cell>
          <table:table-cell office:value-type="string" calcext:value-type="string">
            <text:p>(u'risk', 0.516820267190725), (u'woman', 0.5166347177040365), (u'development', 0.5143141624175086), (u'however', 0.5028095852582933), (u'patient', 0.5025149662558013), (u'may', 0.5025028082563155), (u'diagnosis', 0.49213795572286273), (u'associate', 0.49168478016749717), (u'early', 0.4890247711359295), (u'cancer', 0.4865544703680137)]</text:p>
          </table:table-cell>
        </table:table-row>
        <table:table-row table:style-name="ro2">
          <table:table-cell office:value-type="string" calcext:value-type="string">
            <text:p>mortalite</text:p>
          </table:table-cell>
          <table:table-cell office:value-type="string" calcext:value-type="string">
            <text:p>(u'ovarian', 0.7709409523562484), (u'risk', 0.7453425698441112), (u'mortality', 0.7129402980201125), (u'breast', 0.7019868134493071), (u'early', 0.7009963533758581), (u'diagnosis', 0.6998521109792779), (u'indian', 0.6802997890345653), (u'trenddaughters', 0.675920742644491), (u'trendwomen', 0.675920742644491), (u'incidence', 0.6757919739651573)]</text:p>
          </table:table-cell>
        </table:table-row>
        <table:table-row table:style-name="ro2">
          <table:table-cell office:value-type="string" calcext:value-type="string">
            <text:p>anomalie</text:p>
          </table:table-cell>
          <table:table-cell office:value-type="string" calcext:value-type="string">
            <text:p>(u'testing', 0.49676392745335246), (u'susceptibility', 0.42777653542514193), (u'much', 0.4204356997549918), (u'study', 0.4123691829658565), (u'may', 0.4117058092349831), (u'however', 0.40159586813537673), (u'relate', 0.3976837213983476), (u'identify', 0.3967020357439794), (u'one', 0.39659910906004925), (u'also', 0.3961847588627941)]</text:p>
          </table:table-cell>
        </table:table-row>
        <table:table-row table:style-name="ro2">
          <table:table-cell office:value-type="string" calcext:value-type="string">
            <text:p>oestradiol</text:p>
          </table:table-cell>
          <table:table-cell office:value-type="string" calcext:value-type="string">
            <text:p>(u'adjuvant', 0.32028777802017305), (u'hormone', 0.2960121185724033), (u'neoadjuvant', 0.29312279158423954), (u'relapse', 0.2846481849864681), (u'systemic', 0.2693950306065489), (u'efficacy', 0.26422514228549765), (u'endocrine', 0.2629728625270046), (u'recurrence', 0.25847814945865744), (u'crf', 0.2565931304710634), (u'correlate', 0.25075629567772456)]</text:p>
          </table:table-cell>
        </table:table-row>
        <table:table-row table:style-name="ro2">
          <table:table-cell office:value-type="string" calcext:value-type="string">
            <text:p>cancerologie</text:p>
          </table:table-cell>
          <table:table-cell office:value-type="string" calcext:value-type="string">
            <text:p>(u'oncoplastic', 0.4133910639282788), (u'conservative', 0.37338050453453453), (u'radioguided', 0.33465680837555206), (u'gland', 0.32856035694224844), (u'definitive', 0.3093843193694097), (u'internal', 0.2742474110733391), (u'salvage', 0.2513349480183779), (u'mxt', 0.25079433917219796), (u'specialized', 0.2468488493942757), (u'oncological', 0.23836419855746532)]</text:p>
          </table:table-cell>
        </table:table-row>
        <table:table-row table:style-name="ro2">
          <table:table-cell office:value-type="string" calcext:value-type="string">
            <text:p>symptome</text:p>
          </table:table-cell>
          <table:table-cell office:value-type="string" calcext:value-type="string">
            <text:p>(u'outcome', 0.38373926977522593), (u'disease', 0.37636003679400004), (u'study', 0.373264785488311), (u'result', 0.3669105043911388), (u'however', 0.35355077443189353), (u'also', 0.3438643427430836), (u'much', 0.34339677028308985), (u'one', 0.3422262373930267), (u'group', 0.33677606015627565), (u'consider', 0.3354077082479748)]</text:p>
          </table:table-cell>
        </table:table-row>
        <table:table-row table:style-name="ro2">
          <table:table-cell office:value-type="string" calcext:value-type="string">
            <text:p>resistance</text:p>
          </table:table-cell>
          <table:table-cell office:value-type="string" calcext:value-type="string">
            <text:p>(u'adjuvant', 0.4749521285407372), (u'combination', 0.44206518030070646), (u'endocrine', 0.43060746388731846), (u'neoadjuvant', 0.4303572018207807), (u'hormone', 0.39853786738513264), (u'targeted', 0.3939912707916307), (u'efficacy', 0.3752411180607974), (u'drug', 0.36118064371720493), (u'result', 0.36093418177559944), (u'regimen', 0.3608380562716205)]</text:p>
          </table:table-cell>
        </table:table-row>
        <table:table-row table:style-name="ro2">
          <table:table-cell office:value-type="string" calcext:value-type="string">
            <text:p>apoptose</text:p>
          </table:table-cell>
          <table:table-cell office:value-type="string" calcext:value-type="string">
            <text:p>(u'apoptosis', 0.37619645895014653), (u'locale', 0.36732646325222595), (u'soh', 0.360989136284017), (u'proliferation', 0.3526353519724944), (u'transformation', 0.35217783123936086), (u'manner', 0.34911517870079894), (u'stimulator', 0.33741632020129697), (u'inhibit', 0.33730937653012155), (u'also', 0.3335644500343548), (u'lead', 0.3312516645837173)]</text:p>
          </table:table-cell>
        </table:table-row>
        <table:table-row table:style-name="ro2">
          <table:table-cell office:value-type="string" calcext:value-type="string">
            <text:p>clinicien</text:p>
          </table:table-cell>
          <table:table-cell office:value-type="string" calcext:value-type="string">
            <text:p>(u'need', 0.30286856589815964), (u'seek', 0.28407912946367125), (u'source', 0.27075449804022267), (u'want', 0.2626292447395362), (u'desire', 0.26099857325120385), (u'physician', 0.24267565285158094), (u'leaflet', 0.23710987263733282), (u'information', 0.23596997526450264), (u'prior', 0.23082919864968637), (u'satisfaction', 0.22919747113686512)]</text:p>
          </table:table-cell>
        </table:table-row>
        <table:table-row table:style-name="ro2">
          <table:table-cell office:value-type="string" calcext:value-type="string">
            <text:p>alteration</text:p>
          </table:table-cell>
          <table:table-cell office:value-type="string" calcext:value-type="string">
            <text:p>(u'also', 0.5169604611948103), (u'increase', 0.46248110269090514), (u'mutation', 0.46133701374587177), (u'decrease', 0.45678626915698106), (u'suggest', 0.45661568124978275), (u'expression', 0.45285165730625654), (u'however', 0.45166574733606485), (u'result', 0.4471298876062356), (u'observe', 0.44298593004638787), (u'show', 0.4420822997822305)]</text:p>
          </table:table-cell>
        </table:table-row>
        <table:table-row table:style-name="ro2">
          <table:table-cell office:value-type="string" calcext:value-type="string">
            <text:p>aisselle</text:p>
          </table:table-cell>
          <table:table-cell office:value-type="string" calcext:value-type="string">
            <text:p>(u'however', 0.47466202708221383), (u'patient', 0.4734483654380523), (u'include', 0.4568122241026484), (u'outcome', 0.4517081116216564), (u'study', 0.45128993029570535), (u'still', 0.4499993061190932), (u'many', 0.4421254827048928), (u'disease', 0.4410610131257197), (u'report', 0.4362210242719796), (u'treatment', 0.4351895049888782)]</text:p>
          </table:table-cell>
        </table:table-row>
        <table:table-row table:style-name="ro2">
          <table:table-cell office:value-type="string" calcext:value-type="string">
            <text:p>proliferation</text:p>
          </table:table-cell>
          <table:table-cell office:value-type="string" calcext:value-type="string">
            <text:p>(u'proliferation', 0.41383391300843564), (u'soh', 0.4078294754285334), (u'origin', 0.4048066049646496), (u'locale', 0.401875519323514), (u'apoptosis', 0.38016746261331574), (u'leukemic', 0.36056362567721395), (u'growth', 0.3582724796769542), (u'induce', 0.35772005766926496), (u'expression', 0.3568202688816579), (u'manner', 0.3524037225545388)]</text:p>
          </table:table-cell>
        </table:table-row>
        <table:table-row table:style-name="ro2">
          <table:table-cell office:value-type="string" calcext:value-type="string">
            <text:p>adriamycine</text:p>
          </table:table-cell>
          <table:table-cell office:value-type="string" calcext:value-type="string">
            <text:p>(u'adriamycin', 0.6317301911392952), (u'fluorouracil', 0.5594443411845116), (u'epirubicin', 0.4653679507856894), (u'taxanes', 0.4198882283776569), (u'methotrexate', 0.41710489970256426), (u'cytoxan', 0.4131905833418991), (u'cyclophosphamide', 0.39641239116281013), (u'docetaxel', 0.3840000674244251), (u'cef', 0.3771955771610808), (u'cmf', 0.3442640521992154)]</text:p>
          </table:table-cell>
        </table:table-row>
        <table:table-row table:style-name="ro2">
          <table:table-cell office:value-type="string" calcext:value-type="string">
            <text:p>oncologue</text:p>
          </table:table-cell>
          <table:table-cell office:value-type="string" calcext:value-type="string">
            <text:p>(u'general', 0.40929242668326526), (u'plausibility', 0.35754838264565875), (u'office', 0.35102337789271354), (u'plastic', 0.3269993414708327), (u'oncologist', 0.3096225408758848), (u'consultation', 0.29842630894830696), (u'radiologist', 0.28619082412862473), (u'pathologist', 0.25128118619591305), (u'state', 0.23506198562108715), (u'united', 0.23204296388927725)]</text:p>
          </table:table-cell>
        </table:table-row>
        <table:table-row table:style-name="ro2">
          <table:table-cell office:value-type="string" calcext:value-type="string">
            <text:p>scintigraphie</text:p>
          </table:table-cell>
          <table:table-cell office:value-type="string" calcext:value-type="string">
            <text:p>(u'marrow', 0.6389547880397597), (u'resorption', 0.5699080783481401), (u'scintigraphy', 0.5510035677318403), (u'abdominal', 0.5338498220828579), (u'turnover', 0.5132500060126395), (u'carcinosis', 0.48532452074686516), (u'microenvironment', 0.4372157757638835), (u'radiograph', 0.42520877563045967), (u'recipients', 0.40682113395127795), (u'osteomyelitis', 0.40092320710873514)]</text:p>
          </table:table-cell>
        </table:table-row>
        <table:table-row table:style-name="ro2">
          <table:table-cell office:value-type="string" calcext:value-type="string">
            <text:p>locus</text:p>
          </table:table-cell>
          <table:table-cell office:value-type="string" calcext:value-type="string">
            <text:p>(u'shih', 0.2591539401834444), (u'centromere', 0.22304419876322518), (u'homologue', 0.2220379261096656), (u'megabase', 0.2183566703841628), (u'heterozygosity', 0.20487917889667967), (u'translocation', 0.20195743820404455), (u'submicroscopic', 0.20175106880810995), (u'unstimulated', 0.16279531219663368), (u'chromosome', 0.15174183275536243), (u'jakubowska', 0.14658918795650025)]</text:p>
          </table:table-cell>
        </table:table-row>
        <table:table-row table:style-name="ro2">
          <table:table-cell office:value-type="string" calcext:value-type="string">
            <text:p>cardiotoxicite</text:p>
          </table:table-cell>
          <table:table-cell office:value-type="string" calcext:value-type="string">
            <text:p>(u'benefit', 0.3721901270724167), (u'factor', 0.3256680720494866), (u'month', 0.32414561226850636), (u'regimen', 0.32383519339967176), (u'option', 0.3232035155476013), (u'combination', 0.3175780896788817), (u'adjuvant', 0.3166906604399191), (u'disease', 0.3157149952348652), (u'outcome', 0.31037246596955487), (u'include', 0.30600206963279203)]</text:p>
          </table:table-cell>
        </table:table-row>
        <table:table-row table:style-name="ro2">
          <table:table-cell office:value-type="string" calcext:value-type="string">
            <text:p>tamoxifene</text:p>
          </table:table-cell>
          <table:table-cell office:value-type="string" calcext:value-type="string">
            <text:p>(u'chemotherapy', 0.5312373331784875), (u'therapy', 0.5302630470107778), (u'treatment', 0.5255244715255302), (u'patient', 0.4710605313714471), (u'combination', 0.470956311257849), (u'however', 0.4697389072169862), (u'radiotherapy', 0.46855118636969295), (u'study', 0.46473387034608904), (u'group', 0.4566834170837979), (u'much', 0.45447558528110954)]</text:p>
          </table:table-cell>
        </table:table-row>
        <table:table-row table:style-name="ro2">
          <table:table-cell office:value-type="string" calcext:value-type="string">
            <text:p>radiologue</text:p>
          </table:table-cell>
          <table:table-cell office:value-type="string" calcext:value-type="string">
            <text:p>(u'cancer', 0.387739878002896), (u'risk', 0.3763618340685563), (u'development', 0.37424981712260535), (u'contralateral', 0.3634272914561323), (u'patient', 0.35995258439543854), (u'early', 0.3455414980022704), (u'may', 0.34486039527555834), (u'sporadic', 0.34408332556139276), (u'associate', 0.3430140061330558), (u'conservation', 0.33931921877713295)]</text:p>
          </table:table-cell>
        </table:table-row>
        <table:table-row table:style-name="ro2">
          <table:table-cell office:value-type="string" calcext:value-type="string">
            <text:p>exemestane</text:p>
          </table:table-cell>
          <table:table-cell office:value-type="string" calcext:value-type="string">
            <text:p>(u'exemestane', 0.45911009901764543), (u'alone', 0.402060371776122), (u'efficacy', 0.36369617946918725), (u'cohort', 0.3597712377367138), (u'retrospective', 0.35769200252587996), (u'publish', 0.3561298433228789), (u'aim', 0.35313119992243863), (u'anastrozole', 0.35128186448280985), (u'trial', 0.3507634615418245), (u'design', 0.34837835927680627)]</text:p>
          </table:table-cell>
        </table:table-row>
        <table:table-row table:style-name="ro2">
          <table:table-cell office:value-type="string" calcext:value-type="string">
            <text:p>fibrose</text:p>
          </table:table-cell>
          <table:table-cell office:value-type="string" calcext:value-type="string">
            <text:p>(u'liver', 0.3948642202538657), (u'decrease', 0.3723801181355178), (u'significantly', 0.3610717218673075), (u'overall', 0.3601585388141083), (u'observe', 0.34473205016289366), (u'increase', 0.34386385783030615), (u'associate', 0.33423808392916005), (u'however', 0.3295828496453984), (u'also', 0.32842963704072897), (u'colonization', 0.3283222194192353)]</text:p>
          </table:table-cell>
        </table:table-row>
        <table:table-row table:style-name="ro2">
          <table:table-cell office:value-type="string" calcext:value-type="string">
            <text:p>therapie</text:p>
          </table:table-cell>
          <table:table-cell office:value-type="string" calcext:value-type="string">
            <text:p>(u'transmission', 0.33776279812895255), (u'potential', 0.3277168589822373), (u'also', 0.3227743940041479), (u'although', 0.3205142421046893), (u'breast', 0.3197142823663161), (u'include', 0.3188299264903809), (u'however', 0.3178483614928709), (u'chemoprevention', 0.31498182812008185), (u'may', 0.31060075419610716), (u'study', 0.30999110685245246)]</text:p>
          </table:table-cell>
        </table:table-row>
        <table:table-row table:style-name="ro2">
          <table:table-cell office:value-type="string" calcext:value-type="string">
            <text:p>infertilite</text:p>
          </table:table-cell>
          <table:table-cell office:value-type="string" calcext:value-type="string">
            <text:p>(u'option', 0.5600915982557434), (u'choice', 0.4804805878140054), (u'systemic', 0.47774236239879564), (u'planning', 0.4611562620350723), (u'setup', 0.44748099253350065), (u'advice', 0.4464853428933207), (u'compliant', 0.4260726830391054), (u'allocate', 0.42370190399772345), (u'anastrozole', 0.4221739287504317), (u'crf', 0.4179209681185199)]</text:p>
          </table:table-cell>
        </table:table-row>
        <table:table-row table:style-name="ro2">
          <table:table-cell office:value-type="string" calcext:value-type="string">
            <text:p>ablation</text:p>
          </table:table-cell>
          <table:table-cell office:value-type="string" calcext:value-type="string">
            <text:p>(u'unsorted', 0.24782046602419602), (u'arise', 0.246231169667196), (u'excise', 0.24272804636960046), (u'dissemination', 0.24255970446315492), (u'addition', 0.24100572560816097), (u'differentiation', 0.23869427739563462), (u'tumor', 0.23651705268505993), (u'far', 0.23553080942367027), (u'also', 0.23535389304744658), (u'progression', 0.23476575247915704)]</text:p>
          </table:table-cell>
        </table:table-row>
        <table:table-row table:style-name="ro2">
          <table:table-cell office:value-type="string" calcext:value-type="string">
            <text:p>randomisation</text:p>
          </table:table-cell>
          <table:table-cell office:value-type="string" calcext:value-type="string">
            <text:p>(u'table', 0.344597782459134), (u'article', 0.3143338337501111), (u'discussion', 0.3072549922077228), (u'trial', 0.3069345199046547), (u'two', 0.2862309956602162), (u'adjuvant', 0.28474528053401926), (u'disease', 0.27799163736940985), (u'efficacy', 0.2747474971048502), (u'result', 0.2728778443047153), (u'clinical', 0.269166012036855)]</text:p>
          </table:table-cell>
        </table:table-row>
        <table:table-row table:style-name="ro2">
          <table:table-cell office:value-type="string" calcext:value-type="string">
            <text:p>estradiol</text:p>
          </table:table-cell>
          <table:table-cell office:value-type="string" calcext:value-type="string">
            <text:p>(u'estrogen', 0.4563906218698043), (u'receptor', 0.3959004418734637), (u'observe', 0.33373064942698144), (u'pgr', 0.330513035130949), (u'oestrogen', 0.3135274497951813), (u'also', 0.3113331669698229), (u'however', 0.30887345254094273), (u'may', 0.30869371659639244), (u'high', 0.30796146749233255), (u'decrease', 0.3077290188013656)]</text:p>
          </table:table-cell>
        </table:table-row>
        <table:table-row table:style-name="ro2">
          <table:table-cell office:value-type="string" calcext:value-type="string">
            <text:p>follicule</text:p>
          </table:table-cell>
          <table:table-cell office:value-type="string" calcext:value-type="string">
            <text:p>(u'neoadjuvant', 0.4860937533666857), (u'completion', 0.3766046394370239), (u'ctx', 0.334041866144582), (u'adjuvant', 0.3123744853111758), (u'taxane', 0.3034048170404347), (u'nil', 0.3031380540401244), (u'totalb', 0.2634957774675773), (u'efficacy', 0.2621236030053213), (u'limited', 0.25939986224708145), (u'conjunction', 0.255294460825161)]</text:p>
          </table:table-cell>
        </table:table-row>
        <table:table-row table:style-name="ro2">
          <table:table-cell office:value-type="string" calcext:value-type="string">
            <text:p>osteoporose</text:p>
          </table:table-cell>
          <table:table-cell office:value-type="string" calcext:value-type="string">
            <text:p>(u'fracture', 0.52400850140534), (u'increase', 0.44916974922266983), (u'factor', 0.44866053781001136), (u'option', 0.41817212258080866), (u'lifetime', 0.4148648249189235), (u'assessment', 0.4031338079666256), (u'potential', 0.4026184400856996), (u'combination', 0.3988739045532796), (u'may', 0.3987386048016452), (u'decrease', 0.39593998881589654)]</text:p>
          </table:table-cell>
        </table:table-row>
        <table:table-row table:style-name="ro2">
          <table:table-cell office:value-type="string" calcext:value-type="string">
            <text:p>guerison</text:p>
          </table:table-cell>
          <table:table-cell office:value-type="string" calcext:value-type="string">
            <text:p>(u'preinvasive', 0.29593639388088455), (u'month', 0.29398284123945295), (u'also', 0.2696027185355416), (u'due', 0.26236614677449005), (u'hystologic', 0.2593599320851981), (u'furthermore', 0.25933512726447805), (u'progression', 0.2570975840170246), (u'observe', 0.25667801095833553), (u'lead', 0.25549360581263164), (u'type', 0.2537743126113616)]</text:p>
          </table:table-cell>
        </table:table-row>
        <table:table-row table:style-name="ro2">
          <table:table-cell office:value-type="string" calcext:value-type="string">
            <text:p>anxiete</text:p>
          </table:table-cell>
          <table:table-cell office:value-type="string" calcext:value-type="string">
            <text:p>(u'result', 0.37497970052485585), (u'however', 0.37460407630115095), (u'individual', 0.37229988513509804), (u'much', 0.3712741248312153), (u'concern', 0.3682178821485297), (u'anxiety', 0.36723447069795256), (u'outcome', 0.3664018286489617), (u'also', 0.36576748539512405), (u'find', 0.3654495247187152), (u'although', 0.3588508632256034)]</text:p>
          </table:table-cell>
        </table:table-row>
        <table:table-row table:style-name="ro2">
          <table:table-cell office:value-type="string" calcext:value-type="string">
            <text:p>carcinogenese</text:p>
          </table:table-cell>
          <table:table-cell office:value-type="string" calcext:value-type="string">
            <text:p>(u'gland', 0.5212095656096547), (u'internal', 0.4603234714056202), (u'microscopical', 0.3821549975633638), (u'duct', 0.34452468438952677), (u'mxt', 0.33336045525460645), (u'chain', 0.28635520168995865), (u'penetrance', 0.2771905265649996), (u'graft', 0.272360584671531), (u'committed', 0.2565768909167938), (u'transplant', 0.25105469804051794)]</text:p>
          </table:table-cell>
        </table:table-row>
        <table:table-row table:style-name="ro2">
          <table:table-cell office:value-type="string" calcext:value-type="string">
            <text:p>letrozole</text:p>
          </table:table-cell>
          <table:table-cell office:value-type="string" calcext:value-type="string">
            <text:p>(u'alone', 0.5120190597216028), (u'monotherapy', 0.5071192089852924), (u'totalb', 0.4791999969772714), (u'anastrozole', 0.4378748620974093), (u'exemestane', 0.4160925192544817), (u'letrozole', 0.3927608322026161), (u'efficacy', 0.3717945720908165), (u'tamoxifen', 0.3635641472559615), (u'superiority', 0.3377730481480751), (u'pk', 0.33747965558434256)]</text:p>
          </table:table-cell>
        </table:table-row>
        <table:table-row table:style-name="ro2">
          <table:table-cell office:value-type="string" calcext:value-type="string">
            <text:p>carcinogene</text:p>
          </table:table-cell>
          <table:table-cell office:value-type="string" calcext:value-type="string">
            <text:p>(u'growth', 0.32108534840344827), (u'gland', 0.31600452391993133), (u'differentiation', 0.2643481460204996), (u'lactate', 0.26324744970394176), (u'ra', 0.2631392906123869), (u'cultured', 0.2589142487900096), (u'culture', 0.25856213572937803), (u'internal', 0.2584120527806381), (u'concentration', 0.2582002214947759), (u'proliferation', 0.25800574078996963)]</text:p>
          </table:table-cell>
        </table:table-row>
        <table:table-row table:style-name="ro2">
          <table:table-cell office:value-type="string" calcext:value-type="string">
            <text:p>raloxifene</text:p>
          </table:table-cell>
          <table:table-cell office:value-type="string" calcext:value-type="string">
            <text:p>(u'fracture', 0.4947964612686248), (u'side', 0.45045134469264014), (u'increase', 0.44985925580709124), (u'among', 0.44320486839651774), (u'protective', 0.43928466175206965), (u'however', 0.43160116235739393), (u'factor', 0.4279071222865492), (u'postmenopausal', 0.42689887242343005), (u'woman', 0.42558482389706703), (u'premenopausal', 0.4237016037466752)]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s text:c="7"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1">00/00/0000</text:date>, <text:time style:data-style-name="N2" text:time-value="20:31:39.8468454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raline Marie</meta:initial-creator>
    <meta:creation-date>2014-11-30T13:55:49.096874856</meta:creation-date>
    <dc:date>2014-12-01T22:11:10.808200653</dc:date>
    <dc:creator>Coraline Marie</dc:creator>
    <meta:editing-duration>PT3H6M52S</meta:editing-duration>
    <meta:editing-cycles>9</meta:editing-cycles>
    <meta:generator>LibreOffice/4.2.7.2$Linux_X86_64 LibreOffice_project/420m0$Build-2</meta:generator>
    <meta:document-statistic meta:table-count="2" meta:cell-count="1921" meta:object-count="0"/>
  </office:meta>
</office:document-meta>
</file>